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ambria" svg:font-family="Cambria" style:font-family-generic="roman"/>
    <style:font-face style:name="Times New Roman" svg:font-family="'Times New Roman'" style:font-family-generic="roman"/>
    <style:font-face style:name="Arial" svg:font-family="Arial" style:font-family-generic="swiss"/>
    <style:font-face style:name="Noto Sans Devanagari UI" svg:font-family="'Noto Sans Devanagari UI'"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74cf1"/>
    </style:style>
    <style:style style:name="P3" style:family="paragraph" style:parent-style-name="Text_20_body">
      <style:paragraph-properties fo:text-align="justify" style:justify-single-word="false"/>
      <style:text-properties officeooo:paragraph-rsid="001c2441"/>
    </style:style>
    <style:style style:name="P4" style:family="paragraph" style:parent-style-name="Text_20_body">
      <style:paragraph-properties fo:text-align="justify" style:justify-single-word="false"/>
      <style:text-properties officeooo:paragraph-rsid="00211278"/>
    </style:style>
    <style:style style:name="P5" style:family="paragraph" style:parent-style-name="Text_20_body">
      <style:paragraph-properties fo:text-align="justify" style:justify-single-word="false"/>
      <style:text-properties officeooo:paragraph-rsid="00313938"/>
    </style:style>
    <style:style style:name="P6" style:family="paragraph" style:parent-style-name="Text_20_body">
      <style:paragraph-properties fo:text-align="justify" style:justify-single-word="false"/>
      <style:text-properties officeooo:paragraph-rsid="004b758e"/>
    </style:style>
    <style:style style:name="P7" style:family="paragraph" style:parent-style-name="Text_20_body">
      <style:paragraph-properties fo:text-align="justify" style:justify-single-word="false"/>
      <style:text-properties officeooo:paragraph-rsid="0049147c"/>
    </style:style>
    <style:style style:name="P8" style:family="paragraph" style:parent-style-name="Text_20_body">
      <style:paragraph-properties fo:text-align="justify" style:justify-single-word="false"/>
      <style:text-properties officeooo:paragraph-rsid="0055b9d4"/>
    </style:style>
    <style:style style:name="P9" style:family="paragraph" style:parent-style-name="Text_20_body">
      <style:paragraph-properties fo:text-align="justify" style:justify-single-word="false"/>
      <style:text-properties officeooo:paragraph-rsid="0057d7f2"/>
    </style:style>
    <style:style style:name="P10" style:family="paragraph" style:parent-style-name="Text_20_body">
      <style:paragraph-properties fo:text-align="justify" style:justify-single-word="false"/>
      <style:text-properties officeooo:paragraph-rsid="00594b27"/>
    </style:style>
    <style:style style:name="P11" style:family="paragraph" style:parent-style-name="Text_20_body">
      <style:paragraph-properties fo:text-align="justify" style:justify-single-word="false"/>
      <style:text-properties officeooo:paragraph-rsid="005d06b8"/>
    </style:style>
    <style:style style:name="P12" style:family="paragraph" style:parent-style-name="Text_20_body">
      <style:paragraph-properties fo:text-align="justify" style:justify-single-word="false"/>
      <style:text-properties officeooo:paragraph-rsid="005ef3bd"/>
    </style:style>
    <style:style style:name="P13" style:family="paragraph" style:parent-style-name="Text_20_body">
      <style:text-properties officeooo:paragraph-rsid="00174cf1"/>
    </style:style>
    <style:style style:name="P14" style:family="paragraph" style:parent-style-name="Text_20_body">
      <style:text-properties officeooo:paragraph-rsid="0047bb08"/>
    </style:style>
    <style:style style:name="P15" style:family="paragraph" style:parent-style-name="Text_20_body">
      <style:text-properties officeooo:paragraph-rsid="00587437"/>
    </style:style>
    <style:style style:name="P16" style:family="paragraph" style:parent-style-name="Text_20_body">
      <style:paragraph-properties fo:text-align="justify" style:justify-single-word="false"/>
      <style:text-properties fo:font-size="10pt" style:font-size-asian="10pt" style:font-size-complex="10pt"/>
    </style:style>
    <style:style style:name="P17" style:family="paragraph" style:parent-style-name="Text_20_body">
      <style:paragraph-properties fo:text-align="justify" style:justify-single-word="false"/>
      <style:text-properties fo:font-size="10pt" officeooo:paragraph-rsid="0060d255" style:font-size-asian="10pt" style:font-size-complex="10pt"/>
    </style:style>
    <style:style style:name="P18" style:family="paragraph" style:parent-style-name="Text_20_body">
      <style:paragraph-properties fo:text-align="end" style:justify-single-word="false"/>
      <style:text-properties fo:font-size="10pt" style:font-size-asian="10pt" style:font-size-complex="10pt"/>
    </style:style>
    <style:style style:name="P19" style:family="paragraph" style:parent-style-name="Standard">
      <style:paragraph-properties fo:margin-top="0mm" fo:margin-bottom="4.99mm" style:contextual-spacing="false" fo:text-align="end" style:justify-single-word="false"/>
      <style:text-properties fo:font-size="10pt" officeooo:paragraph-rsid="003f6362" style:font-size-asian="10pt" style:font-size-complex="10pt"/>
    </style:style>
    <style:style style:name="P20" style:family="paragraph" style:parent-style-name="Standard">
      <style:paragraph-properties fo:margin-top="0mm" fo:margin-bottom="4.99mm" style:contextual-spacing="false" fo:text-align="center" style:justify-single-word="false"/>
      <style:text-properties officeooo:paragraph-rsid="003f6362"/>
    </style:style>
    <style:style style:name="P21" style:family="paragraph" style:parent-style-name="Text_20_body">
      <style:paragraph-properties fo:margin-top="0mm" fo:margin-bottom="0mm" style:contextual-spacing="false"/>
      <style:text-properties officeooo:paragraph-rsid="00174cf1"/>
    </style:style>
    <style:style style:name="P22" style:family="paragraph" style:parent-style-name="Text_20_body">
      <style:paragraph-properties fo:margin-top="0mm" fo:margin-bottom="0mm" style:contextual-spacing="false"/>
      <style:text-properties officeooo:paragraph-rsid="0017ec93"/>
    </style:style>
    <style:style style:name="P23" style:family="paragraph" style:parent-style-name="Text_20_body">
      <style:paragraph-properties fo:margin-top="0mm" fo:margin-bottom="0mm" style:contextual-spacing="false"/>
      <style:text-properties officeooo:paragraph-rsid="00198ea0"/>
    </style:style>
    <style:style style:name="P24" style:family="paragraph" style:parent-style-name="Text_20_body">
      <style:paragraph-properties fo:margin-top="0mm" fo:margin-bottom="0mm" style:contextual-spacing="false"/>
      <style:text-properties officeooo:paragraph-rsid="001aac73"/>
    </style:style>
    <style:style style:name="P25" style:family="paragraph" style:parent-style-name="Text_20_body">
      <style:paragraph-properties fo:margin-top="0mm" fo:margin-bottom="0mm" style:contextual-spacing="false"/>
      <style:text-properties officeooo:paragraph-rsid="00514c5a"/>
    </style:style>
    <style:style style:name="P26" style:family="paragraph" style:parent-style-name="Text_20_body">
      <style:paragraph-properties fo:margin-top="0mm" fo:margin-bottom="0mm" style:contextual-spacing="false"/>
      <style:text-properties officeooo:paragraph-rsid="00571c4e"/>
    </style:style>
    <style:style style:name="P27" style:family="paragraph" style:parent-style-name="Text_20_body">
      <style:paragraph-properties fo:margin-top="0mm" fo:margin-bottom="0mm" style:contextual-spacing="false" fo:text-align="justify" style:justify-single-word="false"/>
      <style:text-properties officeooo:paragraph-rsid="00174cf1"/>
    </style:style>
    <style:style style:name="P28" style:family="paragraph" style:parent-style-name="Text_20_body">
      <style:paragraph-properties fo:text-align="justify" style:justify-single-word="false" style:writing-mode="lr-tb"/>
    </style:style>
    <style:style style:name="P29" style:family="paragraph" style:parent-style-name="Text_20_body">
      <style:paragraph-properties fo:margin-top="1.01mm" fo:margin-bottom="1.01mm" style:contextual-spacing="false"/>
      <style:text-properties officeooo:paragraph-rsid="001c2441"/>
    </style:style>
    <style:style style:name="P30" style:family="paragraph" style:parent-style-name="Contents_20_1">
      <style:paragraph-properties>
        <style:tab-stops>
          <style:tab-stop style:position="175.01mm" style:type="right" style:leader-style="dotted" style:leader-text="."/>
        </style:tab-stops>
      </style:paragraph-properties>
    </style:style>
    <style:style style:name="P31" style:family="paragraph" style:parent-style-name="Contents_20_2">
      <style:paragraph-properties>
        <style:tab-stops>
          <style:tab-stop style:position="170.02mm" style:type="right" style:leader-style="dotted" style:leader-text="."/>
        </style:tab-stops>
      </style:paragraph-properties>
    </style:style>
    <style:style style:name="P32" style:family="paragraph" style:parent-style-name="Contents_20_3">
      <style:paragraph-properties>
        <style:tab-stops>
          <style:tab-stop style:position="165.03mm" style:type="right" style:leader-style="dotted" style:leader-text="."/>
        </style:tab-stops>
      </style:paragraph-properties>
    </style:style>
    <style:style style:name="P33" style:family="paragraph" style:parent-style-name="Footer">
      <style:paragraph-properties fo:text-align="end" style:justify-single-word="false"/>
    </style:style>
    <style:style style:name="P34" style:family="paragraph" style:parent-style-name="Text_20_body" style:list-style-name="L3"/>
    <style:style style:name="P35" style:family="paragraph" style:parent-style-name="Text_20_body" style:list-style-name="L12"/>
    <style:style style:name="P36" style:family="paragraph" style:parent-style-name="Text_20_body" style:list-style-name="L19"/>
    <style:style style:name="P37" style:family="paragraph" style:parent-style-name="Text_20_body" style:list-style-name="L22"/>
    <style:style style:name="P38" style:family="paragraph" style:parent-style-name="Text_20_body" style:list-style-name="L26"/>
    <style:style style:name="P39" style:family="paragraph" style:parent-style-name="Text_20_body" style:list-style-name="L30"/>
    <style:style style:name="P40" style:family="paragraph" style:parent-style-name="Text_20_body" style:list-style-name="L36"/>
    <style:style style:name="P41" style:family="paragraph" style:parent-style-name="Text_20_body" style:list-style-name="L39"/>
    <style:style style:name="P42" style:family="paragraph" style:parent-style-name="Text_20_body" style:list-style-name="L42"/>
    <style:style style:name="P43" style:family="paragraph" style:parent-style-name="Text_20_body" style:list-style-name="L47"/>
    <style:style style:name="P44" style:family="paragraph" style:parent-style-name="Text_20_body" style:list-style-name="L53"/>
    <style:style style:name="P45" style:family="paragraph" style:parent-style-name="Text_20_body" style:list-style-name="L57">
      <style:text-properties officeooo:paragraph-rsid="00174cf1"/>
    </style:style>
    <style:style style:name="P46" style:family="paragraph" style:parent-style-name="Text_20_body" style:list-style-name="L64"/>
    <style:style style:name="P47" style:family="paragraph" style:parent-style-name="Text_20_body" style:list-style-name="L67"/>
    <style:style style:name="P48" style:family="paragraph" style:parent-style-name="Text_20_body" style:list-style-name="L74">
      <style:text-properties officeooo:paragraph-rsid="00174cf1"/>
    </style:style>
    <style:style style:name="P49" style:family="paragraph" style:parent-style-name="Text_20_body" style:list-style-name="L78"/>
    <style:style style:name="P50" style:family="paragraph" style:parent-style-name="Text_20_body" style:list-style-name="L82">
      <style:text-properties officeooo:paragraph-rsid="00174cf1"/>
    </style:style>
    <style:style style:name="P51" style:family="paragraph" style:parent-style-name="Text_20_body" style:list-style-name="L89">
      <style:text-properties officeooo:paragraph-rsid="00174cf1"/>
    </style:style>
    <style:style style:name="P52" style:family="paragraph" style:parent-style-name="Text_20_body" style:list-style-name="L107"/>
    <style:style style:name="P53" style:family="paragraph" style:parent-style-name="Text_20_body" style:list-style-name="L113"/>
    <style:style style:name="P54" style:family="paragraph" style:parent-style-name="Text_20_body" style:list-style-name="L125"/>
    <style:style style:name="P55" style:family="paragraph" style:parent-style-name="Text_20_body" style:list-style-name="L130"/>
    <style:style style:name="P56" style:family="paragraph" style:parent-style-name="Text_20_body" style:list-style-name="L138"/>
    <style:style style:name="P57" style:family="paragraph" style:parent-style-name="Text_20_body" style:list-style-name="L141"/>
    <style:style style:name="P58" style:family="paragraph" style:parent-style-name="Text_20_body" style:list-style-name="L146"/>
    <style:style style:name="P59" style:family="paragraph" style:parent-style-name="Text_20_body" style:list-style-name="L150"/>
    <style:style style:name="P60" style:family="paragraph" style:parent-style-name="Text_20_body" style:list-style-name="L153"/>
    <style:style style:name="P61" style:family="paragraph" style:parent-style-name="Text_20_body" style:list-style-name="L158"/>
    <style:style style:name="P62" style:family="paragraph" style:parent-style-name="Text_20_body" style:list-style-name="L164"/>
    <style:style style:name="P63" style:family="paragraph" style:parent-style-name="Text_20_body" style:list-style-name="L171"/>
    <style:style style:name="P64" style:family="paragraph" style:parent-style-name="Text_20_body" style:list-style-name="L176"/>
    <style:style style:name="P65" style:family="paragraph" style:parent-style-name="Text_20_body" style:list-style-name="L179">
      <style:text-properties officeooo:paragraph-rsid="0047bb08"/>
    </style:style>
    <style:style style:name="P66" style:family="paragraph" style:parent-style-name="Text_20_body" style:list-style-name="L185"/>
    <style:style style:name="P67" style:family="paragraph" style:parent-style-name="Text_20_body" style:list-style-name="L190">
      <style:text-properties officeooo:paragraph-rsid="0049147c"/>
    </style:style>
    <style:style style:name="P68" style:family="paragraph" style:parent-style-name="Text_20_body" style:list-style-name="L194">
      <style:text-properties officeooo:paragraph-rsid="004b758e"/>
    </style:style>
    <style:style style:name="P69" style:family="paragraph" style:parent-style-name="Text_20_body" style:list-style-name="L197"/>
    <style:style style:name="P70" style:family="paragraph" style:parent-style-name="Text_20_body" style:list-style-name="L200"/>
    <style:style style:name="P71" style:family="paragraph" style:parent-style-name="Text_20_body" style:list-style-name="L210"/>
    <style:style style:name="P72" style:family="paragraph" style:parent-style-name="Text_20_body" style:list-style-name="L212"/>
    <style:style style:name="P73" style:family="paragraph" style:parent-style-name="Text_20_body" style:list-style-name="L218"/>
    <style:style style:name="P74" style:family="paragraph" style:parent-style-name="Text_20_body" style:list-style-name="L224"/>
    <style:style style:name="P75" style:family="paragraph" style:parent-style-name="Text_20_body" style:list-style-name="L227"/>
    <style:style style:name="P76" style:family="paragraph" style:parent-style-name="Text_20_body" style:list-style-name="L234"/>
    <style:style style:name="P77" style:family="paragraph" style:parent-style-name="Text_20_body" style:list-style-name="L245"/>
    <style:style style:name="P78" style:family="paragraph" style:parent-style-name="Text_20_body" style:list-style-name="L257"/>
    <style:style style:name="P79" style:family="paragraph" style:parent-style-name="Text_20_body" style:list-style-name="L261"/>
    <style:style style:name="P80" style:family="paragraph" style:parent-style-name="Text_20_body" style:list-style-name="L265"/>
    <style:style style:name="P81" style:family="paragraph" style:parent-style-name="Text_20_body" style:list-style-name="L267"/>
    <style:style style:name="P82" style:family="paragraph" style:parent-style-name="Text_20_body" style:list-style-name="L269"/>
    <style:style style:name="P83" style:family="paragraph" style:parent-style-name="Text_20_body" style:list-style-name="L276"/>
    <style:style style:name="P84" style:family="paragraph" style:parent-style-name="Text_20_body" style:list-style-name="L287">
      <style:text-properties officeooo:paragraph-rsid="0057d7f2"/>
    </style:style>
    <style:style style:name="P85" style:family="paragraph" style:parent-style-name="Text_20_body" style:list-style-name="L291"/>
    <style:style style:name="P86" style:family="paragraph" style:parent-style-name="Text_20_body" style:list-style-name="L293">
      <style:text-properties officeooo:paragraph-rsid="00587437"/>
    </style:style>
    <style:style style:name="P87" style:family="paragraph" style:parent-style-name="Text_20_body" style:list-style-name="L296">
      <style:text-properties officeooo:paragraph-rsid="00594b27"/>
    </style:style>
    <style:style style:name="P88" style:family="paragraph" style:parent-style-name="Text_20_body" style:list-style-name="L301"/>
    <style:style style:name="P89" style:family="paragraph" style:parent-style-name="Text_20_body" style:list-style-name="L306"/>
    <style:style style:name="P90" style:family="paragraph" style:parent-style-name="Text_20_body" style:list-style-name="L310"/>
    <style:style style:name="P91" style:family="paragraph" style:parent-style-name="Text_20_body" style:list-style-name="L312">
      <style:text-properties officeooo:paragraph-rsid="005d06b8"/>
    </style:style>
    <style:style style:name="P92" style:family="paragraph" style:parent-style-name="Text_20_body" style:list-style-name="L315"/>
    <style:style style:name="P93" style:family="paragraph" style:parent-style-name="Text_20_body" style:list-style-name="L320"/>
    <style:style style:name="P94" style:family="paragraph" style:parent-style-name="Text_20_body" style:list-style-name="L325"/>
    <style:style style:name="P95" style:family="paragraph" style:parent-style-name="Text_20_body" style:list-style-name="L330"/>
    <style:style style:name="P96" style:family="paragraph" style:parent-style-name="Text_20_body">
      <style:paragraph-properties fo:text-align="start" style:justify-single-word="false"/>
      <style:text-properties fo:font-size="10pt" style:font-size-asian="10pt" style:font-size-complex="10pt"/>
    </style:style>
    <style:style style:name="P97" style:family="paragraph" style:parent-style-name="Text_20_body">
      <style:paragraph-properties fo:text-align="justify" style:justify-single-word="false"/>
      <style:text-properties officeooo:paragraph-rsid="006d80f7"/>
    </style:style>
    <style:style style:name="P98" style:family="paragraph" style:parent-style-name="Text_20_body" style:list-style-name="L1">
      <style:paragraph-properties fo:margin-top="0mm" fo:margin-bottom="0mm" style:contextual-spacing="false"/>
    </style:style>
    <style:style style:name="P99" style:family="paragraph" style:parent-style-name="Text_20_body" style:list-style-name="L2">
      <style:paragraph-properties fo:margin-top="0mm" fo:margin-bottom="0mm" style:contextual-spacing="false"/>
    </style:style>
    <style:style style:name="P100" style:family="paragraph" style:parent-style-name="Text_20_body" style:list-style-name="L4">
      <style:paragraph-properties fo:margin-top="0mm" fo:margin-bottom="0mm" style:contextual-spacing="false"/>
    </style:style>
    <style:style style:name="P101" style:family="paragraph" style:parent-style-name="Text_20_body" style:list-style-name="L5">
      <style:paragraph-properties fo:margin-top="0mm" fo:margin-bottom="0mm" style:contextual-spacing="false"/>
    </style:style>
    <style:style style:name="P102" style:family="paragraph" style:parent-style-name="Text_20_body" style:list-style-name="L6">
      <style:paragraph-properties fo:margin-top="0mm" fo:margin-bottom="0mm" style:contextual-spacing="false"/>
    </style:style>
    <style:style style:name="P103" style:family="paragraph" style:parent-style-name="Text_20_body" style:list-style-name="L7">
      <style:paragraph-properties fo:margin-top="0mm" fo:margin-bottom="0mm" style:contextual-spacing="false"/>
    </style:style>
    <style:style style:name="P104" style:family="paragraph" style:parent-style-name="Text_20_body" style:list-style-name="L8">
      <style:paragraph-properties fo:margin-top="0mm" fo:margin-bottom="0mm" style:contextual-spacing="false"/>
    </style:style>
    <style:style style:name="P105" style:family="paragraph" style:parent-style-name="Text_20_body" style:list-style-name="L9">
      <style:paragraph-properties fo:margin-top="0mm" fo:margin-bottom="0mm" style:contextual-spacing="false"/>
    </style:style>
    <style:style style:name="P106" style:family="paragraph" style:parent-style-name="Text_20_body" style:list-style-name="L10">
      <style:paragraph-properties fo:margin-top="0mm" fo:margin-bottom="0mm" style:contextual-spacing="false"/>
    </style:style>
    <style:style style:name="P107" style:family="paragraph" style:parent-style-name="Text_20_body" style:list-style-name="L11">
      <style:paragraph-properties fo:margin-top="0mm" fo:margin-bottom="0mm" style:contextual-spacing="false"/>
    </style:style>
    <style:style style:name="P108" style:family="paragraph" style:parent-style-name="Text_20_body" style:list-style-name="L13">
      <style:paragraph-properties fo:margin-top="0mm" fo:margin-bottom="0mm" style:contextual-spacing="false"/>
    </style:style>
    <style:style style:name="P109" style:family="paragraph" style:parent-style-name="Text_20_body" style:list-style-name="L14">
      <style:paragraph-properties fo:margin-top="0mm" fo:margin-bottom="0mm" style:contextual-spacing="false"/>
    </style:style>
    <style:style style:name="P110" style:family="paragraph" style:parent-style-name="Text_20_body" style:list-style-name="L15">
      <style:paragraph-properties fo:margin-top="0mm" fo:margin-bottom="0mm" style:contextual-spacing="false"/>
    </style:style>
    <style:style style:name="P111" style:family="paragraph" style:parent-style-name="Text_20_body" style:list-style-name="L16">
      <style:paragraph-properties fo:margin-top="0mm" fo:margin-bottom="0mm" style:contextual-spacing="false"/>
    </style:style>
    <style:style style:name="P112" style:family="paragraph" style:parent-style-name="Text_20_body" style:list-style-name="L17">
      <style:paragraph-properties fo:margin-top="0mm" fo:margin-bottom="0mm" style:contextual-spacing="false"/>
    </style:style>
    <style:style style:name="P113" style:family="paragraph" style:parent-style-name="Text_20_body" style:list-style-name="L18">
      <style:paragraph-properties fo:margin-top="0mm" fo:margin-bottom="0mm" style:contextual-spacing="false"/>
    </style:style>
    <style:style style:name="P114" style:family="paragraph" style:parent-style-name="Text_20_body" style:list-style-name="L20">
      <style:paragraph-properties fo:margin-top="0mm" fo:margin-bottom="0mm" style:contextual-spacing="false"/>
    </style:style>
    <style:style style:name="P115" style:family="paragraph" style:parent-style-name="Text_20_body" style:list-style-name="L21">
      <style:paragraph-properties fo:margin-top="0mm" fo:margin-bottom="0mm" style:contextual-spacing="false"/>
    </style:style>
    <style:style style:name="P116" style:family="paragraph" style:parent-style-name="Text_20_body" style:list-style-name="L23">
      <style:paragraph-properties fo:margin-top="0mm" fo:margin-bottom="0mm" style:contextual-spacing="false"/>
    </style:style>
    <style:style style:name="P117" style:family="paragraph" style:parent-style-name="Text_20_body" style:list-style-name="L24">
      <style:paragraph-properties fo:margin-top="0mm" fo:margin-bottom="0mm" style:contextual-spacing="false"/>
    </style:style>
    <style:style style:name="P118" style:family="paragraph" style:parent-style-name="Text_20_body" style:list-style-name="L25">
      <style:paragraph-properties fo:margin-top="0mm" fo:margin-bottom="0mm" style:contextual-spacing="false"/>
    </style:style>
    <style:style style:name="P119" style:family="paragraph" style:parent-style-name="Text_20_body" style:list-style-name="L27">
      <style:paragraph-properties fo:margin-top="0mm" fo:margin-bottom="0mm" style:contextual-spacing="false"/>
    </style:style>
    <style:style style:name="P120" style:family="paragraph" style:parent-style-name="Text_20_body" style:list-style-name="L28">
      <style:paragraph-properties fo:margin-top="0mm" fo:margin-bottom="0mm" style:contextual-spacing="false"/>
    </style:style>
    <style:style style:name="P121" style:family="paragraph" style:parent-style-name="Text_20_body" style:list-style-name="L29">
      <style:paragraph-properties fo:margin-top="0mm" fo:margin-bottom="0mm" style:contextual-spacing="false"/>
    </style:style>
    <style:style style:name="P122" style:family="paragraph" style:parent-style-name="Text_20_body" style:list-style-name="L31">
      <style:paragraph-properties fo:margin-top="0mm" fo:margin-bottom="0mm" style:contextual-spacing="false"/>
    </style:style>
    <style:style style:name="P123" style:family="paragraph" style:parent-style-name="Text_20_body" style:list-style-name="L32">
      <style:paragraph-properties fo:margin-top="0mm" fo:margin-bottom="0mm" style:contextual-spacing="false"/>
    </style:style>
    <style:style style:name="P124" style:family="paragraph" style:parent-style-name="Text_20_body" style:list-style-name="L33">
      <style:paragraph-properties fo:margin-top="0mm" fo:margin-bottom="0mm" style:contextual-spacing="false"/>
    </style:style>
    <style:style style:name="P125" style:family="paragraph" style:parent-style-name="Text_20_body" style:list-style-name="L34">
      <style:paragraph-properties fo:margin-top="0mm" fo:margin-bottom="0mm" style:contextual-spacing="false"/>
    </style:style>
    <style:style style:name="P126" style:family="paragraph" style:parent-style-name="Text_20_body" style:list-style-name="L35">
      <style:paragraph-properties fo:margin-top="0mm" fo:margin-bottom="0mm" style:contextual-spacing="false"/>
    </style:style>
    <style:style style:name="P127" style:family="paragraph" style:parent-style-name="Text_20_body" style:list-style-name="L37">
      <style:paragraph-properties fo:margin-top="0mm" fo:margin-bottom="0mm" style:contextual-spacing="false"/>
    </style:style>
    <style:style style:name="P128" style:family="paragraph" style:parent-style-name="Text_20_body" style:list-style-name="L38">
      <style:paragraph-properties fo:margin-top="0mm" fo:margin-bottom="0mm" style:contextual-spacing="false"/>
    </style:style>
    <style:style style:name="P129" style:family="paragraph" style:parent-style-name="Text_20_body" style:list-style-name="L40">
      <style:paragraph-properties fo:margin-top="0mm" fo:margin-bottom="0mm" style:contextual-spacing="false"/>
    </style:style>
    <style:style style:name="P130" style:family="paragraph" style:parent-style-name="Text_20_body" style:list-style-name="L41">
      <style:paragraph-properties fo:margin-top="0mm" fo:margin-bottom="0mm" style:contextual-spacing="false"/>
    </style:style>
    <style:style style:name="P131" style:family="paragraph" style:parent-style-name="Text_20_body" style:list-style-name="L43">
      <style:paragraph-properties fo:margin-top="0mm" fo:margin-bottom="0mm" style:contextual-spacing="false"/>
    </style:style>
    <style:style style:name="P132" style:family="paragraph" style:parent-style-name="Text_20_body" style:list-style-name="L44">
      <style:paragraph-properties fo:margin-top="0mm" fo:margin-bottom="0mm" style:contextual-spacing="false"/>
    </style:style>
    <style:style style:name="P133" style:family="paragraph" style:parent-style-name="Text_20_body" style:list-style-name="L45">
      <style:paragraph-properties fo:margin-top="0mm" fo:margin-bottom="0mm" style:contextual-spacing="false"/>
    </style:style>
    <style:style style:name="P134" style:family="paragraph" style:parent-style-name="Text_20_body" style:list-style-name="L46">
      <style:paragraph-properties fo:margin-top="0mm" fo:margin-bottom="0mm" style:contextual-spacing="false"/>
    </style:style>
    <style:style style:name="P135" style:family="paragraph" style:parent-style-name="Text_20_body" style:list-style-name="L48">
      <style:paragraph-properties fo:margin-top="0mm" fo:margin-bottom="0mm" style:contextual-spacing="false"/>
    </style:style>
    <style:style style:name="P136" style:family="paragraph" style:parent-style-name="Text_20_body" style:list-style-name="L49">
      <style:paragraph-properties fo:margin-top="0mm" fo:margin-bottom="0mm" style:contextual-spacing="false"/>
    </style:style>
    <style:style style:name="P137" style:family="paragraph" style:parent-style-name="Text_20_body" style:list-style-name="L50">
      <style:paragraph-properties fo:margin-top="0mm" fo:margin-bottom="0mm" style:contextual-spacing="false"/>
    </style:style>
    <style:style style:name="P138" style:family="paragraph" style:parent-style-name="Text_20_body" style:list-style-name="L51">
      <style:paragraph-properties fo:margin-top="0mm" fo:margin-bottom="0mm" style:contextual-spacing="false"/>
    </style:style>
    <style:style style:name="P139" style:family="paragraph" style:parent-style-name="Text_20_body" style:list-style-name="L52">
      <style:paragraph-properties fo:margin-top="0mm" fo:margin-bottom="0mm" style:contextual-spacing="false"/>
    </style:style>
    <style:style style:name="P140" style:family="paragraph" style:parent-style-name="Text_20_body" style:list-style-name="L54">
      <style:paragraph-properties fo:margin-top="0mm" fo:margin-bottom="0mm" style:contextual-spacing="false"/>
    </style:style>
    <style:style style:name="P141" style:family="paragraph" style:parent-style-name="Text_20_body" style:list-style-name="L55">
      <style:paragraph-properties fo:margin-top="0mm" fo:margin-bottom="0mm" style:contextual-spacing="false"/>
    </style:style>
    <style:style style:name="P142" style:family="paragraph" style:parent-style-name="Text_20_body" style:list-style-name="L56">
      <style:paragraph-properties fo:margin-top="0mm" fo:margin-bottom="0mm" style:contextual-spacing="false"/>
    </style:style>
    <style:style style:name="P143" style:family="paragraph" style:parent-style-name="Text_20_body" style:list-style-name="L58">
      <style:paragraph-properties fo:margin-top="0mm" fo:margin-bottom="0mm" style:contextual-spacing="false"/>
    </style:style>
    <style:style style:name="P144" style:family="paragraph" style:parent-style-name="Text_20_body" style:list-style-name="L59">
      <style:paragraph-properties fo:margin-top="0mm" fo:margin-bottom="0mm" style:contextual-spacing="false"/>
    </style:style>
    <style:style style:name="P145" style:family="paragraph" style:parent-style-name="Text_20_body" style:list-style-name="L60">
      <style:paragraph-properties fo:margin-top="0mm" fo:margin-bottom="0mm" style:contextual-spacing="false"/>
    </style:style>
    <style:style style:name="P146" style:family="paragraph" style:parent-style-name="Text_20_body" style:list-style-name="L61">
      <style:paragraph-properties fo:margin-top="0mm" fo:margin-bottom="0mm" style:contextual-spacing="false"/>
    </style:style>
    <style:style style:name="P147" style:family="paragraph" style:parent-style-name="Text_20_body" style:list-style-name="L62">
      <style:paragraph-properties fo:margin-top="0mm" fo:margin-bottom="0mm" style:contextual-spacing="false"/>
    </style:style>
    <style:style style:name="P148" style:family="paragraph" style:parent-style-name="Text_20_body" style:list-style-name="L63">
      <style:paragraph-properties fo:margin-top="0mm" fo:margin-bottom="0mm" style:contextual-spacing="false"/>
    </style:style>
    <style:style style:name="P149" style:family="paragraph" style:parent-style-name="Text_20_body" style:list-style-name="L65">
      <style:paragraph-properties fo:margin-top="0mm" fo:margin-bottom="0mm" style:contextual-spacing="false"/>
    </style:style>
    <style:style style:name="P150" style:family="paragraph" style:parent-style-name="Text_20_body" style:list-style-name="L66">
      <style:paragraph-properties fo:margin-top="0mm" fo:margin-bottom="0mm" style:contextual-spacing="false"/>
    </style:style>
    <style:style style:name="P151" style:family="paragraph" style:parent-style-name="Text_20_body" style:list-style-name="L68">
      <style:paragraph-properties fo:margin-top="0mm" fo:margin-bottom="0mm" style:contextual-spacing="false"/>
    </style:style>
    <style:style style:name="P152" style:family="paragraph" style:parent-style-name="Text_20_body" style:list-style-name="L69">
      <style:paragraph-properties fo:margin-top="0mm" fo:margin-bottom="0mm" style:contextual-spacing="false"/>
    </style:style>
    <style:style style:name="P153" style:family="paragraph" style:parent-style-name="Text_20_body" style:list-style-name="L70">
      <style:paragraph-properties fo:margin-top="0mm" fo:margin-bottom="0mm" style:contextual-spacing="false"/>
    </style:style>
    <style:style style:name="P154" style:family="paragraph" style:parent-style-name="Text_20_body" style:list-style-name="L71">
      <style:paragraph-properties fo:margin-top="0mm" fo:margin-bottom="0mm" style:contextual-spacing="false"/>
    </style:style>
    <style:style style:name="P155" style:family="paragraph" style:parent-style-name="Text_20_body" style:list-style-name="L72">
      <style:paragraph-properties fo:margin-top="0mm" fo:margin-bottom="0mm" style:contextual-spacing="false"/>
    </style:style>
    <style:style style:name="P156" style:family="paragraph" style:parent-style-name="Text_20_body" style:list-style-name="L73">
      <style:paragraph-properties fo:margin-top="0mm" fo:margin-bottom="0mm" style:contextual-spacing="false"/>
    </style:style>
    <style:style style:name="P157" style:family="paragraph" style:parent-style-name="Text_20_body" style:list-style-name="L75">
      <style:paragraph-properties fo:margin-top="0mm" fo:margin-bottom="0mm" style:contextual-spacing="false"/>
    </style:style>
    <style:style style:name="P158" style:family="paragraph" style:parent-style-name="Text_20_body" style:list-style-name="L76">
      <style:paragraph-properties fo:margin-top="0mm" fo:margin-bottom="0mm" style:contextual-spacing="false"/>
    </style:style>
    <style:style style:name="P159" style:family="paragraph" style:parent-style-name="Text_20_body" style:list-style-name="L77">
      <style:paragraph-properties fo:margin-top="0mm" fo:margin-bottom="0mm" style:contextual-spacing="false"/>
    </style:style>
    <style:style style:name="P160" style:family="paragraph" style:parent-style-name="Text_20_body" style:list-style-name="L79">
      <style:paragraph-properties fo:margin-top="0mm" fo:margin-bottom="0mm" style:contextual-spacing="false"/>
    </style:style>
    <style:style style:name="P161" style:family="paragraph" style:parent-style-name="Text_20_body" style:list-style-name="L80">
      <style:paragraph-properties fo:margin-top="0mm" fo:margin-bottom="0mm" style:contextual-spacing="false"/>
    </style:style>
    <style:style style:name="P162" style:family="paragraph" style:parent-style-name="Text_20_body" style:list-style-name="L81">
      <style:paragraph-properties fo:margin-top="0mm" fo:margin-bottom="0mm" style:contextual-spacing="false"/>
    </style:style>
    <style:style style:name="P163" style:family="paragraph" style:parent-style-name="Text_20_body" style:list-style-name="L83">
      <style:paragraph-properties fo:margin-top="0mm" fo:margin-bottom="0mm" style:contextual-spacing="false"/>
    </style:style>
    <style:style style:name="P164" style:family="paragraph" style:parent-style-name="Text_20_body" style:list-style-name="L84">
      <style:paragraph-properties fo:margin-top="0mm" fo:margin-bottom="0mm" style:contextual-spacing="false"/>
    </style:style>
    <style:style style:name="P165" style:family="paragraph" style:parent-style-name="Text_20_body" style:list-style-name="L85">
      <style:paragraph-properties fo:margin-top="0mm" fo:margin-bottom="0mm" style:contextual-spacing="false"/>
      <style:text-properties officeooo:paragraph-rsid="00174cf1"/>
    </style:style>
    <style:style style:name="P166" style:family="paragraph" style:parent-style-name="Text_20_body" style:list-style-name="L86">
      <style:paragraph-properties fo:margin-top="0mm" fo:margin-bottom="0mm" style:contextual-spacing="false"/>
    </style:style>
    <style:style style:name="P167" style:family="paragraph" style:parent-style-name="Text_20_body" style:list-style-name="L87">
      <style:paragraph-properties fo:margin-top="0mm" fo:margin-bottom="0mm" style:contextual-spacing="false"/>
    </style:style>
    <style:style style:name="P168" style:family="paragraph" style:parent-style-name="Text_20_body" style:list-style-name="L88">
      <style:paragraph-properties fo:margin-top="0mm" fo:margin-bottom="0mm" style:contextual-spacing="false"/>
    </style:style>
    <style:style style:name="P169" style:family="paragraph" style:parent-style-name="Text_20_body" style:list-style-name="L90">
      <style:paragraph-properties fo:margin-top="0mm" fo:margin-bottom="0mm" style:contextual-spacing="false"/>
    </style:style>
    <style:style style:name="P170" style:family="paragraph" style:parent-style-name="Text_20_body" style:list-style-name="L91">
      <style:paragraph-properties fo:margin-top="0mm" fo:margin-bottom="0mm" style:contextual-spacing="false"/>
    </style:style>
    <style:style style:name="P171" style:family="paragraph" style:parent-style-name="Text_20_body" style:list-style-name="L92">
      <style:paragraph-properties fo:margin-top="0mm" fo:margin-bottom="0mm" style:contextual-spacing="false"/>
    </style:style>
    <style:style style:name="P172" style:family="paragraph" style:parent-style-name="Text_20_body" style:list-style-name="L93">
      <style:paragraph-properties fo:margin-top="0mm" fo:margin-bottom="0mm" style:contextual-spacing="false"/>
      <style:text-properties officeooo:paragraph-rsid="00174cf1"/>
    </style:style>
    <style:style style:name="P173" style:family="paragraph" style:parent-style-name="Text_20_body" style:list-style-name="L94">
      <style:paragraph-properties fo:margin-top="0mm" fo:margin-bottom="0mm" style:contextual-spacing="false"/>
    </style:style>
    <style:style style:name="P174" style:family="paragraph" style:parent-style-name="Text_20_body" style:list-style-name="L95">
      <style:paragraph-properties fo:margin-top="0mm" fo:margin-bottom="0mm" style:contextual-spacing="false"/>
    </style:style>
    <style:style style:name="P175" style:family="paragraph" style:parent-style-name="Text_20_body" style:list-style-name="L96">
      <style:paragraph-properties fo:margin-top="0mm" fo:margin-bottom="0mm" style:contextual-spacing="false"/>
    </style:style>
    <style:style style:name="P176" style:family="paragraph" style:parent-style-name="Text_20_body" style:list-style-name="L97">
      <style:paragraph-properties fo:margin-top="0mm" fo:margin-bottom="0mm" style:contextual-spacing="false"/>
    </style:style>
    <style:style style:name="P177" style:family="paragraph" style:parent-style-name="Text_20_body" style:list-style-name="L98">
      <style:paragraph-properties fo:margin-top="0mm" fo:margin-bottom="0mm" style:contextual-spacing="false"/>
    </style:style>
    <style:style style:name="P178" style:family="paragraph" style:parent-style-name="Text_20_body" style:list-style-name="L99">
      <style:paragraph-properties fo:margin-top="0mm" fo:margin-bottom="0mm" style:contextual-spacing="false"/>
    </style:style>
    <style:style style:name="P179" style:family="paragraph" style:parent-style-name="Text_20_body" style:list-style-name="L100">
      <style:paragraph-properties fo:margin-top="0mm" fo:margin-bottom="0mm" style:contextual-spacing="false"/>
      <style:text-properties officeooo:paragraph-rsid="0017ec93"/>
    </style:style>
    <style:style style:name="P180" style:family="paragraph" style:parent-style-name="Text_20_body" style:list-style-name="L101">
      <style:paragraph-properties fo:margin-top="0mm" fo:margin-bottom="0mm" style:contextual-spacing="false"/>
    </style:style>
    <style:style style:name="P181" style:family="paragraph" style:parent-style-name="Text_20_body" style:list-style-name="L102">
      <style:paragraph-properties fo:margin-top="0mm" fo:margin-bottom="0mm" style:contextual-spacing="false"/>
    </style:style>
    <style:style style:name="P182" style:family="paragraph" style:parent-style-name="Text_20_body" style:list-style-name="L103">
      <style:paragraph-properties fo:margin-top="0mm" fo:margin-bottom="0mm" style:contextual-spacing="false"/>
    </style:style>
    <style:style style:name="P183" style:family="paragraph" style:parent-style-name="Text_20_body" style:list-style-name="L104">
      <style:paragraph-properties fo:margin-top="0mm" fo:margin-bottom="0mm" style:contextual-spacing="false"/>
    </style:style>
    <style:style style:name="P184" style:family="paragraph" style:parent-style-name="Text_20_body" style:list-style-name="L105">
      <style:paragraph-properties fo:margin-top="0mm" fo:margin-bottom="0mm" style:contextual-spacing="false"/>
    </style:style>
    <style:style style:name="P185" style:family="paragraph" style:parent-style-name="Text_20_body" style:list-style-name="L106">
      <style:paragraph-properties fo:margin-top="0mm" fo:margin-bottom="0mm" style:contextual-spacing="false"/>
    </style:style>
    <style:style style:name="P186" style:family="paragraph" style:parent-style-name="Text_20_body" style:list-style-name="L108">
      <style:paragraph-properties fo:margin-top="0mm" fo:margin-bottom="0mm" style:contextual-spacing="false"/>
    </style:style>
    <style:style style:name="P187" style:family="paragraph" style:parent-style-name="Text_20_body" style:list-style-name="L109">
      <style:paragraph-properties fo:margin-top="0mm" fo:margin-bottom="0mm" style:contextual-spacing="false"/>
    </style:style>
    <style:style style:name="P188" style:family="paragraph" style:parent-style-name="Text_20_body" style:list-style-name="L110">
      <style:paragraph-properties fo:margin-top="0mm" fo:margin-bottom="0mm" style:contextual-spacing="false"/>
    </style:style>
    <style:style style:name="P189" style:family="paragraph" style:parent-style-name="Text_20_body" style:list-style-name="L111">
      <style:paragraph-properties fo:margin-top="0mm" fo:margin-bottom="0mm" style:contextual-spacing="false"/>
    </style:style>
    <style:style style:name="P190" style:family="paragraph" style:parent-style-name="Text_20_body" style:list-style-name="L112">
      <style:paragraph-properties fo:margin-top="0mm" fo:margin-bottom="0mm" style:contextual-spacing="false"/>
    </style:style>
    <style:style style:name="P191" style:family="paragraph" style:parent-style-name="Text_20_body" style:list-style-name="L114">
      <style:paragraph-properties fo:margin-top="0mm" fo:margin-bottom="0mm" style:contextual-spacing="false"/>
    </style:style>
    <style:style style:name="P192" style:family="paragraph" style:parent-style-name="Text_20_body" style:list-style-name="L115">
      <style:paragraph-properties fo:margin-top="0mm" fo:margin-bottom="0mm" style:contextual-spacing="false"/>
    </style:style>
    <style:style style:name="P193" style:family="paragraph" style:parent-style-name="Text_20_body" style:list-style-name="L116">
      <style:paragraph-properties fo:margin-top="0mm" fo:margin-bottom="0mm" style:contextual-spacing="false"/>
      <style:text-properties officeooo:paragraph-rsid="00198ea0"/>
    </style:style>
    <style:style style:name="P194" style:family="paragraph" style:parent-style-name="Text_20_body" style:list-style-name="L117">
      <style:paragraph-properties fo:margin-top="0mm" fo:margin-bottom="0mm" style:contextual-spacing="false"/>
    </style:style>
    <style:style style:name="P195" style:family="paragraph" style:parent-style-name="Text_20_body" style:list-style-name="L118">
      <style:paragraph-properties fo:margin-top="0mm" fo:margin-bottom="0mm" style:contextual-spacing="false"/>
    </style:style>
    <style:style style:name="P196" style:family="paragraph" style:parent-style-name="Text_20_body" style:list-style-name="L119">
      <style:paragraph-properties fo:margin-top="0mm" fo:margin-bottom="0mm" style:contextual-spacing="false"/>
    </style:style>
    <style:style style:name="P197" style:family="paragraph" style:parent-style-name="Text_20_body" style:list-style-name="L120">
      <style:paragraph-properties fo:margin-top="0mm" fo:margin-bottom="0mm" style:contextual-spacing="false"/>
      <style:text-properties officeooo:paragraph-rsid="001aac73"/>
    </style:style>
    <style:style style:name="P198" style:family="paragraph" style:parent-style-name="Text_20_body" style:list-style-name="L121">
      <style:paragraph-properties fo:margin-top="0mm" fo:margin-bottom="0mm" style:contextual-spacing="false"/>
    </style:style>
    <style:style style:name="P199" style:family="paragraph" style:parent-style-name="Text_20_body" style:list-style-name="L122">
      <style:paragraph-properties fo:margin-top="0mm" fo:margin-bottom="0mm" style:contextual-spacing="false"/>
    </style:style>
    <style:style style:name="P200" style:family="paragraph" style:parent-style-name="Text_20_body" style:list-style-name="L123">
      <style:paragraph-properties fo:margin-top="0mm" fo:margin-bottom="0mm" style:contextual-spacing="false"/>
    </style:style>
    <style:style style:name="P201" style:family="paragraph" style:parent-style-name="Text_20_body" style:list-style-name="L124">
      <style:paragraph-properties fo:margin-top="0mm" fo:margin-bottom="0mm" style:contextual-spacing="false"/>
    </style:style>
    <style:style style:name="P202" style:family="paragraph" style:parent-style-name="Text_20_body" style:list-style-name="L126">
      <style:paragraph-properties fo:margin-top="0mm" fo:margin-bottom="0mm" style:contextual-spacing="false"/>
    </style:style>
    <style:style style:name="P203" style:family="paragraph" style:parent-style-name="Text_20_body" style:list-style-name="L127">
      <style:paragraph-properties fo:margin-top="0mm" fo:margin-bottom="0mm" style:contextual-spacing="false"/>
    </style:style>
    <style:style style:name="P204" style:family="paragraph" style:parent-style-name="Text_20_body" style:list-style-name="L128">
      <style:paragraph-properties fo:margin-top="0mm" fo:margin-bottom="0mm" style:contextual-spacing="false"/>
    </style:style>
    <style:style style:name="P205" style:family="paragraph" style:parent-style-name="Text_20_body" style:list-style-name="L129">
      <style:paragraph-properties fo:margin-top="0mm" fo:margin-bottom="0mm" style:contextual-spacing="false"/>
    </style:style>
    <style:style style:name="P206" style:family="paragraph" style:parent-style-name="Text_20_body" style:list-style-name="L131">
      <style:paragraph-properties fo:margin-top="0mm" fo:margin-bottom="0mm" style:contextual-spacing="false"/>
    </style:style>
    <style:style style:name="P207" style:family="paragraph" style:parent-style-name="Text_20_body" style:list-style-name="L132">
      <style:paragraph-properties fo:margin-top="0mm" fo:margin-bottom="0mm" style:contextual-spacing="false"/>
    </style:style>
    <style:style style:name="P208" style:family="paragraph" style:parent-style-name="Text_20_body" style:list-style-name="L133">
      <style:paragraph-properties fo:margin-top="0mm" fo:margin-bottom="0mm" style:contextual-spacing="false"/>
    </style:style>
    <style:style style:name="P209" style:family="paragraph" style:parent-style-name="Text_20_body" style:list-style-name="L134">
      <style:paragraph-properties fo:margin-top="0mm" fo:margin-bottom="0mm" style:contextual-spacing="false"/>
    </style:style>
    <style:style style:name="P210" style:family="paragraph" style:parent-style-name="Text_20_body" style:list-style-name="L135">
      <style:paragraph-properties fo:margin-top="0mm" fo:margin-bottom="0mm" style:contextual-spacing="false"/>
      <style:text-properties officeooo:paragraph-rsid="001c2441"/>
    </style:style>
    <style:style style:name="P211" style:family="paragraph" style:parent-style-name="Text_20_body" style:list-style-name="L136">
      <style:paragraph-properties fo:margin-top="0mm" fo:margin-bottom="0mm" style:contextual-spacing="false"/>
    </style:style>
    <style:style style:name="P212" style:family="paragraph" style:parent-style-name="Text_20_body" style:list-style-name="L137">
      <style:paragraph-properties fo:margin-top="0mm" fo:margin-bottom="0mm" style:contextual-spacing="false"/>
    </style:style>
    <style:style style:name="P213" style:family="paragraph" style:parent-style-name="Text_20_body" style:list-style-name="L139">
      <style:paragraph-properties fo:margin-top="0mm" fo:margin-bottom="0mm" style:contextual-spacing="false"/>
    </style:style>
    <style:style style:name="P214" style:family="paragraph" style:parent-style-name="Text_20_body" style:list-style-name="L140">
      <style:paragraph-properties fo:margin-top="0mm" fo:margin-bottom="0mm" style:contextual-spacing="false"/>
    </style:style>
    <style:style style:name="P215" style:family="paragraph" style:parent-style-name="Text_20_body" style:list-style-name="L142">
      <style:paragraph-properties fo:margin-top="0mm" fo:margin-bottom="0mm" style:contextual-spacing="false"/>
    </style:style>
    <style:style style:name="P216" style:family="paragraph" style:parent-style-name="Text_20_body" style:list-style-name="L143">
      <style:paragraph-properties fo:margin-top="0mm" fo:margin-bottom="0mm" style:contextual-spacing="false"/>
    </style:style>
    <style:style style:name="P217" style:family="paragraph" style:parent-style-name="Text_20_body" style:list-style-name="L144">
      <style:paragraph-properties fo:margin-top="0mm" fo:margin-bottom="0mm" style:contextual-spacing="false"/>
    </style:style>
    <style:style style:name="P218" style:family="paragraph" style:parent-style-name="Text_20_body" style:list-style-name="L145">
      <style:paragraph-properties fo:margin-top="0mm" fo:margin-bottom="0mm" style:contextual-spacing="false"/>
    </style:style>
    <style:style style:name="P219" style:family="paragraph" style:parent-style-name="Text_20_body" style:list-style-name="L147">
      <style:paragraph-properties fo:margin-top="0mm" fo:margin-bottom="0mm" style:contextual-spacing="false"/>
    </style:style>
    <style:style style:name="P220" style:family="paragraph" style:parent-style-name="Text_20_body" style:list-style-name="L148">
      <style:paragraph-properties fo:margin-top="0mm" fo:margin-bottom="0mm" style:contextual-spacing="false"/>
    </style:style>
    <style:style style:name="P221" style:family="paragraph" style:parent-style-name="Text_20_body" style:list-style-name="L149">
      <style:paragraph-properties fo:margin-top="0mm" fo:margin-bottom="0mm" style:contextual-spacing="false"/>
    </style:style>
    <style:style style:name="P222" style:family="paragraph" style:parent-style-name="Text_20_body" style:list-style-name="L151">
      <style:paragraph-properties fo:margin-top="0mm" fo:margin-bottom="0mm" style:contextual-spacing="false"/>
    </style:style>
    <style:style style:name="P223" style:family="paragraph" style:parent-style-name="Text_20_body" style:list-style-name="L152">
      <style:paragraph-properties fo:margin-top="0mm" fo:margin-bottom="0mm" style:contextual-spacing="false"/>
    </style:style>
    <style:style style:name="P224" style:family="paragraph" style:parent-style-name="Text_20_body" style:list-style-name="L154">
      <style:paragraph-properties fo:margin-top="0mm" fo:margin-bottom="0mm" style:contextual-spacing="false"/>
    </style:style>
    <style:style style:name="P225" style:family="paragraph" style:parent-style-name="Text_20_body" style:list-style-name="L155">
      <style:paragraph-properties fo:margin-top="0mm" fo:margin-bottom="0mm" style:contextual-spacing="false"/>
    </style:style>
    <style:style style:name="P226" style:family="paragraph" style:parent-style-name="Text_20_body" style:list-style-name="L156">
      <style:paragraph-properties fo:margin-top="0mm" fo:margin-bottom="0mm" style:contextual-spacing="false"/>
    </style:style>
    <style:style style:name="P227" style:family="paragraph" style:parent-style-name="Text_20_body" style:list-style-name="L157">
      <style:paragraph-properties fo:margin-top="0mm" fo:margin-bottom="0mm" style:contextual-spacing="false"/>
    </style:style>
    <style:style style:name="P228" style:family="paragraph" style:parent-style-name="Text_20_body" style:list-style-name="L159">
      <style:paragraph-properties fo:margin-top="0mm" fo:margin-bottom="0mm" style:contextual-spacing="false"/>
    </style:style>
    <style:style style:name="P229" style:family="paragraph" style:parent-style-name="Text_20_body" style:list-style-name="L160">
      <style:paragraph-properties fo:margin-top="0mm" fo:margin-bottom="0mm" style:contextual-spacing="false"/>
    </style:style>
    <style:style style:name="P230" style:family="paragraph" style:parent-style-name="Text_20_body" style:list-style-name="L161">
      <style:paragraph-properties fo:margin-top="0mm" fo:margin-bottom="0mm" style:contextual-spacing="false"/>
    </style:style>
    <style:style style:name="P231" style:family="paragraph" style:parent-style-name="Text_20_body" style:list-style-name="L162">
      <style:paragraph-properties fo:margin-top="0mm" fo:margin-bottom="0mm" style:contextual-spacing="false"/>
    </style:style>
    <style:style style:name="P232" style:family="paragraph" style:parent-style-name="Text_20_body" style:list-style-name="L163">
      <style:paragraph-properties fo:margin-top="0mm" fo:margin-bottom="0mm" style:contextual-spacing="false"/>
    </style:style>
    <style:style style:name="P233" style:family="paragraph" style:parent-style-name="Text_20_body" style:list-style-name="L165">
      <style:paragraph-properties fo:margin-top="0mm" fo:margin-bottom="0mm" style:contextual-spacing="false"/>
    </style:style>
    <style:style style:name="P234" style:family="paragraph" style:parent-style-name="Text_20_body" style:list-style-name="L166">
      <style:paragraph-properties fo:margin-top="0mm" fo:margin-bottom="0mm" style:contextual-spacing="false"/>
    </style:style>
    <style:style style:name="P235" style:family="paragraph" style:parent-style-name="Text_20_body" style:list-style-name="L167">
      <style:paragraph-properties fo:margin-top="0mm" fo:margin-bottom="0mm" style:contextual-spacing="false"/>
    </style:style>
    <style:style style:name="P236" style:family="paragraph" style:parent-style-name="Text_20_body" style:list-style-name="L168">
      <style:paragraph-properties fo:margin-top="0mm" fo:margin-bottom="0mm" style:contextual-spacing="false"/>
    </style:style>
    <style:style style:name="P237" style:family="paragraph" style:parent-style-name="Text_20_body" style:list-style-name="L169">
      <style:paragraph-properties fo:margin-top="0mm" fo:margin-bottom="0mm" style:contextual-spacing="false"/>
    </style:style>
    <style:style style:name="P238" style:family="paragraph" style:parent-style-name="Text_20_body" style:list-style-name="L170">
      <style:paragraph-properties fo:margin-top="0mm" fo:margin-bottom="0mm" style:contextual-spacing="false"/>
    </style:style>
    <style:style style:name="P239" style:family="paragraph" style:parent-style-name="Text_20_body" style:list-style-name="L172">
      <style:paragraph-properties fo:margin-top="0mm" fo:margin-bottom="0mm" style:contextual-spacing="false"/>
    </style:style>
    <style:style style:name="P240" style:family="paragraph" style:parent-style-name="Text_20_body" style:list-style-name="L173">
      <style:paragraph-properties fo:margin-top="0mm" fo:margin-bottom="0mm" style:contextual-spacing="false"/>
    </style:style>
    <style:style style:name="P241" style:family="paragraph" style:parent-style-name="Text_20_body" style:list-style-name="L174">
      <style:paragraph-properties fo:margin-top="0mm" fo:margin-bottom="0mm" style:contextual-spacing="false"/>
    </style:style>
    <style:style style:name="P242" style:family="paragraph" style:parent-style-name="Text_20_body" style:list-style-name="L175">
      <style:paragraph-properties fo:margin-top="0mm" fo:margin-bottom="0mm" style:contextual-spacing="false"/>
    </style:style>
    <style:style style:name="P243" style:family="paragraph" style:parent-style-name="Text_20_body" style:list-style-name="L177">
      <style:paragraph-properties fo:margin-top="0mm" fo:margin-bottom="0mm" style:contextual-spacing="false"/>
    </style:style>
    <style:style style:name="P244" style:family="paragraph" style:parent-style-name="Text_20_body" style:list-style-name="L178">
      <style:paragraph-properties fo:margin-top="0mm" fo:margin-bottom="0mm" style:contextual-spacing="false"/>
    </style:style>
    <style:style style:name="P245" style:family="paragraph" style:parent-style-name="Text_20_body" style:list-style-name="L180">
      <style:paragraph-properties fo:margin-top="0mm" fo:margin-bottom="0mm" style:contextual-spacing="false"/>
    </style:style>
    <style:style style:name="P246" style:family="paragraph" style:parent-style-name="Text_20_body" style:list-style-name="L181">
      <style:paragraph-properties fo:margin-top="0mm" fo:margin-bottom="0mm" style:contextual-spacing="false"/>
    </style:style>
    <style:style style:name="P247" style:family="paragraph" style:parent-style-name="Text_20_body" style:list-style-name="L182">
      <style:paragraph-properties fo:margin-top="0mm" fo:margin-bottom="0mm" style:contextual-spacing="false"/>
    </style:style>
    <style:style style:name="P248" style:family="paragraph" style:parent-style-name="Text_20_body" style:list-style-name="L183">
      <style:paragraph-properties fo:margin-top="0mm" fo:margin-bottom="0mm" style:contextual-spacing="false"/>
    </style:style>
    <style:style style:name="P249" style:family="paragraph" style:parent-style-name="Text_20_body" style:list-style-name="L184">
      <style:paragraph-properties fo:margin-top="0mm" fo:margin-bottom="0mm" style:contextual-spacing="false"/>
    </style:style>
    <style:style style:name="P250" style:family="paragraph" style:parent-style-name="Text_20_body" style:list-style-name="L186">
      <style:paragraph-properties fo:margin-top="0mm" fo:margin-bottom="0mm" style:contextual-spacing="false"/>
    </style:style>
    <style:style style:name="P251" style:family="paragraph" style:parent-style-name="Text_20_body" style:list-style-name="L187">
      <style:paragraph-properties fo:margin-top="0mm" fo:margin-bottom="0mm" style:contextual-spacing="false"/>
    </style:style>
    <style:style style:name="P252" style:family="paragraph" style:parent-style-name="Text_20_body" style:list-style-name="L188">
      <style:paragraph-properties fo:margin-top="0mm" fo:margin-bottom="0mm" style:contextual-spacing="false"/>
    </style:style>
    <style:style style:name="P253" style:family="paragraph" style:parent-style-name="Text_20_body" style:list-style-name="L189">
      <style:paragraph-properties fo:margin-top="0mm" fo:margin-bottom="0mm" style:contextual-spacing="false"/>
    </style:style>
    <style:style style:name="P254" style:family="paragraph" style:parent-style-name="Text_20_body" style:list-style-name="L191">
      <style:paragraph-properties fo:margin-top="0mm" fo:margin-bottom="0mm" style:contextual-spacing="false"/>
    </style:style>
    <style:style style:name="P255" style:family="paragraph" style:parent-style-name="Text_20_body" style:list-style-name="L192">
      <style:paragraph-properties fo:margin-top="0mm" fo:margin-bottom="0mm" style:contextual-spacing="false"/>
    </style:style>
    <style:style style:name="P256" style:family="paragraph" style:parent-style-name="Text_20_body" style:list-style-name="L193">
      <style:paragraph-properties fo:margin-top="0mm" fo:margin-bottom="0mm" style:contextual-spacing="false"/>
    </style:style>
    <style:style style:name="P257" style:family="paragraph" style:parent-style-name="Text_20_body" style:list-style-name="L195">
      <style:paragraph-properties fo:margin-top="0mm" fo:margin-bottom="0mm" style:contextual-spacing="false"/>
    </style:style>
    <style:style style:name="P258" style:family="paragraph" style:parent-style-name="Text_20_body" style:list-style-name="L196">
      <style:paragraph-properties fo:margin-top="0mm" fo:margin-bottom="0mm" style:contextual-spacing="false"/>
    </style:style>
    <style:style style:name="P259" style:family="paragraph" style:parent-style-name="Text_20_body" style:list-style-name="L198">
      <style:paragraph-properties fo:margin-top="0mm" fo:margin-bottom="0mm" style:contextual-spacing="false"/>
    </style:style>
    <style:style style:name="P260" style:family="paragraph" style:parent-style-name="Text_20_body" style:list-style-name="L199">
      <style:paragraph-properties fo:margin-top="0mm" fo:margin-bottom="0mm" style:contextual-spacing="false"/>
    </style:style>
    <style:style style:name="P261" style:family="paragraph" style:parent-style-name="Text_20_body" style:list-style-name="L201">
      <style:paragraph-properties fo:margin-top="0mm" fo:margin-bottom="0mm" style:contextual-spacing="false"/>
    </style:style>
    <style:style style:name="P262" style:family="paragraph" style:parent-style-name="Text_20_body" style:list-style-name="L202">
      <style:paragraph-properties fo:margin-top="0mm" fo:margin-bottom="0mm" style:contextual-spacing="false"/>
    </style:style>
    <style:style style:name="P263" style:family="paragraph" style:parent-style-name="Text_20_body" style:list-style-name="L203">
      <style:paragraph-properties fo:margin-top="0mm" fo:margin-bottom="0mm" style:contextual-spacing="false"/>
    </style:style>
    <style:style style:name="P264" style:family="paragraph" style:parent-style-name="Text_20_body" style:list-style-name="L204">
      <style:paragraph-properties fo:margin-top="0mm" fo:margin-bottom="0mm" style:contextual-spacing="false"/>
    </style:style>
    <style:style style:name="P265" style:family="paragraph" style:parent-style-name="Text_20_body" style:list-style-name="L205">
      <style:paragraph-properties fo:margin-top="0mm" fo:margin-bottom="0mm" style:contextual-spacing="false"/>
    </style:style>
    <style:style style:name="P266" style:family="paragraph" style:parent-style-name="Text_20_body" style:list-style-name="L206">
      <style:paragraph-properties fo:margin-top="0mm" fo:margin-bottom="0mm" style:contextual-spacing="false"/>
    </style:style>
    <style:style style:name="P267" style:family="paragraph" style:parent-style-name="Text_20_body" style:list-style-name="L207">
      <style:paragraph-properties fo:margin-top="0mm" fo:margin-bottom="0mm" style:contextual-spacing="false"/>
      <style:text-properties officeooo:paragraph-rsid="00514c5a"/>
    </style:style>
    <style:style style:name="P268" style:family="paragraph" style:parent-style-name="Text_20_body" style:list-style-name="L208">
      <style:paragraph-properties fo:margin-top="0mm" fo:margin-bottom="0mm" style:contextual-spacing="false"/>
    </style:style>
    <style:style style:name="P269" style:family="paragraph" style:parent-style-name="Text_20_body" style:list-style-name="L209">
      <style:paragraph-properties fo:margin-top="0mm" fo:margin-bottom="0mm" style:contextual-spacing="false"/>
    </style:style>
    <style:style style:name="P270" style:family="paragraph" style:parent-style-name="Text_20_body" style:list-style-name="L211">
      <style:paragraph-properties fo:margin-top="0mm" fo:margin-bottom="0mm" style:contextual-spacing="false"/>
    </style:style>
    <style:style style:name="P271" style:family="paragraph" style:parent-style-name="Text_20_body" style:list-style-name="L213">
      <style:paragraph-properties fo:margin-top="0mm" fo:margin-bottom="0mm" style:contextual-spacing="false"/>
    </style:style>
    <style:style style:name="P272" style:family="paragraph" style:parent-style-name="Text_20_body" style:list-style-name="L214">
      <style:paragraph-properties fo:margin-top="0mm" fo:margin-bottom="0mm" style:contextual-spacing="false"/>
    </style:style>
    <style:style style:name="P273" style:family="paragraph" style:parent-style-name="Text_20_body" style:list-style-name="L215">
      <style:paragraph-properties fo:margin-top="0mm" fo:margin-bottom="0mm" style:contextual-spacing="false"/>
    </style:style>
    <style:style style:name="P274" style:family="paragraph" style:parent-style-name="Text_20_body" style:list-style-name="L216">
      <style:paragraph-properties fo:margin-top="0mm" fo:margin-bottom="0mm" style:contextual-spacing="false"/>
    </style:style>
    <style:style style:name="P275" style:family="paragraph" style:parent-style-name="Text_20_body" style:list-style-name="L217">
      <style:paragraph-properties fo:margin-top="0mm" fo:margin-bottom="0mm" style:contextual-spacing="false"/>
    </style:style>
    <style:style style:name="P276" style:family="paragraph" style:parent-style-name="Text_20_body" style:list-style-name="L219">
      <style:paragraph-properties fo:margin-top="0mm" fo:margin-bottom="0mm" style:contextual-spacing="false"/>
    </style:style>
    <style:style style:name="P277" style:family="paragraph" style:parent-style-name="Text_20_body" style:list-style-name="L220">
      <style:paragraph-properties fo:margin-top="0mm" fo:margin-bottom="0mm" style:contextual-spacing="false"/>
    </style:style>
    <style:style style:name="P278" style:family="paragraph" style:parent-style-name="Text_20_body" style:list-style-name="L221">
      <style:paragraph-properties fo:margin-top="0mm" fo:margin-bottom="0mm" style:contextual-spacing="false"/>
    </style:style>
    <style:style style:name="P279" style:family="paragraph" style:parent-style-name="Text_20_body" style:list-style-name="L222">
      <style:paragraph-properties fo:margin-top="0mm" fo:margin-bottom="0mm" style:contextual-spacing="false"/>
    </style:style>
    <style:style style:name="P280" style:family="paragraph" style:parent-style-name="Text_20_body" style:list-style-name="L223">
      <style:paragraph-properties fo:margin-top="0mm" fo:margin-bottom="0mm" style:contextual-spacing="false"/>
    </style:style>
    <style:style style:name="P281" style:family="paragraph" style:parent-style-name="Text_20_body" style:list-style-name="L225">
      <style:paragraph-properties fo:margin-top="0mm" fo:margin-bottom="0mm" style:contextual-spacing="false"/>
    </style:style>
    <style:style style:name="P282" style:family="paragraph" style:parent-style-name="Text_20_body" style:list-style-name="L226">
      <style:paragraph-properties fo:margin-top="0mm" fo:margin-bottom="0mm" style:contextual-spacing="false"/>
    </style:style>
    <style:style style:name="P283" style:family="paragraph" style:parent-style-name="Text_20_body" style:list-style-name="L228">
      <style:paragraph-properties fo:margin-top="0mm" fo:margin-bottom="0mm" style:contextual-spacing="false"/>
    </style:style>
    <style:style style:name="P284" style:family="paragraph" style:parent-style-name="Text_20_body" style:list-style-name="L229">
      <style:paragraph-properties fo:margin-top="0mm" fo:margin-bottom="0mm" style:contextual-spacing="false"/>
    </style:style>
    <style:style style:name="P285" style:family="paragraph" style:parent-style-name="Text_20_body" style:list-style-name="L230">
      <style:paragraph-properties fo:margin-top="0mm" fo:margin-bottom="0mm" style:contextual-spacing="false"/>
    </style:style>
    <style:style style:name="P286" style:family="paragraph" style:parent-style-name="Text_20_body" style:list-style-name="L231">
      <style:paragraph-properties fo:margin-top="0mm" fo:margin-bottom="0mm" style:contextual-spacing="false"/>
    </style:style>
    <style:style style:name="P287" style:family="paragraph" style:parent-style-name="Text_20_body" style:list-style-name="L232">
      <style:paragraph-properties fo:margin-top="0mm" fo:margin-bottom="0mm" style:contextual-spacing="false"/>
    </style:style>
    <style:style style:name="P288" style:family="paragraph" style:parent-style-name="Text_20_body" style:list-style-name="L233">
      <style:paragraph-properties fo:margin-top="0mm" fo:margin-bottom="0mm" style:contextual-spacing="false"/>
    </style:style>
    <style:style style:name="P289" style:family="paragraph" style:parent-style-name="Text_20_body" style:list-style-name="L235">
      <style:paragraph-properties fo:margin-top="0mm" fo:margin-bottom="0mm" style:contextual-spacing="false"/>
    </style:style>
    <style:style style:name="P290" style:family="paragraph" style:parent-style-name="Text_20_body" style:list-style-name="L236">
      <style:paragraph-properties fo:margin-top="0mm" fo:margin-bottom="0mm" style:contextual-spacing="false"/>
    </style:style>
    <style:style style:name="P291" style:family="paragraph" style:parent-style-name="Text_20_body" style:list-style-name="L237">
      <style:paragraph-properties fo:margin-top="0mm" fo:margin-bottom="0mm" style:contextual-spacing="false"/>
    </style:style>
    <style:style style:name="P292" style:family="paragraph" style:parent-style-name="Text_20_body" style:list-style-name="L238">
      <style:paragraph-properties fo:margin-top="0mm" fo:margin-bottom="0mm" style:contextual-spacing="false"/>
    </style:style>
    <style:style style:name="P293" style:family="paragraph" style:parent-style-name="Text_20_body" style:list-style-name="L239">
      <style:paragraph-properties fo:margin-top="0mm" fo:margin-bottom="0mm" style:contextual-spacing="false"/>
    </style:style>
    <style:style style:name="P294" style:family="paragraph" style:parent-style-name="Text_20_body" style:list-style-name="L240">
      <style:paragraph-properties fo:margin-top="0mm" fo:margin-bottom="0mm" style:contextual-spacing="false"/>
    </style:style>
    <style:style style:name="P295" style:family="paragraph" style:parent-style-name="Text_20_body" style:list-style-name="L241">
      <style:paragraph-properties fo:margin-top="0mm" fo:margin-bottom="0mm" style:contextual-spacing="false"/>
    </style:style>
    <style:style style:name="P296" style:family="paragraph" style:parent-style-name="Text_20_body" style:list-style-name="L242">
      <style:paragraph-properties fo:margin-top="0mm" fo:margin-bottom="0mm" style:contextual-spacing="false"/>
    </style:style>
    <style:style style:name="P297" style:family="paragraph" style:parent-style-name="Text_20_body" style:list-style-name="L243">
      <style:paragraph-properties fo:margin-top="0mm" fo:margin-bottom="0mm" style:contextual-spacing="false"/>
    </style:style>
    <style:style style:name="P298" style:family="paragraph" style:parent-style-name="Text_20_body" style:list-style-name="L244">
      <style:paragraph-properties fo:margin-top="0mm" fo:margin-bottom="0mm" style:contextual-spacing="false"/>
    </style:style>
    <style:style style:name="P299" style:family="paragraph" style:parent-style-name="Text_20_body" style:list-style-name="L246">
      <style:paragraph-properties fo:margin-top="0mm" fo:margin-bottom="0mm" style:contextual-spacing="false"/>
    </style:style>
    <style:style style:name="P300" style:family="paragraph" style:parent-style-name="Text_20_body" style:list-style-name="L247">
      <style:paragraph-properties fo:margin-top="0mm" fo:margin-bottom="0mm" style:contextual-spacing="false"/>
    </style:style>
    <style:style style:name="P301" style:family="paragraph" style:parent-style-name="Text_20_body" style:list-style-name="L248">
      <style:paragraph-properties fo:margin-top="0mm" fo:margin-bottom="0mm" style:contextual-spacing="false"/>
    </style:style>
    <style:style style:name="P302" style:family="paragraph" style:parent-style-name="Text_20_body" style:list-style-name="L249">
      <style:paragraph-properties fo:margin-top="0mm" fo:margin-bottom="0mm" style:contextual-spacing="false"/>
    </style:style>
    <style:style style:name="P303" style:family="paragraph" style:parent-style-name="Text_20_body" style:list-style-name="L250">
      <style:paragraph-properties fo:margin-top="0mm" fo:margin-bottom="0mm" style:contextual-spacing="false"/>
    </style:style>
    <style:style style:name="P304" style:family="paragraph" style:parent-style-name="Text_20_body" style:list-style-name="L251">
      <style:paragraph-properties fo:margin-top="0mm" fo:margin-bottom="0mm" style:contextual-spacing="false"/>
    </style:style>
    <style:style style:name="P305" style:family="paragraph" style:parent-style-name="Text_20_body" style:list-style-name="L252">
      <style:paragraph-properties fo:margin-top="0mm" fo:margin-bottom="0mm" style:contextual-spacing="false"/>
    </style:style>
    <style:style style:name="P306" style:family="paragraph" style:parent-style-name="Text_20_body" style:list-style-name="L253">
      <style:paragraph-properties fo:margin-top="0mm" fo:margin-bottom="0mm" style:contextual-spacing="false"/>
    </style:style>
    <style:style style:name="P307" style:family="paragraph" style:parent-style-name="Text_20_body" style:list-style-name="L254">
      <style:paragraph-properties fo:margin-top="0mm" fo:margin-bottom="0mm" style:contextual-spacing="false"/>
    </style:style>
    <style:style style:name="P308" style:family="paragraph" style:parent-style-name="Text_20_body" style:list-style-name="L255">
      <style:paragraph-properties fo:margin-top="0mm" fo:margin-bottom="0mm" style:contextual-spacing="false"/>
    </style:style>
    <style:style style:name="P309" style:family="paragraph" style:parent-style-name="Text_20_body" style:list-style-name="L256">
      <style:paragraph-properties fo:margin-top="0mm" fo:margin-bottom="0mm" style:contextual-spacing="false"/>
    </style:style>
    <style:style style:name="P310" style:family="paragraph" style:parent-style-name="Text_20_body" style:list-style-name="L258">
      <style:paragraph-properties fo:margin-top="0mm" fo:margin-bottom="0mm" style:contextual-spacing="false"/>
    </style:style>
    <style:style style:name="P311" style:family="paragraph" style:parent-style-name="Text_20_body" style:list-style-name="L259">
      <style:paragraph-properties fo:margin-top="0mm" fo:margin-bottom="0mm" style:contextual-spacing="false"/>
    </style:style>
    <style:style style:name="P312" style:family="paragraph" style:parent-style-name="Text_20_body" style:list-style-name="L260">
      <style:paragraph-properties fo:margin-top="0mm" fo:margin-bottom="0mm" style:contextual-spacing="false"/>
    </style:style>
    <style:style style:name="P313" style:family="paragraph" style:parent-style-name="Text_20_body" style:list-style-name="L262">
      <style:paragraph-properties fo:margin-top="0mm" fo:margin-bottom="0mm" style:contextual-spacing="false"/>
    </style:style>
    <style:style style:name="P314" style:family="paragraph" style:parent-style-name="Text_20_body" style:list-style-name="L263">
      <style:paragraph-properties fo:margin-top="0mm" fo:margin-bottom="0mm" style:contextual-spacing="false"/>
    </style:style>
    <style:style style:name="P315" style:family="paragraph" style:parent-style-name="Text_20_body" style:list-style-name="L264">
      <style:paragraph-properties fo:margin-top="0mm" fo:margin-bottom="0mm" style:contextual-spacing="false"/>
    </style:style>
    <style:style style:name="P316" style:family="paragraph" style:parent-style-name="Text_20_body" style:list-style-name="L266">
      <style:paragraph-properties fo:margin-top="0mm" fo:margin-bottom="0mm" style:contextual-spacing="false"/>
    </style:style>
    <style:style style:name="P317" style:family="paragraph" style:parent-style-name="Text_20_body" style:list-style-name="L268">
      <style:paragraph-properties fo:margin-top="0mm" fo:margin-bottom="0mm" style:contextual-spacing="false"/>
    </style:style>
    <style:style style:name="P318" style:family="paragraph" style:parent-style-name="Text_20_body" style:list-style-name="L270">
      <style:paragraph-properties fo:margin-top="0mm" fo:margin-bottom="0mm" style:contextual-spacing="false"/>
    </style:style>
    <style:style style:name="P319" style:family="paragraph" style:parent-style-name="Text_20_body" style:list-style-name="L271">
      <style:paragraph-properties fo:margin-top="0mm" fo:margin-bottom="0mm" style:contextual-spacing="false"/>
    </style:style>
    <style:style style:name="P320" style:family="paragraph" style:parent-style-name="Text_20_body" style:list-style-name="L272">
      <style:paragraph-properties fo:margin-top="0mm" fo:margin-bottom="0mm" style:contextual-spacing="false"/>
    </style:style>
    <style:style style:name="P321" style:family="paragraph" style:parent-style-name="Text_20_body" style:list-style-name="L273">
      <style:paragraph-properties fo:margin-top="0mm" fo:margin-bottom="0mm" style:contextual-spacing="false"/>
    </style:style>
    <style:style style:name="P322" style:family="paragraph" style:parent-style-name="Text_20_body" style:list-style-name="L274">
      <style:paragraph-properties fo:margin-top="0mm" fo:margin-bottom="0mm" style:contextual-spacing="false"/>
    </style:style>
    <style:style style:name="P323" style:family="paragraph" style:parent-style-name="Text_20_body" style:list-style-name="L275">
      <style:paragraph-properties fo:margin-top="0mm" fo:margin-bottom="0mm" style:contextual-spacing="false"/>
    </style:style>
    <style:style style:name="P324" style:family="paragraph" style:parent-style-name="Text_20_body" style:list-style-name="L277">
      <style:paragraph-properties fo:margin-top="0mm" fo:margin-bottom="0mm" style:contextual-spacing="false"/>
    </style:style>
    <style:style style:name="P325" style:family="paragraph" style:parent-style-name="Text_20_body" style:list-style-name="L278">
      <style:paragraph-properties fo:margin-top="0mm" fo:margin-bottom="0mm" style:contextual-spacing="false"/>
    </style:style>
    <style:style style:name="P326" style:family="paragraph" style:parent-style-name="Text_20_body" style:list-style-name="L279">
      <style:paragraph-properties fo:margin-top="0mm" fo:margin-bottom="0mm" style:contextual-spacing="false"/>
    </style:style>
    <style:style style:name="P327" style:family="paragraph" style:parent-style-name="Text_20_body" style:list-style-name="L280">
      <style:paragraph-properties fo:margin-top="0mm" fo:margin-bottom="0mm" style:contextual-spacing="false"/>
      <style:text-properties officeooo:paragraph-rsid="00571c4e"/>
    </style:style>
    <style:style style:name="P328" style:family="paragraph" style:parent-style-name="Text_20_body" style:list-style-name="L281">
      <style:paragraph-properties fo:margin-top="0mm" fo:margin-bottom="0mm" style:contextual-spacing="false"/>
    </style:style>
    <style:style style:name="P329" style:family="paragraph" style:parent-style-name="Text_20_body" style:list-style-name="L282">
      <style:paragraph-properties fo:margin-top="0mm" fo:margin-bottom="0mm" style:contextual-spacing="false"/>
    </style:style>
    <style:style style:name="P330" style:family="paragraph" style:parent-style-name="Text_20_body" style:list-style-name="L283">
      <style:paragraph-properties fo:margin-top="0mm" fo:margin-bottom="0mm" style:contextual-spacing="false"/>
    </style:style>
    <style:style style:name="P331" style:family="paragraph" style:parent-style-name="Text_20_body" style:list-style-name="L284">
      <style:paragraph-properties fo:margin-top="0mm" fo:margin-bottom="0mm" style:contextual-spacing="false"/>
    </style:style>
    <style:style style:name="P332" style:family="paragraph" style:parent-style-name="Text_20_body" style:list-style-name="L285">
      <style:paragraph-properties fo:margin-top="0mm" fo:margin-bottom="0mm" style:contextual-spacing="false"/>
    </style:style>
    <style:style style:name="P333" style:family="paragraph" style:parent-style-name="Text_20_body" style:list-style-name="L286">
      <style:paragraph-properties fo:margin-top="0mm" fo:margin-bottom="0mm" style:contextual-spacing="false"/>
    </style:style>
    <style:style style:name="P334" style:family="paragraph" style:parent-style-name="Text_20_body" style:list-style-name="L287">
      <style:paragraph-properties fo:margin-top="0mm" fo:margin-bottom="0mm" style:contextual-spacing="false"/>
    </style:style>
    <style:style style:name="P335" style:family="paragraph" style:parent-style-name="Text_20_body" style:list-style-name="L288">
      <style:paragraph-properties fo:margin-top="0mm" fo:margin-bottom="0mm" style:contextual-spacing="false"/>
    </style:style>
    <style:style style:name="P336" style:family="paragraph" style:parent-style-name="Text_20_body" style:list-style-name="L289">
      <style:paragraph-properties fo:margin-top="0mm" fo:margin-bottom="0mm" style:contextual-spacing="false"/>
    </style:style>
    <style:style style:name="P337" style:family="paragraph" style:parent-style-name="Text_20_body" style:list-style-name="L290">
      <style:paragraph-properties fo:margin-top="0mm" fo:margin-bottom="0mm" style:contextual-spacing="false"/>
    </style:style>
    <style:style style:name="P338" style:family="paragraph" style:parent-style-name="Text_20_body" style:list-style-name="L292">
      <style:paragraph-properties fo:margin-top="0mm" fo:margin-bottom="0mm" style:contextual-spacing="false"/>
    </style:style>
    <style:style style:name="P339" style:family="paragraph" style:parent-style-name="Text_20_body" style:list-style-name="L294">
      <style:paragraph-properties fo:margin-top="0mm" fo:margin-bottom="0mm" style:contextual-spacing="false"/>
    </style:style>
    <style:style style:name="P340" style:family="paragraph" style:parent-style-name="Text_20_body" style:list-style-name="L295">
      <style:paragraph-properties fo:margin-top="0mm" fo:margin-bottom="0mm" style:contextual-spacing="false"/>
    </style:style>
    <style:style style:name="P341" style:family="paragraph" style:parent-style-name="Text_20_body" style:list-style-name="L297">
      <style:paragraph-properties fo:margin-top="0mm" fo:margin-bottom="0mm" style:contextual-spacing="false"/>
    </style:style>
    <style:style style:name="P342" style:family="paragraph" style:parent-style-name="Text_20_body" style:list-style-name="L298">
      <style:paragraph-properties fo:margin-top="0mm" fo:margin-bottom="0mm" style:contextual-spacing="false"/>
    </style:style>
    <style:style style:name="P343" style:family="paragraph" style:parent-style-name="Text_20_body" style:list-style-name="L299">
      <style:paragraph-properties fo:margin-top="0mm" fo:margin-bottom="0mm" style:contextual-spacing="false"/>
    </style:style>
    <style:style style:name="P344" style:family="paragraph" style:parent-style-name="Text_20_body" style:list-style-name="L300">
      <style:paragraph-properties fo:margin-top="0mm" fo:margin-bottom="0mm" style:contextual-spacing="false"/>
    </style:style>
    <style:style style:name="P345" style:family="paragraph" style:parent-style-name="Text_20_body" style:list-style-name="L302">
      <style:paragraph-properties fo:margin-top="0mm" fo:margin-bottom="0mm" style:contextual-spacing="false"/>
    </style:style>
    <style:style style:name="P346" style:family="paragraph" style:parent-style-name="Text_20_body" style:list-style-name="L303">
      <style:paragraph-properties fo:margin-top="0mm" fo:margin-bottom="0mm" style:contextual-spacing="false"/>
    </style:style>
    <style:style style:name="P347" style:family="paragraph" style:parent-style-name="Text_20_body" style:list-style-name="L304">
      <style:paragraph-properties fo:margin-top="0mm" fo:margin-bottom="0mm" style:contextual-spacing="false"/>
    </style:style>
    <style:style style:name="P348" style:family="paragraph" style:parent-style-name="Text_20_body" style:list-style-name="L305">
      <style:paragraph-properties fo:margin-top="0mm" fo:margin-bottom="0mm" style:contextual-spacing="false"/>
    </style:style>
    <style:style style:name="P349" style:family="paragraph" style:parent-style-name="Text_20_body" style:list-style-name="L307">
      <style:paragraph-properties fo:margin-top="0mm" fo:margin-bottom="0mm" style:contextual-spacing="false"/>
    </style:style>
    <style:style style:name="P350" style:family="paragraph" style:parent-style-name="Text_20_body" style:list-style-name="L308">
      <style:paragraph-properties fo:margin-top="0mm" fo:margin-bottom="0mm" style:contextual-spacing="false"/>
    </style:style>
    <style:style style:name="P351" style:family="paragraph" style:parent-style-name="Text_20_body" style:list-style-name="L309">
      <style:paragraph-properties fo:margin-top="0mm" fo:margin-bottom="0mm" style:contextual-spacing="false"/>
    </style:style>
    <style:style style:name="P352" style:family="paragraph" style:parent-style-name="Text_20_body" style:list-style-name="L311">
      <style:paragraph-properties fo:margin-top="0mm" fo:margin-bottom="0mm" style:contextual-spacing="false"/>
    </style:style>
    <style:style style:name="P353" style:family="paragraph" style:parent-style-name="Text_20_body" style:list-style-name="L312">
      <style:paragraph-properties fo:margin-top="0mm" fo:margin-bottom="0mm" style:contextual-spacing="false"/>
    </style:style>
    <style:style style:name="P354" style:family="paragraph" style:parent-style-name="Text_20_body" style:list-style-name="L313">
      <style:paragraph-properties fo:margin-top="0mm" fo:margin-bottom="0mm" style:contextual-spacing="false"/>
    </style:style>
    <style:style style:name="P355" style:family="paragraph" style:parent-style-name="Text_20_body" style:list-style-name="L314">
      <style:paragraph-properties fo:margin-top="0mm" fo:margin-bottom="0mm" style:contextual-spacing="false"/>
    </style:style>
    <style:style style:name="P356" style:family="paragraph" style:parent-style-name="Text_20_body" style:list-style-name="L316">
      <style:paragraph-properties fo:margin-top="0mm" fo:margin-bottom="0mm" style:contextual-spacing="false"/>
    </style:style>
    <style:style style:name="P357" style:family="paragraph" style:parent-style-name="Text_20_body" style:list-style-name="L317">
      <style:paragraph-properties fo:margin-top="0mm" fo:margin-bottom="0mm" style:contextual-spacing="false"/>
    </style:style>
    <style:style style:name="P358" style:family="paragraph" style:parent-style-name="Text_20_body" style:list-style-name="L318">
      <style:paragraph-properties fo:margin-top="0mm" fo:margin-bottom="0mm" style:contextual-spacing="false"/>
    </style:style>
    <style:style style:name="P359" style:family="paragraph" style:parent-style-name="Text_20_body" style:list-style-name="L319">
      <style:paragraph-properties fo:margin-top="0mm" fo:margin-bottom="0mm" style:contextual-spacing="false"/>
    </style:style>
    <style:style style:name="P360" style:family="paragraph" style:parent-style-name="Text_20_body" style:list-style-name="L321">
      <style:paragraph-properties fo:margin-top="0mm" fo:margin-bottom="0mm" style:contextual-spacing="false"/>
    </style:style>
    <style:style style:name="P361" style:family="paragraph" style:parent-style-name="Text_20_body" style:list-style-name="L322">
      <style:paragraph-properties fo:margin-top="0mm" fo:margin-bottom="0mm" style:contextual-spacing="false"/>
    </style:style>
    <style:style style:name="P362" style:family="paragraph" style:parent-style-name="Text_20_body" style:list-style-name="L323">
      <style:paragraph-properties fo:margin-top="0mm" fo:margin-bottom="0mm" style:contextual-spacing="false"/>
    </style:style>
    <style:style style:name="P363" style:family="paragraph" style:parent-style-name="Text_20_body" style:list-style-name="L324">
      <style:paragraph-properties fo:margin-top="0mm" fo:margin-bottom="0mm" style:contextual-spacing="false"/>
    </style:style>
    <style:style style:name="P364" style:family="paragraph" style:parent-style-name="Text_20_body" style:list-style-name="L326">
      <style:paragraph-properties fo:margin-top="0mm" fo:margin-bottom="0mm" style:contextual-spacing="false"/>
    </style:style>
    <style:style style:name="P365" style:family="paragraph" style:parent-style-name="Text_20_body" style:list-style-name="L327">
      <style:paragraph-properties fo:margin-top="0mm" fo:margin-bottom="0mm" style:contextual-spacing="false"/>
    </style:style>
    <style:style style:name="P366" style:family="paragraph" style:parent-style-name="Text_20_body" style:list-style-name="L328">
      <style:paragraph-properties fo:margin-top="0mm" fo:margin-bottom="0mm" style:contextual-spacing="false"/>
    </style:style>
    <style:style style:name="P367" style:family="paragraph" style:parent-style-name="Text_20_body" style:list-style-name="L329">
      <style:paragraph-properties fo:margin-top="0mm" fo:margin-bottom="0mm" style:contextual-spacing="false"/>
    </style:style>
    <style:style style:name="T1" style:family="text">
      <style:text-properties fo:font-style="italic" fo:font-weight="bold"/>
    </style:style>
    <style:style style:name="T2" style:family="text">
      <style:text-properties fo:language="en" fo:country="US" officeooo:rsid="003b2a5e"/>
    </style:style>
    <style:style style:name="T3" style:family="text">
      <style:text-properties officeooo:rsid="00174cf1"/>
    </style:style>
    <style:style style:name="T4" style:family="text">
      <style:text-properties fo:language="ru" fo:country="RU" officeooo:rsid="00174cf1"/>
    </style:style>
    <style:style style:name="T5" style:family="text">
      <style:text-properties officeooo:rsid="001e9733"/>
    </style:style>
    <style:style style:name="T6" style:family="text">
      <style:text-properties officeooo:rsid="002ed23c"/>
    </style:style>
    <style:style style:name="T7" style:family="text">
      <style:text-properties officeooo:rsid="0049fdf0"/>
    </style:style>
    <style:style style:name="T8" style:family="text">
      <style:text-properties officeooo:rsid="004ebf78"/>
    </style:style>
    <style:style style:name="T9" style:family="text">
      <style:text-properties officeooo:rsid="004f7458"/>
    </style:style>
    <style:style style:name="T10" style:family="text">
      <style:text-properties officeooo:rsid="0053c02e"/>
    </style:style>
    <style:style style:name="T11" style:family="text">
      <style:text-properties officeooo:rsid="005c7af8"/>
    </style:style>
    <style:style style:name="T12" style:family="text">
      <style:text-properties officeooo:rsid="005e62b4"/>
    </style:style>
    <style:style style:name="Sect1" style:family="section">
      <style:section-properties fo:background-color="transparent" style:editable="false">
        <style:columns fo:column-count="1" fo:column-gap="0mm">
          <style:column-sep style:width="0.09mm" style:color="#000000" style:height="100%" style:style="dotted"/>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9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3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4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5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6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7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8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9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0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1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2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3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4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5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6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8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9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0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1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5">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7">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8">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29">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30">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Оперативная инструкция II Управления Генерального штаба</text:span> </text:p>
      <text:p text:style-name="P19">Варшава, 15 ХII 1976 г. </text:p>
      <text:p text:style-name="P17">Утверждаю и ввожу для служебного пользования в оперативных отделах II Управления Генерального штаба ВП "Инструкцию об оперативной работе II Управления Генерального штаба ВП". </text:p>
      <text:p text:style-name="P17">С 30 ноября 1972 г. теряет силу "Инструкция об оперативной работе II Управления Генерального штаба ВП (временная)". </text:p>
      <text:p text:style-name="P16">НАЧАЛЬНИК II УПРАВЛЕНИЯ ГЕНЕРАЛЬНОГО ШТАБА ВП <text:tab/><text:tab/><text:tab/> <text:s text:c="5"/>Ген. бриг. Чеслав КИЩАК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ext:soft-page-break/>Содержание</text:p>
          </text:index-title>
          <text:p text:style-name="P30"><text:a xlink:type="simple" xlink:href="#__RefHeading___Toc1715_2329714508" text:style-name="Index_20_Link" text:visited-style-name="Index_20_Link">Раздел I. ОБЩИЕ ПРИНЦИПЫ<text:tab/>3</text:a></text:p>
          <text:p text:style-name="P30"><text:a xlink:type="simple" xlink:href="#__RefHeading___Toc1717_2329714508" text:style-name="Index_20_Link" text:visited-style-name="Index_20_Link">Раздел II. ОБЩАЯ СТРУКТУРА И ЗАДАЧИ ОПЕРАТИВНОГО СЕКТОРА II УПРАВЛЕНИЯ ГЕНЕРАЛЬНОГО ШТАБА<text:tab/>4</text:a></text:p>
          <text:p text:style-name="P31"><text:a xlink:type="simple" xlink:href="#__RefHeading___Toc1719_2329714508" text:style-name="Index_20_Link" text:visited-style-name="Index_20_Link">А. АГЕНТУРНАЯ СТРАТЕГИЧЕСКАЯ РАЗВЕДКА<text:tab/>4</text:a></text:p>
          <text:p text:style-name="P31"><text:a xlink:type="simple" xlink:href="#__RefHeading___Toc1721_2329714508" text:style-name="Index_20_Link" text:visited-style-name="Index_20_Link">В. АГЕНТУРНАЯ ОПЕРАТИВНАЯ РАЗВЕДКА<text:tab/>5</text:a></text:p>
          <text:p text:style-name="P31"><text:a xlink:type="simple" xlink:href="#__RefHeading___Toc1723_2329714508" text:style-name="Index_20_Link" text:visited-style-name="Index_20_Link">С. ОСНОВЫ АГЕНТУРНОГО СОТРУДНИЧЕСТВА СТРАТЕГИЧЕСКОЙ И ОПЕРАТИВНОЙ АГЕНТУРНЫХ РАЗВЕДОК<text:tab/>6</text:a></text:p>
          <text:p text:style-name="P30"><text:a xlink:type="simple" xlink:href="#__RefHeading___Toc1725_2329714508" text:style-name="Index_20_Link" text:visited-style-name="Index_20_Link">Раздел III. СОСТАВ И ОРГАНИЗАЦИЯ РАЗВЕДЫВАТЕЛЬНОГО АППАРАТА<text:tab/>6</text:a></text:p>
          <text:p text:style-name="P31"><text:a xlink:type="simple" xlink:href="#__RefHeading___Toc1727_2329714508" text:style-name="Index_20_Link" text:visited-style-name="Index_20_Link">А. ВНУТРЕННИЙ РАЗВЕДЫВАТЕЛЬНЫЙ АППАРАТ<text:tab/>6</text:a></text:p>
          <text:p text:style-name="P32"><text:a xlink:type="simple" xlink:href="#__RefHeading___Toc1729_2329714508" text:style-name="Index_20_Link" text:visited-style-name="Index_20_Link">а) Внутренний центральный аппарат<text:tab/>7</text:a></text:p>
          <text:p text:style-name="P32"><text:a xlink:type="simple" xlink:href="#__RefHeading___Toc1731_2329714508" text:style-name="Index_20_Link" text:visited-style-name="Index_20_Link">b) Внутренний аппарат на местах<text:tab/>7</text:a></text:p>
          <text:p text:style-name="P32"><text:a xlink:type="simple" xlink:href="#__RefHeading___Toc1733_2329714508" text:style-name="Index_20_Link" text:visited-style-name="Index_20_Link">c) Аппарат под прикрытием гражданских учреждений внутри страны<text:tab/>7</text:a></text:p>
          <text:p text:style-name="P32"><text:a xlink:type="simple" xlink:href="#__RefHeading___Toc1735_2329714508" text:style-name="Index_20_Link" text:visited-style-name="Index_20_Link">d) Внутренний вспомогательный аппарат<text:tab/>8</text:a></text:p>
          <text:p text:style-name="P31"><text:a xlink:type="simple" xlink:href="#__RefHeading___Toc1737_2329714508" text:style-name="Index_20_Link" text:visited-style-name="Index_20_Link">В. ЗАРУБЕЖНЫЙ РАЗВЕДЫВАТЕЛЬНЫЙ АППАРАТ<text:tab/>8</text:a></text:p>
          <text:p text:style-name="P32"><text:a xlink:type="simple" xlink:href="#__RefHeading___Toc1739_2329714508" text:style-name="Index_20_Link" text:visited-style-name="Index_20_Link">а) Зарубежный аппарат под прикрытием<text:tab/>8</text:a></text:p>
          <text:p text:style-name="P32"><text:a xlink:type="simple" xlink:href="#__RefHeading___Toc1741_2329714508" text:style-name="Index_20_Link" text:visited-style-name="Index_20_Link">b) Нелегальный аппарат<text:tab/>9</text:a></text:p>
          <text:p text:style-name="P32"><text:a xlink:type="simple" xlink:href="#__RefHeading___Toc1743_2329714508" text:style-name="Index_20_Link" text:visited-style-name="Index_20_Link">с) Вспомогательная агентура<text:tab/>11</text:a></text:p>
          <text:p text:style-name="P32"><text:a xlink:type="simple" xlink:href="#__RefHeading___Toc1745_2329714508" text:style-name="Index_20_Link" text:visited-style-name="Index_20_Link">d) Организация резидентур и других разведывательных звеньев<text:tab/>14</text:a></text:p>
          <text:p text:style-name="P30"><text:a xlink:type="simple" xlink:href="#__RefHeading___Toc1747_2329714508" text:style-name="Index_20_Link" text:visited-style-name="Index_20_Link">Раздел IV. ОСНОВНЫЕ ПРИНЦИПЫ, ФОРМЫ И МЕТОДЫ ОПЕРАТИВНОЙ РАБОТЫ<text:tab/>18</text:a></text:p>
          <text:p text:style-name="P31"><text:a xlink:type="simple" xlink:href="#__RefHeading___Toc1749_2329714508" text:style-name="Index_20_Link" text:visited-style-name="Index_20_Link">А. ПЛАНИРОВАНИЕ ОПЕРАТИВНОЙ РАБОТЫ<text:tab/>19</text:a></text:p>
          <text:p text:style-name="P31"><text:a xlink:type="simple" xlink:href="#__RefHeading___Toc1751_2329714508" text:style-name="Index_20_Link" text:visited-style-name="Index_20_Link">B. ОСНОВЫ ВЕДЕНИЯ РАБОТЫ ПО ОТБОРУ И ВЕРБОВКЕ<text:tab/>21</text:a></text:p>
          <text:p text:style-name="P31"><text:a xlink:type="simple" xlink:href="#__RefHeading___Toc1753_2329714508" text:style-name="Index_20_Link" text:visited-style-name="Index_20_Link">C. РУКОВОДСТВО РАБОТОЙ ЗАРУБЕЖНОГО РАЗВЕДЫВАТЕЛЬНОГО АППАРАТА<text:tab/>25</text:a></text:p>
          <text:p text:style-name="P32"><text:a xlink:type="simple" xlink:href="#__RefHeading___Toc1755_2329714508" text:style-name="Index_20_Link" text:visited-style-name="Index_20_Link">а) Общие правила<text:tab/>25</text:a></text:p>
          <text:p text:style-name="P32"><text:a xlink:type="simple" xlink:href="#__RefHeading___Toc1757_2329714508" text:style-name="Index_20_Link" text:visited-style-name="Index_20_Link">b) Руководство работой зарубежного разведывательного аппарата под прикрытием<text:tab/>28</text:a></text:p>
          <text:p text:style-name="P32"><text:a xlink:type="simple" xlink:href="#__RefHeading___Toc1759_2329714508" text:style-name="Index_20_Link" text:visited-style-name="Index_20_Link">c) Руководство разведывательной работой сотрудников<text:tab/>29</text:a></text:p>
          <text:p text:style-name="P32"><text:a xlink:type="simple" xlink:href="#__RefHeading___Toc1761_2329714508" text:style-name="Index_20_Link" text:visited-style-name="Index_20_Link">d) Руководство агентами<text:tab/>31</text:a></text:p>
          <text:p text:style-name="P32"><text:a xlink:type="simple" xlink:href="#__RefHeading___Toc1763_2329714508" text:style-name="Index_20_Link" text:visited-style-name="Index_20_Link">е) Руководство работой нелегалов и нелегальных работников разведки (НРР)<text:tab/>34</text:a></text:p>
          <text:p text:style-name="P32"><text:a xlink:type="simple" xlink:href="#__RefHeading___Toc1765_2329714508" text:style-name="Index_20_Link" text:visited-style-name="Index_20_Link">f) Руководство работой нелегального разведывательного аппарата в период войны<text:tab/>36</text:a></text:p>
          <text:p text:style-name="P32"><text:a xlink:type="simple" xlink:href="#__RefHeading___Toc1767_2329714508" text:style-name="Index_20_Link" text:visited-style-name="Index_20_Link">g) Составление донесений о чрезвычайных происшествиях<text:tab/>37</text:a></text:p>
          <text:p text:style-name="P31"><text:a xlink:type="simple" xlink:href="#__RefHeading___Toc1769_2329714508" text:style-name="Index_20_Link" text:visited-style-name="Index_20_Link">D. ПРАВИЛА КОНСПИРАЦИИ В РАЗВЕДКЕ<text:tab/>38</text:a></text:p>
          <text:p text:style-name="P31"><text:a xlink:type="simple" xlink:href="#__RefHeading___Toc1771_2329714508" text:style-name="Index_20_Link" text:visited-style-name="Index_20_Link">E. ИСТОЧНИКИ И СПОСОБЫ ДОБЫВАНИЯ ИНФОРМАЦИИ И РАЗВЕДЫВАТЕЛЬНЫХ МАТЕРИАЛОВ ЗАРУБЕЖНЫМ АППАРАТОМ<text:tab/>39</text:a></text:p>
          <text:p text:style-name="P32"><text:a xlink:type="simple" xlink:href="#__RefHeading___Toc1773_2329714508" text:style-name="Index_20_Link" text:visited-style-name="Index_20_Link">а) источники информации<text:tab/>39</text:a></text:p>
          <text:p text:style-name="P32"><text:a xlink:type="simple" xlink:href="#__RefHeading___Toc1775_2329714508" text:style-name="Index_20_Link" text:visited-style-name="Index_20_Link">b) Способы добывания информации и материалов<text:tab/>40</text:a></text:p>
          <text:p text:style-name="P31"><text:a xlink:type="simple" xlink:href="#__RefHeading___Toc1777_2329714508" text:style-name="Index_20_Link" text:visited-style-name="Index_20_Link">F. РАЗВЕДЫВАТЕЛЬНАЯ ТЕХНИКА<text:tab/>43</text:a></text:p>
          <text:p text:style-name="P31"><text:a xlink:type="simple" xlink:href="#__RefHeading___Toc1779_2329714508" text:style-name="Index_20_Link" text:visited-style-name="Index_20_Link">G. ОБУЧЕНИЕ РАЗВЕДЫВАТЕЛЬНЫМ МЕТОДАМ<text:tab/>45</text:a></text:p>
          <text:p text:style-name="P32"><text:a xlink:type="simple" xlink:href="#__RefHeading___Toc1781_2329714508" text:style-name="Index_20_Link" text:visited-style-name="Index_20_Link">а) Обучение кадрового аппарата<text:tab/>45</text:a></text:p>
          <text:p text:style-name="P32"><text:a xlink:type="simple" xlink:href="#__RefHeading___Toc1783_2329714508" text:style-name="Index_20_Link" text:visited-style-name="Index_20_Link">b) Обучение сотрудников<text:tab/>46</text:a></text:p>
          <text:p text:style-name="P32"><text:a xlink:type="simple" xlink:href="#__RefHeading___Toc1785_2329714508" text:style-name="Index_20_Link" text:visited-style-name="Index_20_Link">с) Обучение нелегалов<text:tab/>46</text:a></text:p>
          <text:p text:style-name="P32"><text:a xlink:type="simple" xlink:href="#__RefHeading___Toc1787_2329714508" text:style-name="Index_20_Link" text:visited-style-name="Index_20_Link">d) Обучение нелегальных работников разведки<text:tab/>47</text:a></text:p>
          <text:p text:style-name="P32"><text:a xlink:type="simple" xlink:href="#__RefHeading___Toc1789_2329714508" text:style-name="Index_20_Link" text:visited-style-name="Index_20_Link">е) Обучение агентов<text:tab/>47</text:a></text:p>
          <text:p text:style-name="P32"><text:a xlink:type="simple" xlink:href="#__RefHeading___Toc1791_2329714508" text:style-name="Index_20_Link" text:visited-style-name="Index_20_Link">f) Обучение лиц вспомогательного разведывательного аппарата.<text:tab/>48</text:a></text:p>
          <text:p text:style-name="P31"><text:a xlink:type="simple" xlink:href="#__RefHeading___Toc1793_2329714508" text:style-name="Index_20_Link" text:visited-style-name="Index_20_Link">H. ОТЧЕТНОСТЬ, ОПЕРАТИВНАЯ ДОКУМЕНТАЦИЯ И ЛИЧНЫЙ УЧЕТ<text:tab/>48</text:a></text:p>
          <text:p text:style-name="P30"><text:a xlink:type="simple" xlink:href="#__RefHeading___Toc1795_2329714508" text:style-name="Index_20_Link" text:visited-style-name="Index_20_Link">Раздел V. РАЗВЕДЫВАТЕЛЬНАЯ СВЯЗЬ<text:tab/>52</text:a></text:p>
          <text:p text:style-name="P30"><text:a xlink:type="simple" xlink:href="#__RefHeading___Toc1797_2329714508" text:style-name="Index_20_Link" text:visited-style-name="Index_20_Link">Раздел VI. ЗАКЛЮЧИТЕЛЬНЫЕ ВЫВОДЫ<text:tab/>57</text:a></text:p>
        </text:index-body>
      </text:table-of-content>
      <text:p text:style-name="P96"/>
      <text:p text:style-name="Text_20_body"/>
      <text:h text:style-name="Heading_20_1" text:outline-level="1"><text:bookmark-start text:name="__RefHeading___Toc1715_2329714508"/><text:soft-page-break/>Раздел I. ОБЩИЕ ПРИНЦИПЫ <text:bookmark-end text:name="__RefHeading___Toc1715_2329714508"/></text:h>
      <text:p text:style-name="P1">1. Центральным органом военной разведки является II Управление Генерального штаба Войска Польского, созданное для планирования, организации и ведения разведывательной деятельности. Главной задачей военной разведки является получение, обработка и передача руководству Партии и Правительства, руководству Министерства национальной обороны и вооруженным силам ПНР разведывательных материалов и информации о потенциальных противниках Польской народной республики и государств социалистического лагеря.</text:p>
      <text:p text:style-name="P97">II Управление Генерального штаба, выполняя вышеуказанные задачи обеспечивает организационные условия последовательного ведения разведывательной деятельности как в мирное время при внешней угрозе, так и во время вооруженного конфликта. </text:p>
      <text:p text:style-name="P97">2. II Управление Генерального штаба, действуя через специализированные организационные ячейки оперативного сектора, обеспечивает в мирное время при угрозе безопасности ПНР, и во время войны, постоянное поступление информации из центров политического руководства, командования, военных частей и баз, научно-исследовательских центров и органов государственной администрации потенциальных противников, организуя необходимые звенья разведывательного аппарата и руководя их работой. </text:p>
      <text:p text:style-name="P1">3.Органом, созданным для организации и руководства разведывательным аппаратом как внутри страны, так и за границей, является Оперативный сектор II Управления Генерального штаба ВП. Под этим названием понимается комплекс организационных ячеек, подчиненных заместителю начальника II Управления по организационной работе.</text:p>
      <text:p text:style-name="P1">Детальную организационную структуру оперативного сектора определяет начальник II Управления Генерального штаба ВП. </text:p>
      <text:p text:style-name="P1">4. II Управление Генерального штаба выполняет свои функции, взаимодействуя с родственными ячейками Министерства внутренних дел и некоторыми органами государственной администрации ПНР, а также органами военной разведки государств Варшавского договора. </text:p>
      <text:p text:style-name="P1">5. По причине характера задач и деятельности военной разведки она делится на две основные службы: оперативную и информационную службу, а также специальные отделы, обеспечивающие разведывательную деятельность. </text:p>
      <text:p text:style-name="P1">6. Инструкция содержит основные принципы организации и ведения разведывательной работы. Установления, касающиеся иных проблем военной разведки, не охваченные настоящей инструкцией, определяют отдельные предписания. </text:p>
      <text:h text:style-name="Heading_20_1" text:outline-level="1"><text:bookmark-start text:name="__RefHeading___Toc1717_2329714508"/><text:soft-page-break/>Раздел II. ОБЩАЯ СТРУКТУРА И ЗАДАЧИ ОПЕРАТИВНОГО СЕКТОРА II УПРАВЛЕНИЯ ГЕНЕРАЛЬНОГО ШТАБА<text:bookmark-end text:name="__RefHeading___Toc1717_2329714508"/></text:h>
      <text:h text:style-name="Heading_20_2" text:outline-level="2"><text:bookmark-start text:name="__RefHeading___Toc1719_2329714508"/>А. АГЕНТУРНАЯ СТРАТЕГИЧЕСКАЯ РАЗВЕДКА<text:bookmark-end text:name="__RefHeading___Toc1719_2329714508"/></text:h>
      <text:p text:style-name="P1">7. Агентурная стратегическая разведка является организованным комплексом сил и средств, предназначенным для получения в периоды мира и войны разведывательных материалов и информации, касающихся главным образом:</text:p>
      <text:list xml:id="list1060908688" text:style-name="L1">
        <text:list-item>
          <text:p text:style-name="P98">тенденций и направлений развития политики и стратегии главных капиталистических государств, военно-политических блоков, в особенности, НАТО; </text:p>
        </text:list-item>
      </text:list>
      <text:list xml:id="list1136868836" text:style-name="L2">
        <text:list-item>
          <text:p text:style-name="P99">тенденций и направлений развития вооруженных сил и вооружения, деятельности в организационно-мобилизационной и учебной области, состояния готовности и возможности оперативного развития вооруженных сил, а также оперативной подготовки территории на европейском театре войны; </text:p>
        </text:list-item>
      </text:list>
      <text:list xml:id="list2169517654" text:style-name="L3">
        <text:list-item>
          <text:p text:style-name="P34">экономического положения, развития экономики, главным образом, в аспекте развития военной промышленности и научно-исследовательских работ. Диапазон агентурной деятельности стратегической разведки определяется задачами, поставленными II Управлению руководством МНО и Генеральным штабом ВП. Главные усилия агентурной деятельности стратегической разведки направлены против потенциальных противников, прежде всего – стран НАТО, с учетом степени угрозы с их стороны для территории ПНР.</text:p>
        </text:list-item>
      </text:list>
      <text:p text:style-name="P1">8. Организацией и ведением агентурной стратегической разведки на уровне II Управления Генерального штаба (Центральный орган) занимаются оперативные отделы разных направлений. Они непосредственно руководят работой подчиненных им внутреннего и зарубежного разведывательных аппаратов. Основные разведывательные задачи для агентурной стратегической разведки разрабатывает информационный сектор II Управления, опираясь на указания Министра национальной обороны и начальника Генерального штаба, а также учитывая потребности командования и военных учреждений центрального уровня.</text:p>
      <text:p text:style-name="P28">Деятельность агентурной стратегической разведки направлена на выполнение основных, плановых разведывательных задач. В государствах, представляющих главный разведывательный интерес, эт<text:span text:style-name="T4">а</text:span> деятельность концентрируется прежде всего на агентурном изучении отобранных объектов, имеющих стратегическое значение. Выбор этих объектов производит информационный сектор. </text:p>
      <text:p text:style-name="P1">9. К главным агентурно-оперативным предприятиям относятся: </text:p>
      <text:list xml:id="list1973809248" text:style-name="L4">
        <text:list-item>
          <text:p text:style-name="P100">ведение направленной работы по отбору и вербовке, имеющей целью создание и развитие ценной агентуры, глубоко законспирированной и размещенной на важных объектах, представляющих разведывательный интерес; </text:p>
        </text:list-item>
      </text:list>
      <text:list xml:id="list569029210" text:style-name="L5">
        <text:list-item>
          <text:p text:style-name="P101">организация и соответствующая направленность деятельности разведывательного аппарата под прикрытием; </text:p>
        </text:list-item>
      </text:list>
      <text:list xml:id="list2427561621" text:style-name="L6">
        <text:list-item>
          <text:p text:style-name="P102">плановое развитие нелегального разведывательного аппарата; </text:p>
        </text:list-item>
      </text:list>
      <text:list xml:id="list1215187218" text:style-name="L7">
        <text:list-item>
          <text:p text:style-name="P103"><text:soft-page-break/>организация вспомогательной агентуры, обеспечивающей оперативную работу; </text:p>
        </text:list-item>
      </text:list>
      <text:list xml:id="list622835677" text:style-name="L8">
        <text:list-item>
          <text:p text:style-name="P104">текущее руководство работой отдельных звеньев разведывательного аппарата путем определения задач, дачи указаний, планирования операций и надзора за их выполнением; </text:p>
        </text:list-item>
      </text:list>
      <text:list xml:id="list3887859495" text:style-name="L9">
        <text:list-item>
          <text:p text:style-name="P105">материально-техническое обеспечение оперативной работы; </text:p>
        </text:list-item>
      </text:list>
      <text:list xml:id="list4224209166" text:style-name="L10">
        <text:list-item>
          <text:p text:style-name="P106">обучение и подготовка разведывательного аппарата для выполнения заданий; </text:p>
        </text:list-item>
      </text:list>
      <text:list xml:id="list2695627241" text:style-name="L11">
        <text:list-item>
          <text:p text:style-name="P107">поддержка в полной мобилизационной готовности сил и средств разведки; </text:p>
        </text:list-item>
      </text:list>
      <text:list xml:id="list2160770895" text:style-name="L12">
        <text:list-item>
          <text:p text:style-name="P35">разработка разведывательной ситуации и анализ происходящих в ней перемен, обобщение опыта и совершенствование существующих и разработка новых форм и методов оперативной работы.</text:p>
        </text:list-item>
      </text:list>
      <text:h text:style-name="Heading_20_2" text:outline-level="2"><text:bookmark-start text:name="__RefHeading___Toc1721_2329714508"/>В. АГЕНТУРНАЯ ОПЕРАТИВНАЯ РАЗВЕДКА<text:bookmark-end text:name="__RefHeading___Toc1721_2329714508"/></text:h>
      <text:p text:style-name="P1">10. Агентурная оперативная разведка является одним из видов военной оперативной работы вооруженных сил ПНР. Она организована как самостоятельный отдел в Оперативном секторе II Управления Генерального штаба. В мирный период агентурная оперативная разведка является интегральной частью этой структуры. Она организует и ведет деятельность на территории государств, представляющих разведывательный интерес, с целью получения, обработки и передачи руководству Министерства национальной обороны информации, касавшейся вооруженных сил и подготовки потенциальных военных противников, а также своевременного раскрытия подготовки к началу наступательных действий против государств социалистического лагеря. Отдел агентурной оперативной разведки руководит работой агентуры оперативной разведки, действующей внутри страны и за границей. Отдел АОР занимается, кроме того, организацией и подготовкой разведывательного резерва, предназначенного для использования в случае войны. </text:p>
      <text:p text:style-name="P1">11. Разведывательная деятельность АОР концентрируется на отобранных объектах, представляющих разведывательный интерес, к которым относятся: </text:p>
      <text:list xml:id="list1608408380" text:style-name="L13">
        <text:list-item>
          <text:p text:style-name="P108">командование родами вооруженных сил, военных округов, оперативных и тактических союзов стран НАТО; </text:p>
        </text:list-item>
      </text:list>
      <text:list xml:id="list1932462171" text:style-name="L14">
        <text:list-item>
          <text:p text:style-name="P109">оперативная подготовка и развитие войск оперативного уровня; </text:p>
        </text:list-item>
      </text:list>
      <text:list xml:id="list547892206" text:style-name="L15">
        <text:list-item>
          <text:p text:style-name="P110">силы и средства ядерного нападения оперативного уровня; </text:p>
        </text:list-item>
      </text:list>
      <text:list xml:id="list2122921810" text:style-name="L16">
        <text:list-item>
          <text:p text:style-name="P111">объекты ОПТ; </text:p>
        </text:list-item>
      </text:list>
      <text:list xml:id="list3418698684" text:style-name="L17">
        <text:list-item>
          <text:p text:style-name="P112">военные научно-исследовательские центры и родственные гражданские учреждения, работающие для вооруженных сил; </text:p>
        </text:list-item>
      </text:list>
      <text:list xml:id="list3661264783" text:style-name="L18">
        <text:list-item>
          <text:p text:style-name="P113">центры ядерных исследований и ядерной промышленности; </text:p>
        </text:list-item>
      </text:list>
      <text:list xml:id="list3880479609" text:style-name="L19">
        <text:list-item>
          <text:p text:style-name="P36">ключевые промышленные предприятия, в основном, военной промышленности; </text:p>
        </text:list-item>
      </text:list>
      <text:p text:style-name="P1">12. Разведывательные задания для АОР в мирный период разрабатываются Оперативным и Информационным секторами II Управления Генерального штаба ВП; эти задания имеют целью обеспечение потребностей оперативного планирования, ведущегося Генеральным штабом ВП и предназначенным для командования оперативного уровня. </text:p>
      <text:p text:style-name="P1"><text:soft-page-break/>13. В период угрозы и войны Отдел АОР, после проведения мобилизации, переходит в Разведывательное управление Штаба фронта и является одной из организационных ячеек этого управления. </text:p>
      <text:p text:style-name="P1">14. В состав Отдела Агентурной оперативной разведки входят оперативные отделы, размещенные на территории страны. Каждый оперативный отдел, в организационном смысле приспособленный для самостоятельных действий на месте, отвечает за организацию и ведение разведывательной деятельности в отведенной ему зон<text:span text:style-name="T3">е</text:span> разведывательного интереса.</text:p>
      <text:p text:style-name="P1">15.Разведывательный аппарат агентурной оперативной разведки делится на: </text:p>
      <text:list xml:id="list561949942" text:style-name="L20">
        <text:list-item>
          <text:p text:style-name="P114">внутренний аппарат; </text:p>
        </text:list-item>
      </text:list>
      <text:list xml:id="list1736557041" text:style-name="L21">
        <text:list-item>
          <text:p text:style-name="P115">аппарат под легальным прикрытием; </text:p>
        </text:list-item>
      </text:list>
      <text:list xml:id="list969848649" text:style-name="L22">
        <text:list-item>
          <text:p text:style-name="P37">нелегальный аппарат. </text:p>
        </text:list-item>
      </text:list>
      <text:p text:style-name="P1">Подробно организационная структура и область деятельности АОР оговариваются в отдельном документе: "Общая область действия агентурной оперативной разведки II Управления Генерального штаба". </text:p>
      <text:h text:style-name="Heading_20_2" text:outline-level="2"><text:bookmark-start text:name="__RefHeading___Toc1723_2329714508"/>С. ОСНОВЫ АГЕНТУРНОГО СОТРУДНИЧЕСТВА СТРАТЕГИЧЕСКОЙ И ОПЕРАТИВНОЙ АГЕНТУРНЫХ РАЗВЕДОК<text:bookmark-end text:name="__RefHeading___Toc1723_2329714508"/></text:h>
      <text:p text:style-name="P1">16. Агентурная стратегическая разведка охватывает своими действиями также регионы деятельности АОР, соблюдая разделение организационных задач. </text:p>
      <text:p text:style-name="P1">17. В организационных делах совместные действия и координация относятся прежде всего к следующим заданиям:</text:p>
      <text:list xml:id="list1091232083" text:style-name="L23">
        <text:list-item>
          <text:p text:style-name="P116">взаимная передача агентов в зависимости от возможности их использования и наведение на интересных лиц, отобранных в качестве кандидатов для привлечения к сотрудничеству; </text:p>
        </text:list-item>
      </text:list>
      <text:list xml:id="list107667248" text:style-name="L24">
        <text:list-item>
          <text:p text:style-name="P117">помощь в обеспечении некоторых разведывательных операций; </text:p>
        </text:list-item>
      </text:list>
      <text:list xml:id="list611332499" text:style-name="L25">
        <text:list-item>
          <text:p text:style-name="P118">взаимопомощь в разработке легализирующей деятельности и получении легализирующих документов; </text:p>
        </text:list-item>
      </text:list>
      <text:list xml:id="list901729049" text:style-name="L26">
        <text:list-item>
          <text:p text:style-name="P38">обмен информацией о разведывательной ситуации и опыта по поводу форм и методов оперативной работы. </text:p>
        </text:list-item>
      </text:list>
      <text:p text:style-name="P1">18. Действия, входящие в область взаимодействия обоих видов разведки, осуществляются на уровне отделов оперативного сектора, опираясь на указания и инструкции заместителя начальника II Управления по организационной работе. </text:p>
      <text:h text:style-name="Heading_20_1" text:outline-level="1"><text:bookmark-start text:name="__RefHeading___Toc1725_2329714508"/>Раздел III. СОСТАВ И ОРГАНИЗАЦИЯ РАЗВЕДЫВАТЕЛЬНОГО АППАРАТА<text:bookmark-end text:name="__RefHeading___Toc1725_2329714508"/></text:h>
      <text:h text:style-name="Heading_20_2" text:outline-level="2"><text:bookmark-start text:name="__RefHeading___Toc1727_2329714508"/>А. ВНУТРЕННИЙ РАЗВЕДЫВАТЕЛЬНЫЙ АППАРАТ<text:bookmark-end text:name="__RefHeading___Toc1727_2329714508"/></text:h>
      <text:p text:style-name="P1">19. В состав внутреннего разведывательного аппарата входят: </text:p>
      <text:list xml:id="list1655637634" text:style-name="L27">
        <text:list-item>
          <text:p text:style-name="P119"><text:soft-page-break/>внутренний центральный аппарат; </text:p>
        </text:list-item>
      </text:list>
      <text:list xml:id="list347879615" text:style-name="L28">
        <text:list-item>
          <text:p text:style-name="P120">внутренний аппарат на местах; </text:p>
        </text:list-item>
      </text:list>
      <text:list xml:id="list2090194150" text:style-name="L29">
        <text:list-item>
          <text:p text:style-name="P121">аппарат под прикрытием гражданских учреждений в стране; </text:p>
        </text:list-item>
      </text:list>
      <text:list xml:id="list3358883837" text:style-name="L30">
        <text:list-item>
          <text:p text:style-name="P39">внутренний вспомогательный аппарат. </text:p>
        </text:list-item>
      </text:list>
      <text:h text:style-name="Heading_20_3" text:outline-level="3"><text:bookmark-start text:name="__RefHeading___Toc1729_2329714508"/>а) Внутренний центральный аппарат<text:bookmark-end text:name="__RefHeading___Toc1729_2329714508"/></text:h>
      <text:p text:style-name="P1">20. В состав внутреннего центрального аппарата входят кадровые работники разведки, работающие в центральном аппарате. Центральный аппарат является органом, руководящим совокупностью предприятий агентурной стратегической разведки и агентурной оперативной разведки. Он организован в соответствии со штатом II Управления Генерального штаба ВП. Работники этого аппарата выполняют задания соответственно с кругом обязанностей, определенным заместителем начальника II Управления по оперативной работе для отдельных должностей и функций. </text:p>
      <text:h text:style-name="Heading_20_3" text:outline-level="3"><text:bookmark-start text:name="__RefHeading___Toc1731_2329714508"/>b) Внутренний аппарат на местах<text:bookmark-end text:name="__RefHeading___Toc1731_2329714508"/></text:h>
      <text:p text:style-name="P1">21. В состав внутреннего аппарата на местах входят кадровые работники разведки, работающие в местных разведывательных органах, в мирное время подчиняющихся центральному аппарату.</text:p>
      <text:h text:style-name="Heading_20_3" text:outline-level="3"><text:bookmark-start text:name="__RefHeading___Toc1733_2329714508"/>c) Аппарат под прикрытием гражданских учреждений внутри страны<text:bookmark-end text:name="__RefHeading___Toc1733_2329714508"/></text:h>
      <text:p text:style-name="P1">22. В состав аппарата под прикрытием гражданских учреждений внутри страны входят кадровые работники разведки и привлеченные сотрудники. Кадровые работники под прикрытием представляют собой группу офицеров II Управления Генерального штаба ВП, направленных на основе соответственно разработанной и легализованной легенды на работу в гражданских государственных учреждениях с целью выполнения разведывательных заданий внутри страны и в период направления их на работу в представительствах ПНР, в зарубежных международных организациях или во время служебных выездов за границу. Офицеры, работающие под прикрытием, кроме требований, поставленным кадровым работникам разведки, должны дополнительно иметь соответствующую профессиональную подготовку для выполнения служебных функций в учреждении прикрытия. </text:p>
      <text:p text:style-name="P1">Подробно принципы отбора, обучения, легализации и размещения офицеров под прикрытием гражданский учреждений оговаривает "Инструкция о принципах набора, легализации и работы офицеров под прикрытием гражданских учреждений и организаций ПНР". </text:p>
      <text:p text:style-name="P1">23. Сотрудники – это польские граждане, привлеченные к сотрудничеству с военной разведкой. Сотрудников отбирают и вербуют среди лиц, которые по причине занимаемых служебных должностей в гражданских государственных учреждениях, направляются на работу в польских зарубежных представительствах и посольствах, или поддерживают контакты с иностранцами (зарубежными учреждениями) или систематически выезжают за границу. Сотрудниками могут быть также лица, имеющие возможность осуществления некоторых вспомогательных оперативных заданий на территории страны, как, например, руководители отделов кадров центральных <text:soft-page-break/>аппаратов внешней торговли, некоторых министерств, вузов, транспортных предприятий, имеющих связи с заграницей.</text:p>
      <text:p text:style-name="P1">Отбирая кандидатов в сотрудники, следует учитывать конкретные потребности, цель вербовки и пригодность кандидата, определяемые заданиями и требованиями разведывательной работы. </text:p>
      <text:p text:style-name="P1">Главными мотивами привлечения сотрудников к разведывательной работе являются их патриотическая сознательность, часто поддержанная материальными факторами.</text:p>
      <text:p text:style-name="P1">Главные критерии подбора кандидатов в сотрудники – это: </text:p>
      <text:list xml:id="list1038867744" text:style-name="L31">
        <text:list-item>
          <text:p text:style-name="P122">высокая идейно-политическая сознательность; </text:p>
        </text:list-item>
      </text:list>
      <text:list xml:id="list2236123132" text:style-name="L32">
        <text:list-item>
          <text:p text:style-name="P123">наличие высшего образования и соответствующей профессиональной квалификации; </text:p>
        </text:list-item>
      </text:list>
      <text:list xml:id="list1895795666" text:style-name="L33">
        <text:list-item>
          <text:p text:style-name="P124">положительные качества личности; </text:p>
        </text:list-item>
      </text:list>
      <text:list xml:id="list3255289223" text:style-name="L34">
        <text:list-item>
          <text:p text:style-name="P125">хорошее знание иностранных языков; </text:p>
        </text:list-item>
      </text:list>
      <text:list xml:id="list2699940419" text:style-name="L35">
        <text:list-item>
          <text:p text:style-name="P126">соответствующий жизненный опыт, возраст и состояние здоровья; </text:p>
        </text:list-item>
      </text:list>
      <text:list xml:id="list2980044379" text:style-name="L36">
        <text:list-item>
          <text:p text:style-name="P40">объективные и субъективные разведывательные возможности. При отборе кандидатов в сотрудники не следует принимать во внимание лиц, занимающих высокие должности в государственной иерархии (от директора департамента и выше, руководителей дипломатических представительств ПНР и т.п.) и сотрудников партийного аппарата. </text:p>
        </text:list-item>
      </text:list>
      <text:p text:style-name="P1">24. Разведывательный аппарат под прикрытием организуется стратегической разведкой. В государствах, представляющих разведывательный интерес, он может использоваться в принципе только в мирный период и при существовании нормальных международных отношений.</text:p>
      <text:h text:style-name="Heading_20_3" text:outline-level="3"><text:bookmark-start text:name="__RefHeading___Toc1735_2329714508"/>d) Внутренний вспомогательный аппарат <text:bookmark-end text:name="__RefHeading___Toc1735_2329714508"/></text:h>
      <text:p text:style-name="P1">25. В состав внутреннего вспомогательного аппарата входят контактные адреса, конспиративные телефоны, находящиеся постоянно в Польше агенты (переброшенные в Польшу в результате провала или грозящей им опасности) и использующиеся время от времени для выполнения некоторых разведывательных заданий внутри страны, а также другие лица, оказывающие услуги нашей разведке.</text:p>
      <text:h text:style-name="Heading_20_2" text:outline-level="2"><text:bookmark-start text:name="__RefHeading___Toc1737_2329714508"/>В. ЗАРУБЕЖНЫЙ РАЗВЕДЫВАТЕЛЬНЫЙ АППАРАТ <text:bookmark-end text:name="__RefHeading___Toc1737_2329714508"/></text:h>
      <text:p text:style-name="P1">26. Зарубежный разведывательный аппарат делится на: </text:p>
      <text:list xml:id="list198567087" text:style-name="L37">
        <text:list-item>
          <text:p text:style-name="P127">зарубежный аппарат под прикрытием; </text:p>
        </text:list-item>
      </text:list>
      <text:list xml:id="list929034762" text:style-name="L38">
        <text:list-item>
          <text:p text:style-name="P128">нелегальный аппарат; </text:p>
        </text:list-item>
      </text:list>
      <text:list xml:id="list2006267384" text:style-name="L39">
        <text:list-item>
          <text:p text:style-name="P41">вспомогательная агентура.</text:p>
        </text:list-item>
      </text:list>
      <text:h text:style-name="Heading_20_3" text:outline-level="3"><text:bookmark-start text:name="__RefHeading___Toc1739_2329714508"/>а) Зарубежный аппарат под прикрытием <text:bookmark-end text:name="__RefHeading___Toc1739_2329714508"/></text:h>
      <text:p text:style-name="P1">27. В состав зарубежного аппарата под прикрытием входят: </text:p>
      <text:list xml:id="list3171183486" text:style-name="L40">
        <text:list-item>
          <text:p text:style-name="P129"><text:soft-page-break/>кадровые работники разведки, работающие в бюро военных атташе при дипломатических представительствах ПНР в странах, представляющих разведывательный интерес; </text:p>
        </text:list-item>
      </text:list>
      <text:list xml:id="list882617255" text:style-name="L41">
        <text:list-item>
          <text:p text:style-name="P130">кадровые работники разведки, работающие за границей под прикрытием польских официальных представительств (посольства, миссии, консульства, торговые представительства, авиакомпании и турбюро), предприятий, смешанных учреждений и международных организаций; </text:p>
        </text:list-item>
      </text:list>
      <text:list xml:id="list3515332844" text:style-name="L42">
        <text:list-item>
          <text:p text:style-name="P42">привлеченные сотрудники, работающие в польских зарубежных представительствах.</text:p>
        </text:list-item>
      </text:list>
      <text:p text:style-name="P1">В польских зарубежных представительствах в некоторых случаях могут работать также жены кадровых работников или привлеченных сотрудников, которые после соответствующего инструктажа (обучения) могут одновременно выполнять вспомогательные функции для военной разведки. </text:p>
      <text:p text:style-name="P1">28. Кадровые работники, направляемые на разведывательную работу в капиталистические страны, набираются во II Управлении Генерального штаба ВП. В некоторых случаях в бюро военных атташе в странах, представляющих разведывательный интерес, могут работать также офицеры Войска Польского не из II Управления Генерального штаба, однако они должны пройти необходимое обучение в области разведки. </text:p>
      <text:h text:style-name="Heading_20_3" text:outline-level="3"><text:bookmark-start text:name="__RefHeading___Toc1741_2329714508"/>b) Нелегальный аппарат <text:bookmark-end text:name="__RefHeading___Toc1741_2329714508"/></text:h>
      <text:p text:style-name="P1">29. В состав нелегального аппарата входят нелегалы, нелегальные работники разведки, агенты и вспомогательная агентура. В мирное время нелегальный аппарат должен использоваться только для выполнения тех заданий, которые не могут быть выполнены иными силами и средствами. Особенно важное значение имеет достаточно развитый и хорошо организованный нелегальный аппарат во время войны, когда получение информации иным путем становится значительно труднее. </text:p>
      <text:p text:style-name="P1">30 Нелегалы – это обычно кадровый работник разведки, переброшенный нелегальным образом на территорию иностранного государства, с чужими документами, с целью организации и ведения разведывательной работы, находясь на нелегальном положении. Кандидаты в нелегалы отбираются среди кадровых работников разведки, кадровых офицеров и офицеров запаса, а также среди гражданских лиц, чаще всего выпускников вузов.</text:p>
      <text:p text:style-name="P1">Основные критерии подбора кандидатов в нелегалы: </text:p>
      <text:list xml:id="list1430917106" text:style-name="L43">
        <text:list-item>
          <text:p text:style-name="P131">глубокий патриотизм и высокая идейно-политическая сознательность; </text:p>
        </text:list-item>
      </text:list>
      <text:list xml:id="list2404571289" text:style-name="L44">
        <text:list-item>
          <text:p text:style-name="P132">высшее образование и высокий интеллектуальный уровень, а также соответствующая гражданская профессия, дающая возможность получить работу в стране, куда нелегал будет заброшен; </text:p>
        </text:list-item>
      </text:list>
      <text:list xml:id="list4254827586" text:style-name="L45">
        <text:list-item>
          <text:p text:style-name="P133">положительные черты личности, такие, как: смелость, умение владеть собой, инициатива, внутренняя дисциплина, наблюдательность, память, систематичность, смелость в принятии решений, умение вести анализ и делать выводы, хорошая физическая форма и психическая устойчивость; </text:p>
        </text:list-item>
      </text:list>
      <text:list xml:id="list2556123154" text:style-name="L46">
        <text:list-item>
          <text:p text:style-name="P134">беглое знание языка страны проживания; </text:p>
        </text:list-item>
      </text:list>
      <text:list xml:id="list216628181" text:style-name="L47">
        <text:list-item>
          <text:p text:style-name="P43"><text:soft-page-break/>желательное гражданское состояние – отсутствие жены и немногочисленные родственники. Выбор кандидатов в нелегалы может иметь место исключительно на идеологической базе и только на добровольных началах. В разведывательной деятельности используются также нелегальные работники разведки (НРР).</text:p>
        </text:list-item>
      </text:list>
      <text:p text:style-name="P1">31. Нелегальный работник разведки (НРР) – это, как правило, офицер на действительной военной службе или офицер запаса, выпускник вуза (или в исключительных случаях гражданское лицо с польским гражданством), привлеченный для сотрудничества с разведкой, обученный по индивидуальной программе и подготовленный для разведывательной работы в стране, представляющей разведывательный интерес. Выезд нелегального работника разведки за границу организуется полулегальным путем, с использованием имеющихся у него семейных связей за границей или личных знакомств и контактов.</text:p>
      <text:p text:style-name="P1">Отбор и вербовка кандидатов в нелегальные работники разведки осуществляет внутренний оперативный отдел, а обучение и подготовку их к разведывательной работе за границей занимаются оперативные отделы соответствующей направленности. Нелегальные работники разведки по истечении определенного периода акклиматизации и закрепления своей легенды могут выполнять разведывательные задания в области: наведения на интересующих разведку лиц, разработки разведывательной ситуации, в том числе легализации, получения разведывательных материалов и информации, руководства резидентурами и агентурными группами, особенно во время угрозы и войны. </text:p>
      <text:p text:style-name="P1">В благоприятных обстоятельствах (напр., в случае получения гражданства иностранного государства, уничтожения следов связи с собственной страной) нелегальные работники разведки могут стать нелегалами. Связь с нелегальными работниками разведки, действующими за границей, организуют и обеспечивают оперативные отделы соответствующего направления исключительно в условиях нелегальной работы. </text:p>
      <text:p text:style-name="P1">Критерии подбора кандидатов в НРР в основном те же, что и в отношении кандидатов в нелегалы. </text:p>
      <text:p text:style-name="P1">32. Агент – это гражданин другого государства, человек без гражданства, или, в некоторых случаях, гражданин Польши на постоянном жительстве за границей, согласно плану тайно привлеченный к сотрудничеству с разведкой. Условия, определяющие пригодность агента для разведывательной работы, таковы: </text:p>
      <text:list xml:id="list1602988460" text:style-name="L48">
        <text:list-item>
          <text:p text:style-name="P135">его собственное согласие и полное осознание того, что он сотрудничает с разведкой; </text:p>
        </text:list-item>
      </text:list>
      <text:list xml:id="list1580505345" text:style-name="L49">
        <text:list-item>
          <text:p text:style-name="P136">лояльность; </text:p>
        </text:list-item>
      </text:list>
      <text:list xml:id="list2238450135" text:style-name="L50">
        <text:list-item>
          <text:p text:style-name="P137">возможность получения и передачи информации или материалов, имеющих определенную разведывательную ценность; </text:p>
        </text:list-item>
      </text:list>
      <text:list xml:id="list106887887" text:style-name="L51">
        <text:list-item>
          <text:p text:style-name="P138">объективная возможность выполнять вспомогательные разведывательные задания; </text:p>
        </text:list-item>
      </text:list>
      <text:list xml:id="list82505256" text:style-name="L52">
        <text:list-item>
          <text:p text:style-name="P139">точное соблюдение правил секретности работы; </text:p>
        </text:list-item>
      </text:list>
      <text:list xml:id="list67038672" text:style-name="L53">
        <text:list-item>
          <text:p text:style-name="P44">подчинение распоряжениям разведки в поведении и осуществлении порученных заданий. </text:p>
        </text:list-item>
      </text:list>
      <text:p text:style-name="P1"><text:soft-page-break/>Вопросы вербовки и руководства агентами оговорены в IV разделе "Инструкции". Доверенных и полностью проверенных агентов, имеющих соответствующие разведывательные качества и квалификацию, можно и нужно использовать для выполнения оперативных заданий, особенно – для ведения работы по отбору и вербовке, руководства группами агентов или даже агентурными резидентурами.</text:p>
      <text:p text:style-name="P1">33. Агенты являются особым источником получения ценной информации и разведывательных материалов, недоступных из официальных источников. Их роль возрастает в период угрозы и войны.</text:p>
      <text:p text:style-name="P1">Соответствующее использование разведывательных возможностей агентов путем умелого руководства ими, а также организация и поддержка безопасной и надежной разведывательной связи является важной оперативной задачей резидента и работников центрального аппарата. С точки зрения на характер выполняемых заданий агенты делятся на:</text:p>
      <text:p text:style-name="P1">1) выполняющих главные задания: </text:p>
      <text:list xml:id="list54748413" text:style-name="L54">
        <text:list-item>
          <text:p text:style-name="P140">агентов на объектах – работающих непосредственно на объектах, представляющих разведывательный интерес и имеющих возможности получения материалов и информации с этих объектов; </text:p>
        </text:list-item>
      </text:list>
      <text:list xml:id="list3323817512" text:style-name="L55">
        <text:list-item>
          <text:p text:style-name="P141">агентов вне объекта – не работающих на объекте, но получающих материалы и информацию путем наблюдения, а также при посредничестве третьих лиц, чаще всего сознательных и бессознательных информаторов; </text:p>
        </text:list-item>
      </text:list>
      <text:list xml:id="list2799946857" text:style-name="L56">
        <text:list-item>
          <text:p text:style-name="P142">агентов для отбора, вербовки и наведения; </text:p>
        </text:list-item>
      </text:list>
      <text:list xml:id="list2506664463" text:style-name="L57">
        <text:list-item>
          <text:p text:style-name="P45">агентов, руководящих работой агентурных групп. </text:p>
        </text:list-item>
      </text:list>
      <text:p text:style-name="P13">2) выполняющих вспомогательные задания (вспомогательная агентура). </text:p>
      <text:h text:style-name="Heading_20_3" text:outline-level="3"><text:bookmark-start text:name="__RefHeading___Toc1743_2329714508"/>с) Вспомогательная агентура <text:bookmark-end text:name="__RefHeading___Toc1743_2329714508"/></text:h>
      <text:p text:style-name="P1">34. Вспомогательная агентура является важным звеном в агентурном разведывательном аппарате, обеспечивающим основную разведывательную деятельность. Роль и значение вспомогательной агентуры в разведывательной деятельности возрастает особенно во время угрозы и войны. Учитывая вышесказанное, критерии подбора вспомогательной агентуры должны быть не только те же, что и в случае агентов, выполняющих главные разведывательные задания, но и более заостренные. Учитывая характер заданий, выполняемых вспомогательной агентурой (возможность знания существенных деталей, касающихся резидентуры или определенного звена агентурного аппарата) лояльность и честность этой категории агентов имеет особое значение для безопасности агентурного аппарата.</text:p>
      <text:p text:style-name="P1">35. В состав вспомогательной агентуры входят:</text:p>
      <text:list xml:id="list2833086778" text:style-name="L58">
        <text:list-item>
          <text:p text:style-name="P143">нелегальные курьеры; </text:p>
        </text:list-item>
      </text:list>
      <text:list xml:id="list2824930200" text:style-name="L59">
        <text:list-item>
          <text:p text:style-name="P144">агенты-связники; </text:p>
        </text:list-item>
      </text:list>
      <text:list xml:id="list792114903" text:style-name="L60">
        <text:list-item>
          <text:p text:style-name="P145">агенты-радиотелеграфисты; </text:p>
        </text:list-item>
      </text:list>
      <text:list xml:id="list876063735" text:style-name="L61">
        <text:list-item>
          <text:p text:style-name="P146">агенты с контактными адресами; </text:p>
        </text:list-item>
      </text:list>
      <text:list xml:id="list2614331161" text:style-name="L62">
        <text:list-item>
          <text:p text:style-name="P147">агенты – владельцы конспиративных квартир; </text:p>
        </text:list-item>
      </text:list>
      <text:list xml:id="list3240959354" text:style-name="L63">
        <text:list-item>
          <text:p text:style-name="P148">агенты – владельцы контактных пунктов; </text:p>
        </text:list-item>
      </text:list>
      <text:list xml:id="list809809309" text:style-name="L64">
        <text:list-item>
          <text:p text:style-name="P46"><text:soft-page-break/>агенты- владельцы конспиративных телефонов: </text:p>
        </text:list-item>
      </text:list>
      <text:p text:style-name="P1">36. Нелегальный курьер – это кадровый работник разведки, сотрудник или разведчик АОР (по отношению к заданиям, выполняемым для агентурной оперативной разведки), выполняющий за границей нашей страны задания из области разведывательной связи (поддерживаемой между Центром и нелегальным разведывательным аппаратом), обучения, вербовки и иных разведывательных заданий. Нелегальные курьеры во время путешествий за границу с целью ведения разведывательной операции часто выступают в качестве граждан иностранных государств и пользуются соответственно подобранными документами в течение всего времени выполнения задания или на некоторых его этапах. </text:p>
      <text:p text:style-name="P1">Курьерские поездки организует центральный аппарат в зависимости от потребностей, определяющихся руководством разведывательной работой или обоснованным требованием резидентов, нелегалов или важных агентов. Для выполнения курьерских заданий подбираются лица, имеющие большой опыт и разведывательные знания, владеющие собой и умеющие себя вести в трудных обстоятельствах, а также с очень хорошим знанием иностранного языка.</text:p>
      <text:p text:style-name="P1">Нелегальные курьеры, подобранные из кадровых работников разведки, входят в состав внутреннего центрального аппарата, а нелегальные курьеры, подобранные из привлеченных сотрудников – в состав внутреннего аппарата под прикрытием. </text:p>
      <text:p text:style-name="P1">37. Агенты-связники. В категорию агентов-связников входят агенты или сотрудники, выполняющие задания в области посредничества в контактах между разведывательными звеньями. Связники используются в частности для перевозки (передачи) разведывательной почты, передачи сигналов, поручений и иных заданий внутри сети и разведывательных резидентур. Связникам следует поручать в принципе те задания, для выполнения которых они были завербованы. Не следует нагружать их иными разведывательными заданиями, в особенности, непосредственным сбором или добыванием разведывательной информации. Можно, однако, в случае необходимости, привлекать их к сбору информации о разведывательной ситуации.</text:p>
      <text:p text:style-name="P1">С точки зрения поручения связнику почты, довольно часто содержащей информацию и материалы особого значения, а также поручения ему вступать в контакт с другими членами местного звена разведывательного аппарата, кандидатов в связники следует подбирать очень тщательно. Это должны быть надежные, всесторонне проверенные лица. Перед выполнением каждого задания связник должен быть особо проинструктирован о способе выполнения порученного ему задания и поведения в случае задержания его полицией (органом иностранной контрразведки) или в случае возникновения иной, непредвиденной, ситуации.</text:p>
      <text:p text:style-name="P1">38. Агенты-радиотелеграфисты. Агентов-радиотелеграфистов вербуют и готовят к обслуживанию радиооборудования разведывательной связи, если по различным причинам обслуживание радиостанции самими агентами или другими членами резидентуры нежелательно или невозможно. Роль радиотелеграфистов в агентурной работе исключительно важна, особенно в период угрозы и войны, когда агентурная радиосвязь становится основным каналом связи, обеспечивающим быструю и точную передачу разведывательной информации в Центр и обратно – то есть, руководство <text:soft-page-break/>агентурным аппаратом, осуществляемое Центром. Подбор кандидатов в радиотелеграфисты должен быть чрезвычайно тщательным. Они должны иметь высокую профессиональную квалификацию, позволяющую им не только обслуживать радиостанцию, но также осуществлять консервацию радиооборудования и самостоятельно производить его ремонт.</text:p>
      <text:p text:style-name="P1">Радиотелеграфистами могут быть исключительно лица, всесторонне проверенные и пользующиеся полным доверием Центра. Подбирая кандидатов в радиотелеграфисты, следует подбирать таких людей, которые в случае всеобщей мобилизации не будут призваны в армию (напр., женщин, мужчин с ограниченной годностью к строевой службе и т п.)</text:p>
      <text:p text:style-name="P1">39. Агент с контактным адресом – это человек, по адресу которого высылается почтовая корреспонденция (письма, телеграммы, бандероли) со скрытым содержанием или с содержимым, представляющим собой разведывательную информацию, предназначенную для органов разведки или человека, связанного с ними. Контактный адрес может использоваться для поддержания связи в направлении снизу вверх (напр., агент – Центр) или обратно. В связи с этим контактные адреса должны находиться как на территории собственной страны, так и на территории непосредственных действий нелегального аппарата или третьих государств. При подборе контактных адресов следует прежде всего учитывать условия сохранения полной конспирации при получении корреспонденции на контактный адрес и возможность относительно легкого, но хорошо легендированного контакта при получении корреспонденции у адресата. </text:p>
      <text:p text:style-name="P1">40. Агент – владелец конспиративного помещения – это лицо, помещение которого используется на конспиративных основах в оперативных целях, главным образом, для проведения разведывательных встреч, проведения обучения, хранения материалов и разведывательного оборудования, а также для временного проживания работника разведки, когда возникает необходимость его скрыть. </text:p>
      <text:p text:style-name="P1">41. С точки зрения предназначения конспиративные помещения должны быть тщательно подобраны, разработаны и проверены. Следует обращать внимание на то, чтобы как помещение, так и его владелец отвечали условиям, необходимым для сохранения в тайне факта использования помещения в разведывательных целях, в особенности, чтобы:</text:p>
      <text:list xml:id="list3473175648" text:style-name="L65">
        <text:list-item>
          <text:p text:style-name="P149">владелец помещения и его ближайшие родственники были людьми сдержанными и достойными полного доверия; </text:p>
        </text:list-item>
      </text:list>
      <text:list xml:id="list1893374470" text:style-name="L66">
        <text:list-item>
          <text:p text:style-name="P150">соседи владельца конспиративного помещения не были объектом интереса со стороны полиции или контрразведывательных органов; </text:p>
        </text:list-item>
      </text:list>
      <text:list xml:id="list2104159155" text:style-name="L67">
        <text:list-item>
          <text:p text:style-name="P47">положение помещения, ведущие к нему дороги, а также вход и выход представляли бы собой удобные условия для сохранения в тайне факта использования помещения в разведывательных целях.</text:p>
        </text:list-item>
      </text:list>
      <text:p text:style-name="P1">42. В конспиративные помещения можно приводить только надежных и проверенных агентов. Обязывает принцип ведения точного учета лиц, пользующихся данным помещением. </text:p>
      <text:p text:style-name="P1"><text:soft-page-break/>Конспиративные помещения должны систематически контролироваться с целью установления, не было ли раскрыто их назначение или не существует ли такая опасность. </text:p>
      <text:p text:style-name="P1">В случае установления признаков интереса контрразведывательных органов к конспиративному помещению или к кому-то из тех, кто им пользуется, или повышенного интереса к помещению его окружения, дальнейшее его использование в разведывательных целях следует приостановить до того, пока дело не будет окончательно выяснено. В случае установления, что помещение деконспирировано, даже частично, от использования помещения следует отказаться.</text:p>
      <text:p text:style-name="P1">43. Агент – владелец контактного пункта – используется для передачи и получения разведывательных материалов, оборудования и т.п. Контактный пункт организуется на территории государства, в котором действует агентура, или на территории третьих государств, особенно нейтральных. Контактные пункты создают агенты, чаще всего работающие в сервисных предприятиях разного рода и назначения. </text:p>
      <text:p text:style-name="P1">44. Агент – владелец конспиративного телефона – это лицо, личный и служебный телефон которого используется разведкой. Конспиративный телефон может быть использован для поддерживания при его посредстве агентурной связи между членами агентурных звеньев, напр., между резидентом и связным , связником и и агентом и т.п. с целью передачи коротких, условных сигналов, телефонных разговоров, соответственно камуфлированных. Этим путем могут передаваться условные сигналы, означающие, напр., вызов на встречу или обмен материалами, предупреждение об опасности и т.п. </text:p>
      <text:p text:style-name="P1">Используя для разведывательной связи конспиративный телефон следует помнить об установлении таких условных сигналов, которые в процессе телефонного разговора не возбуждали бы никаких подозрений у посторонних, а с другой стороны – были бы однозначны (в плане содержания) для посвященных.</text:p>
      <text:p text:style-name="P1">Члены агентурного звена, пользующиеся конспиративным телефоном, должны иметь заранее установленные пароли для того, чтобы удостовериться в тождественности телефонного собеседника. Каждый телефонный разговор должен быть заранее подготовлен и соответственно легендирован. При пользовании конспиративным телефоном следует установить конкретно кто из членов резидентуры имеет право пользоваться этим каналом связи, кому можно звонить по телефону и в каких случаях. Решения по этим вопросам принимает резидент, после предварительного согласования с Центром. </text:p>
      <text:p text:style-name="P1">Принципы и способы отбора, разработки, вербовки, обучения и руководства работой агентурного аппарата содержатся в IV разделе "Инструкции".</text:p>
      <text:h text:style-name="Heading_20_3" text:outline-level="3"><text:bookmark-start text:name="__RefHeading___Toc1745_2329714508"/>d) Организация резидентур и других разведывательных звеньев<text:bookmark-end text:name="__RefHeading___Toc1745_2329714508"/></text:h>
      <text:p text:style-name="P1">45. Зарубежный разведывательный аппарат организован в рамках резидентур под прикрытием, агентурных резидентур, разведывательных групп и агентурных групп, а также самостоятельно действующих кадровых работников разведки и привлеченных сотрудников разведки под прикрытием, самостоятельно действующих нелегалов, нелегальных работников разведки и самостоятельно действующих агентов.</text:p>
      <text:p text:style-name="P1"><text:soft-page-break/>46. В состав резидентур под прикрытием входят кадровые работники разведки, сотрудники, информаторы (сознательные и несознательные) и доверенные лица. Кроме того, в состав резидентуры могут входить агенты, привлеченные работниками данной резитентуры или переданные ей на контакт и ею руководимые. </text:p>
      <text:p text:style-name="P1">47. Руководителем резидентуры под прикрытием является резидент, обычно - это кадровый работник разведки. В некоторых, исключительных, случаях эти функции может выполнять привлеченный сотрудник. Резидентов отбирают среди наиболее опытных и подготовленных с профессиональной точки зрения работников разведки. Кроме высокой профессиональной квалификации резидента должны отличать: широкая эрудиция, политический опыт, организационные способности, а также умение оценивать людей и общаться с ними в разных кругах страны, представляющей разведывательный интерес.</text:p>
      <text:p text:style-name="P1">Резидента назначает начальник II Управления Генерального штаба ВП. Резидент является единоличным руководителем резидентуры и подчиняется непосредственно начальнику данного профильного отдела. Подробно обязанности и область деятельности резидента определяет специальный приказ и инструкция "Обязанности и права резидента". </text:p>
      <text:p text:style-name="P1">Место работы для резидента подбирается так, чтобы оно давало возможности организовывать и руководить работой личного состава резидентуры, поддержания контактов с подчиненными работниками и обеспечивало свободное использование технических средств связи учреждений прикрытия.</text:p>
      <text:p text:style-name="P1">48. В более крупных резидентурах существует должность заместителя резидента. Его назначает заместитель начальника II Управления по оперативной работе среди опытных кадровых работников, хорошо ориентирующихся в ситуации и условиях оперативной работы на территории деятельности резидентуры. С согласия Центра заместитель резидента знакомится с полным объемом работы резидентуры и руководит ею во время отсутствия резидента. </text:p>
      <text:p text:style-name="P1">Резидент может передать в подчинение своему заместителю некоторых оперативных работников, чтобы лучше законспирировать контакты и обеспечить лучшую организацию работы, например, группы работников, действующих под одним и тем же прикрытием. Это, однако, не должно полностью лишить резидента возможности поддерживать контакты с этими работниками.</text:p>
      <text:p text:style-name="P1">49. Разведывательная группа является составной частью зарубежного разведывательного аппарата под прикрытием. Она является соединяющим звеном между резидентурой и самостоятельно действующими работниками разведки. В состав разведывательной группы (2-3 человека) входят как кадровые работники разведки, так и сотрудники. Разведывательные группы организуются прежде всего на территории государств, представляющих второстепенный разведывательный интерес.</text:p>
      <text:p text:style-name="P2">Руководитель разведывательной группы подчиняется непосредственно профильному оперативному отделу и поддерживает связь непосредственно с центральным аппаратом. </text:p>
      <text:p text:style-name="P2"><text:soft-page-break/>50. Основным рабочим звеном резидентуры (разведывательной группы) являются работники разведки. Они подчиняются резиденту или его заместителю (руководителю разведывательной группы). От них они получают разведывательные задания и перед ними отчитываются об их выполнении.</text:p>
      <text:p text:style-name="P1">К главным заданиям , выполняемым работниками разведки, относятся: </text:p>
      <text:list xml:id="list365716928" text:style-name="L68">
        <text:list-item>
          <text:p text:style-name="P151">изучение объектов, представляющих разведывательный интерес; </text:p>
        </text:list-item>
      </text:list>
      <text:list xml:id="list4018002230" text:style-name="L69">
        <text:list-item>
          <text:p text:style-name="P152">ведение эффективной работы по отбору и вербовке; </text:p>
        </text:list-item>
      </text:list>
      <text:list xml:id="list98049024" text:style-name="L70">
        <text:list-item>
          <text:p text:style-name="P153">руководство агентами и поддержание с ними связи; </text:p>
        </text:list-item>
      </text:list>
      <text:list xml:id="list1515056817" text:style-name="L71">
        <text:list-item>
          <text:p text:style-name="P154">добывание разведывательной информации и материалов из разных источников, а также разыскание и привлечение новых источников информации; </text:p>
        </text:list-item>
      </text:list>
      <text:list xml:id="list1037210072" text:style-name="L72">
        <text:list-item>
          <text:p text:style-name="P155">разработка разведывательной ситуации, организации иностранных контрразведок, а также форм и методов их работы; </text:p>
        </text:list-item>
      </text:list>
      <text:list xml:id="list1052987351" text:style-name="L73">
        <text:list-item>
          <text:p text:style-name="P156">разработка системы личной и безличной связи; </text:p>
        </text:list-item>
      </text:list>
      <text:list xml:id="list2933182611" text:style-name="L74">
        <text:list-item>
          <text:p text:style-name="P48">обеспечение оперативных предприятий. </text:p>
        </text:list-item>
      </text:list>
      <text:p text:style-name="P13">51. Сотрудники подчиняются резиденту или его заместителю (руководителю разведывательной группы). Они используются главным образом для добывания информации из неагентурных источников, отбора и разработки кандидатов в информаторы и агенты, а также выполнения вспомогательных и обеспечивающих оперативных действий. </text:p>
      <text:p text:style-name="P1">Опытные и хорошо подготовленные сотрудники с согласия центрального аппарата могут осуществлять оперативные задания в том же объеме, что и кадровые работники разведки, включая руководство агентами. </text:p>
      <text:p text:style-name="P1">52. Резидентуры (разведывательные группы), действующие под прикрытием, кроме того, организуют сеть сознательных и бессознательных информаторов, а также пользуются услугами доверенных лиц. </text:p>
      <text:p text:style-name="P1">53. Информатором (сознательным или бессознательным) может быть гражданин иностранного государства, человек без гражданства или гражданин Польши постоянно или временно проживающий за границей, который в рамках отношений с работником разведки передает документы или информацию, интересующие разведку. </text:p>
      <text:p text:style-name="P1">Черты, отличающие информатора от агента – это:</text:p>
      <text:list xml:id="list1907316306" text:style-name="L75">
        <text:list-item>
          <text:p text:style-name="P157">использование контакта обусловлено наличием хороших личных, а не формальных отношений с определенным работником разведки, а не с разведкой как учреждением; </text:p>
        </text:list-item>
      </text:list>
      <text:list xml:id="list2233077712" text:style-name="L76">
        <text:list-item>
          <text:p text:style-name="P158">ограниченные тематические или временные информационные возможности; </text:p>
        </text:list-item>
      </text:list>
      <text:list xml:id="list2818445228" text:style-name="L77">
        <text:list-item>
          <text:p text:style-name="P159">контакты информатора с работником разведки должны быть соответствующим образом легендированы, но не всегда существуют условия для того, чтобы сохранять их в строгом секрете; </text:p>
        </text:list-item>
      </text:list>
      <text:list xml:id="list3967988197" text:style-name="L78">
        <text:list-item>
          <text:p text:style-name="P49">наличие иных факторов, исключающих возможность установления сотрудничества в агентурной форме. </text:p>
        </text:list-item>
      </text:list>
      <text:p text:style-name="P1">54. Доверенными лицами называются лица, которые по различным причинам (прежде всего – идеологическим)) симпатизируют нашей стране, имеют при этом доступ к интересной информации и склонны предоставить ее нашим представителям. <text:soft-page-break/>Доверенных лиц можно использовать также для наведения на кандидатов в агенты и их проверки. Контакты, поддерживаемые с этими лицами, не должны производить впечатление, которые могло бы вызвать подозрения со стороны контрразведки и подвергнуть эти лица компрометации. В особенности, в контактах с членами организаций левого толка и лицами, известными своими коммунистическими симпатиями, не следует применять никаких форм чисто разведывательной связи.</text:p>
      <text:p text:style-name="P1">55. Агентурные резидентуры организованы и находятся под непосредственным руководством центрального аппарата. По причине необходимости соблюдения безопасности и конспирации они не должны иметь никаких контактов с аппаратом, работающим под прикрытием.</text:p>
      <text:p text:style-name="P1">56. В состав агентурных резидентур входят: </text:p>
      <text:list xml:id="list3802634296" text:style-name="L79">
        <text:list-item>
          <text:p text:style-name="P160">резиденты, которыми обычно являются нелегалы, а в индивидуальных случаях проверенные агенты, имеющие большой опыт и разведывательные способности, хорошо легализованные в области своей деятельности; </text:p>
        </text:list-item>
      </text:list>
      <text:list xml:id="list1650876307" text:style-name="L80">
        <text:list-item>
          <text:p text:style-name="P161">агенты на объектах, глубоко законспирированные и работающие на объектах, представляющих разведывательный интерес; </text:p>
        </text:list-item>
      </text:list>
      <text:list xml:id="list738609453" text:style-name="L81">
        <text:list-item>
          <text:p text:style-name="P162">агенты вне объектов имеющие, однако, возможность выполнять разведывательные задания; </text:p>
        </text:list-item>
      </text:list>
      <text:list xml:id="list1312135170" text:style-name="L82">
        <text:list-item>
          <text:p text:style-name="P50">вспомогательный агентурный аппарат (связники радиотелеграфисты, контактные адреса, владельцы конспиративных помещений, контактных пунктов, конспиративных телефонов и т.п.). </text:p>
        </text:list-item>
      </text:list>
      <text:p text:style-name="P2">57. Личный состав агентурных резидентур не должен быть слишком многочисленным, поскольку это затрудняет оперативность при руководстве и конспирацию. В случае, если в результате успешного осуществления резидентурой заданий по отбору и вербовке она слишком разрастается, то в ее рамках выделяются агентурные группы. На руководство такой группой назначается проверенный и опытный агент. Организацию групп лучше производить по территориальному признаку, заранее предвидя возможность их преобразования в будущем в самостоятельные резидентуры.</text:p>
      <text:p text:style-name="P2">58. Кроме главного задания, которым является добывание сведений и разведывательных материалов, агентурные резидентуры выполняют ряд сложных разведывательных заданий, к которым прежде всего относится ведение активной и направленной работы по отбору и вербовке, а также создание и поддержание соответствующей базы, обеспечивающей деятельность резидентуры путем создания и систематического развития вспомогательного агентурного аппарата.</text:p>
      <text:p text:style-name="P1">59. Деятельность в условиях нелегальной работы является высшей формой разведывательной работы, нежели деятельность аппарата под прикрытием поскольку агентурные резидентуры можно создавать в любой стране, представляющей разведывательный интерес, независимо от существования дипломатических отношений и официальных представительств; их к тому же труднее раскрыть и они более жизнеспособны. </text:p>
      <text:p text:style-name="P1">В период угрозы и войны разведывательная деятельность в условиях нелегальной работы может быть единственной формой ведения разведки против государств, <text:soft-page-break/>участвующих в вооруженном конфликте, поскольку официальный аппарат перестанет там существовать.</text:p>
      <text:p text:style-name="P1">60. Разведывательные задания в условиях нелегальной работы могут также выполняться самостоятельно действующими нелегалами и нелегальными работниками разведки, а также самостоятельно действующими агентами, имеющими непосредственную связь с центральным аппаратом. Самостоятельные задания выполняют обычно те нелегалы, нелегальные работники разведки и агенты, включение которых в резидентуры нецелесообразно по конспиративным причинам или по причине выполнения особо важных разведывательных заданий, по причине частой смены места пребывания или отсутствия резидентуры в данном регионе. </text:p>
      <text:p text:style-name="P1">61. Количество и состав зарубежного разведывательного аппарата на определенной территории должны обеспечивать оптимальное выполнение разведывательных заданий и зависят главным образом от следующих факторов: характер разведывательного интереса к данной территории и его проблематика; состав уже имеющегося нелегального аппарата и работающих под прикрытием польских представительств, его размещение и возможности развития; </text:p>
      <text:p text:style-name="P1">условия организации разведывательной связи между резидентурами и центральными органами, а также внутри резидентур. </text:p>
      <text:h text:style-name="Heading_20_1" text:outline-level="1"><text:bookmark-start text:name="__RefHeading___Toc1747_2329714508"/>Раздел IV. ОСНОВНЫЕ ПРИНЦИПЫ, ФОРМЫ И МЕТОДЫ ОПЕРАТИВНОЙ РАБОТЫ<text:bookmark-end text:name="__RefHeading___Toc1747_2329714508"/></text:h>
      <text:p text:style-name="P1">62. Оперативную работу следует вести эффективно и максимально безопасно; с этой точки зрения ее должны характеризовать следующие факторы: </text:p>
      <text:p text:style-name="P1">1) плановость – охватывающая перспективное, периодическое и текущее планирование. Перспективное и периодическое планирование должно учитывать постоянное и систематическое развитие агентурных сетей путем определения главных направлений действия в пространстве и времени, а также средств и методов их осуществления. Текущее планирование касается всех оперативных предприятий, операций и действий, выполняемых всеми звеньями разведки. Тщательное планирование является основой непрерывности и координации усилий в разведывательной работе.</text:p>
      <text:p text:style-name="P1">2) конспирация – охватывает все организационные формы и методы действия, заключающиеся в постоянной и последовательной маскировке от органов иностранных контрразведок и посторонних лиц оперативных действий работников разведки. Тщательное соблюдение основ конспирации является обязанностью всех сотрудников разведки.</text:p>
      <text:p text:style-name="P1">3) активность – заключается в упорном стремлении работников разведки выполнять поставленные разведывательные задания при помощи всех доступных им средств и способов, а также в разработке новых и совершенствовании старых, уже существовавших форм разведывательной работы;</text:p>
      <text:p text:style-name="P1">4) точность и соблюдение сроков – достигаются путем: </text:p>
      <text:list xml:id="list924787561" text:style-name="L83">
        <text:list-item>
          <text:p text:style-name="P163"><text:soft-page-break/>постановки перед исполнителями конкретных и однозначных заданий, а также назначения сроков и способов осуществления заданий; </text:p>
        </text:list-item>
      </text:list>
      <text:list xml:id="list3184843532" text:style-name="L84">
        <text:list-item>
          <text:p text:style-name="P164">соответствующего варьирования запланированных действий в связи с предполагаемым развитием определенных разведывательных событий; </text:p>
        </text:list-item>
      </text:list>
      <text:list xml:id="list2509990487" text:style-name="L85">
        <text:list-item>
          <text:p text:style-name="P165">проведения разных разведывательных операций и предприятий в точно запланированные сроки и в запланированных местах, а также согласно с принятыми ранее условиями и принципами; </text:p>
        </text:list-item>
      </text:list>
      <text:p text:style-name="P21">5) знание разведывательной ситуации – заключается в постоянном сборе, изучении и анализе информации и материалов, главным образом,. касающихся: </text:p>
      <text:list xml:id="list2031576822" text:style-name="L86">
        <text:list-item>
          <text:p text:style-name="P166">организации, оборудования, форм и методов действия иностранных контрразведок; </text:p>
        </text:list-item>
      </text:list>
      <text:list xml:id="list3413700796" text:style-name="L87">
        <text:list-item>
          <text:p text:style-name="P167">юридических предписаний (законы, постановления), обычаев и жизненных норм, принятых в странах, представляющих разведывательных интерес; </text:p>
        </text:list-item>
      </text:list>
      <text:list xml:id="list1541451591" text:style-name="L88">
        <text:list-item>
          <text:p text:style-name="P168">внутренней политического и экономического положения; </text:p>
        </text:list-item>
      </text:list>
      <text:list xml:id="list1813591138" text:style-name="L89">
        <text:list-item>
          <text:p text:style-name="P51">знания географии данной страны. </text:p>
        </text:list-item>
      </text:list>
      <text:p text:style-name="P13">6) концентрация и целесообразность действий – заключаются в сосредоточении всех разведывательных усилий на выбранных объектах, проблемах или задачах, которые являются предметом разведки, разработки и активных действий.</text:p>
      <text:h text:style-name="Heading_20_2" text:outline-level="2"><text:bookmark-start text:name="__RefHeading___Toc1749_2329714508"/>А. ПЛАНИРОВАНИЕ ОПЕРАТИВНОЙ РАБОТЫ <text:bookmark-end text:name="__RefHeading___Toc1749_2329714508"/></text:h>
      <text:p text:style-name="P1">63. Успешное выполнение разнородных разведывательных заданий требует точного их планирования и выполнения в соответствующий срок. Основу планирования оперативной работы составляют детальные приказы, распоряжения и указания начальника II Управления Генерального штаба ВП, а также постоянные, годовые и текущие разведывательные задания. Планирование оперативной работы охватывает перспективные, годовые, месячные (или квартальные) планы, по своему характеру - проблемные или касающиеся определенных дел. </text:p>
      <text:p text:style-name="P1">64. Перспективные планы оперативных действий составляются на уровне оперативного сектора и в зависимости от необходимости – в подчиненных ему ячейках. В этих планах определяются главные задания и предприятия на период в несколько или более 10 лет. Эти планы охватывают, главным образом, следующие проблемы:</text:p>
      <text:list xml:id="list384587943" text:style-name="L90">
        <text:list-item>
          <text:p text:style-name="P169">перспективное развитие разведывательной деятельности в определенных районах и на определенных объектах, представляющих интерес для стратегической разведки и АОР, а также главные направления создания и развития резидентур и разведывательной сети; </text:p>
        </text:list-item>
      </text:list>
      <text:list xml:id="list2744588604" text:style-name="L91">
        <text:list-item>
          <text:p text:style-name="P170">материально-техническое и финансовое обеспечение оперативной деятельности; </text:p>
        </text:list-item>
      </text:list>
      <text:list xml:id="list3122364995" text:style-name="L92">
        <text:list-item>
          <text:p text:style-name="P171">перспективные намерения, касающиеся подготовки и использования в оперативной работе кадровых работников разведки; </text:p>
        </text:list-item>
      </text:list>
      <text:list xml:id="list141181300" text:style-name="L93">
        <text:list-item>
          <text:p text:style-name="P172">прогнозирование оперативной деятельности на период "W". </text:p>
        </text:list-item>
      </text:list>
      <text:p text:style-name="P27">65. Годовые планы составляются на уровне оперативного сектора и подчиненных ему ячеек. В этих планах определяется цель, силы, средства и способы выполнения отдельных заданий и предприятий. Годовые планы содержат среди прочего следующие <text:soft-page-break/>задачи: а) главные разведывательные задания и мероприятия; b) детальные оперативные действия, касающиеся: </text:p>
      <text:list xml:id="list3759319673" text:style-name="L94">
        <text:list-item>
          <text:p text:style-name="P173">разработки объектов, представляющих разведывательный интерес, организации на них работы по отбору и вербовке, а также по агентурному проникновению; </text:p>
        </text:list-item>
      </text:list>
      <text:list xml:id="list2452304079" text:style-name="L95">
        <text:list-item>
          <text:p text:style-name="P174">обучения, переброски и легализации, обеспечения разведывательными техническими средствами, в особенности – связью; определения состояния конспирации, разведывательных возможностей, лояльности и т.п. </text:p>
        </text:list-item>
      </text:list>
      <text:list xml:id="list2740131498" text:style-name="L96">
        <text:list-item>
          <text:p text:style-name="P175">создания, развития, реорганизации резидентур, руководства их работой, а также исключения непригодных звеньев разведывательного аппарата; </text:p>
        </text:list-item>
      </text:list>
      <text:list xml:id="list2679841604" text:style-name="L97">
        <text:list-item>
          <text:p text:style-name="P176">разработки разведывательной ситуации и получения легализирующих документов; </text:p>
        </text:list-item>
      </text:list>
      <text:list xml:id="list324289910" text:style-name="L98">
        <text:list-item>
          <text:p text:style-name="P177">контроля за работой резидентур и разведывательных сетей; </text:p>
        </text:list-item>
      </text:list>
      <text:list xml:id="list3373209128" text:style-name="L99">
        <text:list-item>
          <text:p text:style-name="P178">обучения, совершенствования и подготовки разведывательных кадров; </text:p>
        </text:list-item>
      </text:list>
      <text:list xml:id="list1748829731" text:style-name="L100">
        <text:list-item>
          <text:p text:style-name="P179">проведения совещаний, брифингов, тренировок, проверок и т.п. Перспективные и годовые планы оперативных действий Оперативного сектора утверждает начальник II Управления Генерального штаба ВП, а планы работы ячеек сектора – начальник сектора. </text:p>
        </text:list-item>
      </text:list>
      <text:p text:style-name="P22">66. Годовые планы работы являются основой для разработки месячных (или квартальных) планов работы, которые детальным образом определяют оперативные мероприятия, в особенности: </text:p>
      <text:list xml:id="list3385438803" text:style-name="L101">
        <text:list-item>
          <text:p text:style-name="P180">разведывательные операции (встречи, агентурные обмены и другие действия из области разведывательной связи); </text:p>
        </text:list-item>
      </text:list>
      <text:list xml:id="list2721312455" text:style-name="L102">
        <text:list-item>
          <text:p text:style-name="P181">действия, связанные с разработкой объектов, представляющих разведывательный интерес, и ведением работы по отбору и вербовке; </text:p>
        </text:list-item>
      </text:list>
      <text:list xml:id="list3049327551" text:style-name="L103">
        <text:list-item>
          <text:p text:style-name="P182">вербовка кандидатов для разведывательной работы и обучение завербованных лиц; </text:p>
        </text:list-item>
      </text:list>
      <text:list xml:id="list68978564" text:style-name="L104">
        <text:list-item>
          <text:p text:style-name="P183">мероприятия, связанные с разработкой и подготовкой разведывательных технических средств для обеспечения оперативной работы; </text:p>
        </text:list-item>
      </text:list>
      <text:list xml:id="list4262020354" text:style-name="L105">
        <text:list-item>
          <text:p text:style-name="P184">разработка и осуществление оперативной почты и иной текущей корреспонденции; </text:p>
        </text:list-item>
      </text:list>
      <text:list xml:id="list3710161353" text:style-name="L106">
        <text:list-item>
          <text:p text:style-name="P185">проведение анализа и разработок, касающихся форм и методов оперативной работы, разведывательной ситуации и нормативной оперативной документации; </text:p>
        </text:list-item>
      </text:list>
      <text:list xml:id="list3327568668" text:style-name="L107">
        <text:list-item>
          <text:p text:style-name="P52">иные действия, вытекающие из потребностей текущей оперативной работы. </text:p>
        </text:list-item>
      </text:list>
      <text:p text:style-name="P1">Месячные или квартальные планы работы ячеек оперативного сектора утверждает заместитель начальника II Управления по оперативной работе.</text:p>
      <text:p text:style-name="P1">67. Кроме перспективных и периодических планов работы отдельные ячейки Оперативного сектора составляют планы отдельных оперативных мероприятий, к которым относятся: </text:p>
      <text:list xml:id="list2217219548" text:style-name="L108">
        <text:list-item>
          <text:p text:style-name="P186">план разработки и вербовки кандидатов для разведывательной работы; </text:p>
        </text:list-item>
      </text:list>
      <text:list xml:id="list274632420" text:style-name="L109">
        <text:list-item>
          <text:p text:style-name="P187">план обучения завербованных нелегалов, нелегальных работников разведки, агентов, нелегальных курьеров и сотрудников; </text:p>
        </text:list-item>
      </text:list>
      <text:list xml:id="list1416069274" text:style-name="L110">
        <text:list-item>
          <text:p text:style-name="P188">план переброски и легализации; </text:p>
        </text:list-item>
      </text:list>
      <text:list xml:id="list3452893678" text:style-name="L111">
        <text:list-item>
          <text:p text:style-name="P189">план разведывательной связи; </text:p>
        </text:list-item>
      </text:list>
      <text:list xml:id="list897365698" text:style-name="L112">
        <text:list-item>
          <text:p text:style-name="P190"><text:soft-page-break/>план разработки объектов, представляющих разведывательный интерес и агентурного изучения; </text:p>
        </text:list-item>
      </text:list>
      <text:list xml:id="list2982663748" text:style-name="L113">
        <text:list-item>
          <text:p text:style-name="P53">другие планы, вызванные потребностями текущей оперативной работы. </text:p>
        </text:list-item>
      </text:list>
      <text:p text:style-name="P1">68. Форма и содержание планов должны соответствовать установленным образцам оперативных документов или каждый раз уточняться непосредственным начальником, делающим распоряжение о составлении определенного плана. Кроме планов работы и оперативных действий разрабатываются годовые планы финансового обеспечения оперативной работы (бюджетные сметы). Способ, сроки и форма составления этих планов определяют отдельные предписания.</text:p>
      <text:p text:style-name="P1">69. Зарубежный аппарат ведет разведывательную деятельность, опираясь на длительные, годовые и экстренные задания, разработанные центральным аппаратом. При разработке этих заданий следует учитывать выводы и предложения резидентов. Резидентуры, действующие под прикрытием, разрабатывают план осуществления годовых заданий, учитывая имеющиеся силы и средства, а также конкретные возможности отдельных работников резидентуры.</text:p>
      <text:h text:style-name="Heading_20_2" text:outline-level="2"><text:bookmark-start text:name="__RefHeading___Toc1751_2329714508"/>B. ОСНОВЫ ВЕДЕНИЯ РАБОТЫ ПО ОТБОРУ И ВЕРБОВКЕ<text:bookmark-end text:name="__RefHeading___Toc1751_2329714508"/></text:h>
      <text:p text:style-name="P1">70. Агентурное изучение объектов, представляющих разведывательный интерес, возможно в результате систематически проводимой и направленной работы по отбору и вербовке, которая состоит из системы мероприятий, направленных на отбор, разработку и вербовку для разведывательной работы определенных лиц (нелегалов, нелегальных работников разведки, агентов, нелегальных курьеров, сотрудников или вспомогательного персонала), способных к выполнению определенных разведывательных заданий. </text:p>
      <text:p text:style-name="P1">71. Отбор кандидатов для вербовки предваряет анализ потребностей разведки и возможности выбранного лица в области разведывательных заданий, предусмотренных для осуществления с его участием. Отбор должен происходить на основе критериев, учитывающих комплекс объективных и субъективных качеств кандидата, позволяющих определить его полезность для разведывательной работы, целесообразности вербовки и установления порядка привлечения. </text:p>
      <text:p text:style-name="P1">72. II Управление Генерального штаба ВП в принципе не использует в качестве агентов членов коммунистических партий в капиталистических странах. </text:p>
      <text:p text:style-name="P1">73. Чаще всего применяются следующие способы отбора кандидатов в агенты: </text:p>
      <text:list xml:id="list3316833933" text:style-name="L114">
        <text:list-item>
          <text:p text:style-name="P191">отбор на основе личных дел, находящихся в разных учреждениях (это касается главным образом отбора внутри страны); </text:p>
        </text:list-item>
      </text:list>
      <text:list xml:id="list2571482833" text:style-name="L115">
        <text:list-item>
          <text:p text:style-name="P192">отбор на основе информации, полученной от третьих лиц, в том числе также и от сотрудников агентурного аппарата; </text:p>
        </text:list-item>
      </text:list>
      <text:list xml:id="list1563992217" text:style-name="L116">
        <text:list-item>
          <text:p text:style-name="P193">отбор на основе личного знакомства с кандидатом. При отборе кандидатов ограничивающими или исключающими их применение обстоятельствами могут быть: преступное прошлое, алкоголизм, надзор со стороны иностранной контрразведки или полиции противника, аморальный образ жизни, длительная болезнь или психическая неуравновешенность, пороки, наркомания и т.п. </text:p>
        </text:list-item>
      </text:list>
      <text:p text:style-name="P23"><text:soft-page-break/>74. Отобранные кандидаты подвергаются разработке, которая проводится с целью: </text:p>
      <text:list xml:id="list381482638" text:style-name="L117">
        <text:list-item>
          <text:p text:style-name="P194">детальной проверки и подтверждения наличия разведывательных возможностей и целесообразности и возможности его привлечения; </text:p>
        </text:list-item>
      </text:list>
      <text:list xml:id="list2171391661" text:style-name="L118">
        <text:list-item>
          <text:p text:style-name="P195">сбор подробных данных, позволяющих точно определить характеристики кандидата; </text:p>
        </text:list-item>
      </text:list>
      <text:list xml:id="list2191655172" text:style-name="L119">
        <text:list-item>
          <text:p text:style-name="P196">уточнение основ и мотивов, а также определение методов вербовки и иных обстоятельств, существенных для ее осуществления; </text:p>
        </text:list-item>
      </text:list>
      <text:list xml:id="list1498975360" text:style-name="L120">
        <text:list-item>
          <text:p text:style-name="P197">подготовка необходимой документации и назначение лиц для проведения вербовки. </text:p>
        </text:list-item>
      </text:list>
      <text:p text:style-name="P24">75. План разработки – это оперативный документ, определяющий разнообразные мероприятия, имеющие целью получение необходимых данных, делающих возможным принятие решения о целесообразности и способе вербовки. План должен содержать следующие основные элементы: </text:p>
      <text:list xml:id="list3252731082" text:style-name="L121">
        <text:list-item>
          <text:p text:style-name="P198">цель разработки; </text:p>
        </text:list-item>
      </text:list>
      <text:list xml:id="list1824458371" text:style-name="L122">
        <text:list-item>
          <text:p text:style-name="P199">срок разработки; </text:p>
        </text:list-item>
      </text:list>
      <text:list xml:id="list1670313659" text:style-name="L123">
        <text:list-item>
          <text:p text:style-name="P200">способы разработки (способы сбора информации о кандидате и источники этой информации); </text:p>
        </text:list-item>
      </text:list>
      <text:list xml:id="list3006336210" text:style-name="L124">
        <text:list-item>
          <text:p text:style-name="P201">лица, отвечающие за осуществление отдельных мероприятий и плана в целом; </text:p>
        </text:list-item>
      </text:list>
      <text:list xml:id="list1597965251" text:style-name="L125">
        <text:list-item>
          <text:p text:style-name="P54">затраты, связанные с разработкой кандидата.</text:p>
        </text:list-item>
      </text:list>
      <text:p text:style-name="P1">В зависимости от возможностей и необходимости, разработка может быть проведена в условиях собственной страны или за границей.</text:p>
      <text:p text:style-name="P1">76. Разработка в условиях собственной страны (в зависимости от необходимости) заключается в конфиденциальном сборе разнообразных данных о кандидате, заключенных в его личном деле по месту работы, в картотеках МВД, ВВС и в местных военных штабах, а также на сборе устной информации путем бесед с окружением кандидата. </text:p>
      <text:p text:style-name="P1">Дополнительные данные о кандидате можно получить от самого кандидата после установления с ним легендированного личного контакта. Личный контакт должен дать возможность узнать черты характера кандидата, его психические и физические особенности и иные черты его личности, знание которых необходимо для определения ценности кандидата и его полезности в разведывательной работе.</text:p>
      <text:p text:style-name="P1">77. Разработка за границей ведется путем использования всех имеющихся в разведке возможностей. Чаще всего применяемым способом разработки является личный контакт работника разведки с лицом, представляющим оперативный интерес. Разработка не всегда, однако, должна вестись с применением личного контакта. Во многих случаях необходимые данные о кандидате можно получить иными путями, например, путем сбора данных с места работы и проживания кандидата, изучение опубликованных материалов и информации (местная пресса, телефонные книги и т.п.), а также при использовании третьих лиц, в том числе (при благоприятных условиях) лиц из прогрессивных и левых общественно-политических организаций (политических партий, профсоюзов, объединений).</text:p>
      <text:p text:style-name="P1"><text:soft-page-break/>Разработка за границей должна проводиться интенсивно, с однозначным соблюдением всех правил конспирации, чтобы этот процесс не обратил на себя внимания органов иностранной контрразведки.</text:p>
      <text:p text:style-name="P1">78. В случае, если разработка не подтвердит разведывательных возможностей кандидата или выявит противопоказания для его использования, то следует от него отказаться. Решение по этому вопросу принимает начальник соответствующего оперативного отдела на основе анализа дела в целом. </text:p>
      <text:p text:style-name="P1">79. Положительные результаты разработки являются основой для начала вербовки кандидата. Вербовка является тайным, политически и оперативно обоснованным процессом привлечения отобранного и разработанного лица для сотрудничества. Основой вербовки являются как действительные, так и целенаправленно созданные или развитые разведкой факты, обстоятельства, мотивы, взгляды, побуждения, которые могут быть использованы в качестве основы для получения согласия вербуемого лица на сотрудничество с разведкой. </text:p>
      <text:p text:style-name="P1">80. К мотивам вербовки относятся следующие главные группы факторов, используемые в процессе привлечения кандидата для сотрудничества с разведкой: </text:p>
      <text:list xml:id="list59309275" text:style-name="L126">
        <text:list-item>
          <text:p text:style-name="P202">идейно-политические убеждения, означающие совпадение или близость идейных и политических взглядов кандидата с принципами социализма или использование его антиимпериалистической позиции; </text:p>
        </text:list-item>
      </text:list>
      <text:list xml:id="list2343072368" text:style-name="L127">
        <text:list-item>
          <text:p text:style-name="P203">патриотизм, означающий эмоциональную привязанность кандидата к Польше, гордость ее достижениями и желание защитить ее жизненные интересы; </text:p>
        </text:list-item>
      </text:list>
      <text:list xml:id="list2019395618" text:style-name="L128">
        <text:list-item>
          <text:p text:style-name="P204">общественные, национальные и религиозные антагонизмы; </text:p>
        </text:list-item>
      </text:list>
      <text:list xml:id="list368808462" text:style-name="L129">
        <text:list-item>
          <text:p text:style-name="P205">материальные, личные или иные интересы, происходящие из склонности кандидата к выполнению разведывательных заданий за финансовое или предметное вознаграждение, или за иного рода услугу, отвечающую его интересам или стремлениям; </text:p>
        </text:list-item>
      </text:list>
      <text:list xml:id="list1737030293" text:style-name="L130">
        <text:list-item>
          <text:p text:style-name="P55">компрометирующие материалы, означающие документированные факты или обстоятельства, разглашение которых могло бы подвергнуть кандидата риску утраты свободы или существенным образом повредить его репутации, общественному или профессиональному положению, источникам доходов или каким-то иным интересам.</text:p>
        </text:list-item>
      </text:list>
      <text:p text:style-name="P1">81. Привлечение разработанного лица для сотрудничества с разведкой является самым важным шагом в процессе вербовки. Метод и способ привлечения должны быть подготовлены с особой тщательностью и обеспечить его успех, а также учесть возможность отступления в случае неудачи вербовки. Привлечение разработанного лица для разведки может быть одноразовым действием или процессом постепенного привлечения, растянутым во времени. Выбор метода вербовки зависит прежде всего от мотивов и личности кандидата. </text:p>
      <text:p text:style-name="P3">82. В разведывательной работе используются следующие методы вербовки:</text:p>
      <text:p text:style-name="P3">а) непосредственный метод – заключается в проведении вербовки в ходе одной, соответственно подготовленной беседы. Вербовка, проведенная этим методом, если нет противопоказаний, должна закончиться принятием от вербованного письменного <text:soft-page-break/>обязательства о сотрудничестве с разведкой. Непосредственный метод применяется при вербовке агентов, сотрудников и работников вспомогательного персонала, вербуемых на территории собственной страны. Кроме того, этот метод применяют в отношении кандидатов в агенты за границей, если существуют предпосылки, указывающие на то, что кандидат выразит согласие. Если лицо, которое вербуют за границей, декларирует готовность сотрудничать, но отказывается подписать обязательства, то от требования такого документа можно отказаться.</text:p>
      <text:p text:style-name="P1">b) метод постепенного привлечения к сотрудничеству – заключается в осуществлении вербовки этапами. Вербующее лицо, выступая под соответственно подобранным прикрытием или легендой, постепенно воздействует и планово привлекает кандидата к сознательному выполнению разведывательных заданий. В этом случае для реального привлечения кандидата к сотрудничеству с разведкой решающим фактором является систематическое получение от него информации и материалов или выполнение иных разведывательных заданий. Этот метод применяется исключительно по отношению к кандидатам в агенты и для вспомогательный персонал, завербованным среди граждан иных государств.</text:p>
      <text:p text:style-name="P1">83. По отношению к иностранцам, имеющим большие разведывательные возможности, и по причине своих убеждений не соглашающимся работать в пользу социалистического государства, возможно применить вербовку "под чужим флагом". В этом случае вербующий выступает под прикрытием или от имени другого государства, политической или экономической организации. Вербовку "под чужим флагом" можно проводить как непосредственным методом, так и методом постепенного привлечения к сотрудничеству.</text:p>
      <text:p text:style-name="P1">84. Основанием для проведения вербовки является разработанное заранее и утвержденное предложение о вербовке, которое должно содержать: </text:p>
      <text:list xml:id="list1062086774" text:style-name="L131">
        <text:list-item>
          <text:p text:style-name="P206">личные данные кандидата и его ближайших родственников; </text:p>
        </text:list-item>
      </text:list>
      <text:list xml:id="list1642494418" text:style-name="L132">
        <text:list-item>
          <text:p text:style-name="P207">историю установления контактов, ход и результаты разработки, характеристику разведывательных возможностей кандидата, его личностных черт, убеждений и общественно-политических взглядов, служебного и материального положения и т.д. </text:p>
        </text:list-item>
      </text:list>
      <text:list xml:id="list2742711680" text:style-name="L133">
        <text:list-item>
          <text:p text:style-name="P208">цель, мотивы и методы, время и место вербовки, а также способ ее проведения и обеспечения; </text:p>
        </text:list-item>
      </text:list>
      <text:list xml:id="list498754824" text:style-name="L134">
        <text:list-item>
          <text:p text:style-name="P209">предложение относительно лица, которое должно провести вербовку; </text:p>
        </text:list-item>
      </text:list>
      <text:list xml:id="list554468264" text:style-name="L135">
        <text:list-item>
          <text:p text:style-name="P210">предложение по способу поддержания связи и финансового обеспечения разведывательной деятельности вербуемого лица; </text:p>
        </text:list-item>
      </text:list>
      <text:p text:style-name="P29">85. Предложение по вербовке утверждают: </text:p>
      <text:list xml:id="list4258028129" text:style-name="L136">
        <text:list-item>
          <text:p text:style-name="P211">на нелегалов, нелегальных работников разведки, агентов и нелегальных курьеров – начальник II Управления Генерального штаба ВП; </text:p>
        </text:list-item>
      </text:list>
      <text:list xml:id="list1821061527" text:style-name="L137">
        <text:list-item>
          <text:p text:style-name="P212">на сотрудников и вспомогательный персонал за границей – заместитель начальника II Управления по оперативной работе; </text:p>
        </text:list-item>
      </text:list>
      <text:list xml:id="list4230938183" text:style-name="L138">
        <text:list-item>
          <text:p text:style-name="P56">на вспомогательный персонал в собственной стране – начальник соответствующего оперативного отдела.</text:p>
        </text:list-item>
      </text:list>
      <text:p text:style-name="P1"><text:soft-page-break/>86. Осуществление вербовки следует поручать соответственно подготовленным и опытным кадровым работникам разведки. В некоторых случаях осуществление вербовки можно поручить также нелегалам, нелегальным работникам разведки, опытным сотрудникам и проверенным агентам. По проведенной вербовке вербующее лицо должно составить подробное донесение, содержащее: </text:p>
      <text:list xml:id="list2302940277" text:style-name="L139">
        <text:list-item>
          <text:p text:style-name="P213">ход вербовки и степень ее соответствия с планом; </text:p>
        </text:list-item>
      </text:list>
      <text:list xml:id="list925904717" text:style-name="L140">
        <text:list-item>
          <text:p text:style-name="P214">подтверждение разведывательных возможностей завербованного и конкретные предложения по его использованию; </text:p>
        </text:list-item>
      </text:list>
      <text:list xml:id="list3163579007" text:style-name="L141">
        <text:list-item>
          <text:p text:style-name="P57">предложения по области, методу, месту и времени разведывательного обучения и подготовки к работе; В случае, если вербовка проводится методом постепенного привлечения к сотрудничеству, предложение о признании кандидата агентом составляется тогда, когда он сознательно предоставляет разведывательные материалы и подчиняется правилам конспирации.</text:p>
        </text:list-item>
      </text:list>
      <text:p text:style-name="P1">87. После проведения вербовки начинается этап обучения, а затем – разведывательного сотрудничества. Этот период следует использовать для дальнейшей разработки и проверки завербованного лица. Разработка имеет целью: </text:p>
      <text:list xml:id="list4212570367" text:style-name="L142">
        <text:list-item>
          <text:p text:style-name="P215">подтверждение существующих и установление новых разведывательных возможностей завербованного; </text:p>
        </text:list-item>
      </text:list>
      <text:list xml:id="list2221073301" text:style-name="L143">
        <text:list-item>
          <text:p text:style-name="P216">проверка лояльности и искренности по отношению к органам нашей разведки; </text:p>
        </text:list-item>
      </text:list>
      <text:list xml:id="list1046848917" text:style-name="L144">
        <text:list-item>
          <text:p text:style-name="P217">получение дополнительных данных, касающихся личности завербованного; </text:p>
        </text:list-item>
      </text:list>
      <text:list xml:id="list434694791" text:style-name="L145">
        <text:list-item>
          <text:p text:style-name="P218">контроль за действиями агента в целью предупреждения возможной деконспирации; </text:p>
        </text:list-item>
      </text:list>
      <text:list xml:id="list866723069" text:style-name="L146">
        <text:list-item>
          <text:p text:style-name="P58">проведение воспитательной работы. Разработка и проверка должны проводиться в течение всего времени сотрудничества данного лица с разведкой. </text:p>
        </text:list-item>
      </text:list>
      <text:p text:style-name="P1">88. Отбор, разработка и вербовка кандидатов для работы во вспомогательном разведывательном аппарате (в качестве владельцев адресных контактов, конспиративных помещений и телефонов) производится по тем же правилам, что и основной агентуры, причем лояльность и честность этого рода агентов имеют еще большее значение для безопасности разведывательного звена, чем в случае отбираемых агентов. Этот факт накладывает на сотрудников разведки, занимающихся работой по отбору-вербовке и руководящих деятельностью агентурного аппарата, обязанность тщательного подбора кандидатов для выполнения вспомогательных функций, тщательной разработки и систематического контроля их деятельности и поведения. </text:p>
      <text:h text:style-name="Heading_20_2" text:outline-level="2"><text:bookmark-start text:name="__RefHeading___Toc1753_2329714508"/>C. РУКОВОДСТВО РАБОТОЙ ЗАРУБЕЖНОГО РАЗВЕДЫВАТЕЛЬНОГО АППАР<text:span text:style-name="T6">А</text:span>ТА<text:bookmark-end text:name="__RefHeading___Toc1753_2329714508"/></text:h>
      <text:h text:style-name="Heading_20_3" text:outline-level="3"><text:bookmark-start text:name="__RefHeading___Toc1755_2329714508"/>а) Общие правила<text:bookmark-end text:name="__RefHeading___Toc1755_2329714508"/></text:h>
      <text:p text:style-name="P1">89. Руководство работой зарубежного разведывательного аппарата заключается прежде всего в: </text:p>
      <text:list xml:id="list3957105818" text:style-name="L147">
        <text:list-item>
          <text:p text:style-name="P219">соответствующем планировании и подготовке разведывательных операций; </text:p>
        </text:list-item>
      </text:list>
      <text:list xml:id="list996681393" text:style-name="L148">
        <text:list-item>
          <text:p text:style-name="P220"><text:soft-page-break/>постановке разведывательных заданий и даче указаний, касающихся способов их выполнения; </text:p>
        </text:list-item>
      </text:list>
      <text:list xml:id="list224019859" text:style-name="L149">
        <text:list-item>
          <text:p text:style-name="P221">контролировании степени выполнения заданий; </text:p>
        </text:list-item>
      </text:list>
      <text:list xml:id="list2160828544" text:style-name="L150">
        <text:list-item>
          <text:p text:style-name="P59">систематическом анализе и оценке степени конспирации, условий, состояния и результатов работы отдельных звеньев и работников разведки. </text:p>
        </text:list-item>
      </text:list>
      <text:p text:style-name="P1">90. Руководство местным аппаратом должно быть непрерывным, решительным и эластичным. Это достигается путем своевременной постановки разведывательных заданий, разработки способов их выполнения, контроля, организации принятия материалов и разведывательной информации от добывающих информацию звеньев, проверки лояльности агентуры и конспирации, постоянного наблюдения за ходом дела и анализа разведывательной ситуации, а также путем быстрой реакции на происходящие изменения. Основой четкого руководства местным аппаратом являются периодические и проблемные планы работ, касающиеся отдельных действий и разведывательных мероприятий, а также хорошо организованная и четко действующая разведывательная связь. </text:p>
      <text:p text:style-name="P1">91. Руководство местным аппаратом находится в компетенции оперативных ячеек центрального аппарата. Руководство со стороны Центра разведывательными резидентурами, самостоятельными агентами, нелегальными работниками разведки, сотрудниками и иными звеньями разведывательного аппарата следует поручать офицерам разведки, имеющим высокую профессиональную квалификацию и соответствующий опыт в оперативной работе. </text:p>
      <text:p text:style-name="P1">92. Существенным элементом процесса руководства является постановка заданий работникам и звеньям местного аппарата. Эти задания должны быть конкретно и однозначно сформулированы и приспособлены к разведывательным возможностям исполнителя. Постановка заданий обобщенных или "на вырост" не только вызывает рассеяние усилий и увеличивает опасность деконспирации, но и деморализует исполнителей. Тот, кто определяет задачу, по мере необходимости и возможности обязан дать исполнителю точные указания по поводу условий и способов выполнения поставленных заданий, а также образа действий в случае затруднений при их выполнении. Постановка заданий и принятие информации и разведывательных материалов может иметь место во время личных контактов, через связников или адресные контакты с использованием тайнописи, шифров и иных способов засекречивания корреспонденции, а также путем радиосвязи с применением шифра. </text:p>
      <text:p text:style-name="P1">93. Следует стремиться к тому, чтобы поставленные задания выполнялись полностью и в определенные сроки. В случае невыполнения заданий, следует установить причины, которые не позволили их выполнить. Выводы из этого анализа позволят соответствующей организационной ячейке адекватно реагировать при дальнейшем руководстве работой определенного звена или разведывательного работника местного аппарата.</text:p>
      <text:p text:style-name="P1">94. Разведывательные возможности местного аппарата следует систематически анализировать, а также осуществлять мероприятия, <text:span text:style-name="T5">н</text:span>аправленные на их расширение. По мере увеличения разведывательных возможностей определенного звена разведки, следует расширить область порученных задач, обращая однако внимание на то, чтобы <text:soft-page-break/>они были следствием конкретных разведывательных потребностей и были выполнимы. Выполнение заданий работниками местного аппарата следует систематично оценивать.</text:p>
      <text:p text:style-name="P1">Оценке подлежат прежде всего:</text:p>
      <text:list xml:id="list3290402685" text:style-name="L151">
        <text:list-item>
          <text:p text:style-name="P222">степень выполнения порученных заданий; </text:p>
        </text:list-item>
      </text:list>
      <text:list xml:id="list1184050854" text:style-name="L152">
        <text:list-item>
          <text:p text:style-name="P223">степень риска; </text:p>
        </text:list-item>
      </text:list>
      <text:list xml:id="list828613154" text:style-name="L153">
        <text:list-item>
          <text:p text:style-name="P60">собственная инициатива, самостоятельность и посвящение работе. Оценки следует сообщать исполнителям заданий. Хорошо работающих работников разведки следует отмечать и награждать, а по отношению к исполнителям неаккуратным или нарушающим принципы разведывательной работы – делать строгие выводы.</text:p>
        </text:list-item>
      </text:list>
      <text:p text:style-name="P1">95. Работники разведки, руководящие деятельностью разведывательных звеньев, несут ответственность за результаты их работы и за соблюдение принципов конспирации. Они обязаны так устанавливать свои отношения с подчиненными им агентами, чтобы сохранить и собственный авторитет, и престиж органов разведки. Работникам разведки категорически воспрещается использовать агентов, информаторов или сотрудников в личных целях, принимать от них подарки, брать у них взаймы или пользоваться предметами, являющимися их личной собственностью. Недопустимо также унижение личного достоинства подчиненных сотрудников, а также подрыв авторитета начальства. Работника разведки, руководящего деятельностью звеньев агентурного нелегального аппарата, должны характеризовать требовательность и решительность по отношению к подчиненным, а одновременно сдержанность, такт и готовность оказать в каждом случае помощь, дать необходимые советы и указания. </text:p>
      <text:p text:style-name="P1">96. Ряд мероприятий, связанных с руководством работой местного аппарата, осуществляется по ходу разведывательных операций. При подготовке и проведении разведывательных операций следует всегда учитывать необходимость максимального обеспечения безопасности всем сотрудникам, принимающим участие в операции. Это достигается путем следующих мер: </text:p>
      <text:list xml:id="list872962278" text:style-name="L154">
        <text:list-item>
          <text:p text:style-name="P224">тщательное планирование операции с учетом вариантов ее реального осуществления, в зависимости от актуальной разведывательной ситуации; </text:p>
        </text:list-item>
      </text:list>
      <text:list xml:id="list527004442" text:style-name="L155">
        <text:list-item>
          <text:p text:style-name="P225">выбор соответствующего места, времени и способа проведения операции; </text:p>
        </text:list-item>
      </text:list>
      <text:list xml:id="list147397944" text:style-name="L156">
        <text:list-item>
          <text:p text:style-name="P226">разработка соответствующей легенды для работников, участвующих в проведении операции; </text:p>
        </text:list-item>
      </text:list>
      <text:list xml:id="list2615809452" text:style-name="L157">
        <text:list-item>
          <text:p text:style-name="P227">разработка системы обеспечения операции, предохраняющая от раскрытия ее органами иностранной контрразведки; </text:p>
        </text:list-item>
      </text:list>
      <text:list xml:id="list4007007587" text:style-name="L158">
        <text:list-item>
          <text:p text:style-name="P61">разработка образа действия в случае провала или невозможности провести операции, появившейся необходимости ее прервать или перенести на другой срок и в другое место. </text:p>
        </text:list-item>
      </text:list>
      <text:p text:style-name="P1">За соответствующую подготовку и проведение разведывательных операций за границей отвечают резидент и подчиненный ему работник разведки, организующий операцию, а в центральном аппарате – начальник профильного оперативного отдела.</text:p>
      <text:h text:style-name="Heading_20_3" text:outline-level="3"><text:bookmark-start text:name="__RefHeading___Toc1757_2329714508"/><text:soft-page-break/>b) Руководство работой зарубежного разведывательного аппарата под прикрытием<text:bookmark-end text:name="__RefHeading___Toc1757_2329714508"/></text:h>
      <text:p text:style-name="P4"><text:s/>97. Основой разведывательной деятельности кадровых работников под прикрытием бюро военных атташе и иных зарубежных представительств является специальный приказ, в котором определяются функции и особые задания. Специальный приказ для резидентов утверждается начальником II Управления Генерального штаба ВП, а для всех заместителей и остальных оперативных работников – заместитель начальника II Управления по оперативной работе. </text:p>
      <text:p text:style-name="P1">98. Работой зарубежного разведывательного аппарата под прикрытием руководят непосредственно профильные отделы Оперативной секции II Управления Генерального штаба ВП. Руководство осуществляется косвенным путем через оперативные почты и шифрограммы, а также непосредственно через вызов данного работника в центральный аппарат или выезд представителя Центра в страну деятельности данной резидентуры. </text:p>
      <text:p text:style-name="P1">99. Зарубежной резидентурой руководит непосредственно резидент, который имеет в качестве помощников одного или несколько заместителей. Он несет ответственность за организацию всей работы, выполнение разведывательных заданий, а также за безопасность, морально-политическое состояние и дисциплину подчиненной ему резидентуры. К его главным обязанностям относится руководство деятельностью по отбору и вербовке, развитие агентурной сети, руководство подчиненной ему агентурой, а также развитие и обеспечение разведывательной связи. Резидент и его заместители не только дают поручения и проверяют их выполнение, в их функции входит умелый подход к подчиненному им разведывательному аппарату. </text:p>
      <text:p text:style-name="P1">Важной чертой руководителя каждого уровня резидентуры является умение самостоятельно принимать решения и делать соответствующие выводы, опирающиеся на рациональные факторы. </text:p>
      <text:p text:style-name="P1">100. При руководстве работой зарубежного разведывательного аппарата под прикрытием следует применять принцип взаимного, исчерпывающего и пунктуального информирования об оперативных делах. Это относится как к данной резидентуре, так и к профильному отделу центрального аппарата. Соблюдение этого правила обеспечивает действиям зарубежного разведывательного аппарата гибкость и энергичную реакцию. </text:p>
      <text:p text:style-name="P1">101. При руководстве разведывательным аппаратом под прикрытием следует учитывать, что его деятельность находится под систематическим наблюдением со стороны органов иностранных контрразведок, и поэтому осуществляемые им разведывательные мероприятия должны быть всегда тщательно подготовлены и замаскированы. Это в особенности относится к такой деятельности, как поддержание связи с агентурой и контакты с лицами, остающимися в активной разработке, а также к непосредственному добыванию официально недоступных материалов и информации. </text:p>
      <text:p text:style-name="P1">102. Кадровые работники разведывательного аппарата, действующего под прикрытием, бюро военных атташе и других польских зарубежных представительств должны в максимальной степени использовать свое официальное положение для осуществления <text:soft-page-break/>поставленных Центром разведывательных задач. Кроме выполнения намеченных оперативных заданий они должны стремиться прежде всего к тому, чтобы: </text:p>
      <text:list xml:id="list3543502599" text:style-name="L159">
        <text:list-item>
          <text:p text:style-name="P228">устанавливать и поддерживать широкие контакты в соответствующих кругах в общественной и частной жизни, завязывать близкие знакомства с лицами, представляющими разведывательный интерес, с целью отбора и разработки кандидатов в агенты или в сознательные информаторы; </text:p>
        </text:list-item>
      </text:list>
      <text:list xml:id="list4108141238" text:style-name="L160">
        <text:list-item>
          <text:p text:style-name="P229">детально изучить страну, представляющую разведывательный интерес, а в особенности ее общественно-политическую, экономическую и научную жизнь, юрисдикцию, административные предписания и правопорядок, обычаи и быт разных общественных групп; </text:p>
        </text:list-item>
      </text:list>
      <text:list xml:id="list2789641435" text:style-name="L161">
        <text:list-item>
          <text:p text:style-name="P230">систематически держать в поле зрения издательский рынок, библиотеки и книжные магазины, следить за прессой и массовыми изданиями, радио- и телепередачами, главным образом, на военные темы; </text:p>
        </text:list-item>
      </text:list>
      <text:list xml:id="list910709363" text:style-name="L162">
        <text:list-item>
          <text:p text:style-name="P231">следить, анализировать и обрабатывать проблематику, касающуюся направления иностранной и внутренней политики данного государства, следить за состоянием и направлением развития вооруженных сил, экономического положения и научно-технических достижений; </text:p>
        </text:list-item>
      </text:list>
      <text:list xml:id="list1396897067" text:style-name="L163">
        <text:list-item>
          <text:p text:style-name="P232">разрабатывать объекты оперативной подготовки территории и исследовать объекты и районы, имеющие разведывательный характер; </text:p>
        </text:list-item>
      </text:list>
      <text:list xml:id="list1418837890" text:style-name="L164">
        <text:list-item>
          <text:p text:style-name="P62">углублять знание иностранных языков, в особенности языка страны, представляющей разведывательный интерес. При осуществлении этих задач кадровые работники разведки должны стремиться к полному использованию информационной документации, которой располагает данное представительство, к близкому сотрудничеству с кадровыми сотрудниками зарубежных польских представительств, в особенности, с лицами, ответственными за безопасность и защиту представительств, а также с бюро военных атташе дружественных социалистических стран.</text:p>
        </text:list-item>
      </text:list>
      <text:h text:style-name="Heading_20_3" text:outline-level="3"><text:bookmark-start text:name="__RefHeading___Toc1759_2329714508"/>c) Руководство разведывательной работой сотрудников<text:bookmark-end text:name="__RefHeading___Toc1759_2329714508"/></text:h>
      <text:p text:style-name="P1">103. Сотрудники разведывательного аппарата, работающие в зарубежных польских представительствах, выполняют разведывательные задания в составе резидентуры, разведывательной группы или самостоятельно. Работой сотрудников, выполняющих за границей разведывательные задания самостоятельно, руководит соответствующий оперативный отдел в центральном аппарате. Разведывательные задания на период работы сотрудника за границей разрабатываются в письменном виде, на общепринятых основаниях. Этот документ подписывает начальник профильного оперативного отдела, а утверждает – заместитель начальника II Управления по оперативной работе. </text:p>
      <text:p text:style-name="P1">104. Выполнение разведывательных заданий сотрудниками должно находится под постоянным контролем и оценкой. После возвращения сотрудника в Польшу, соответствующий оперативный отдел проводит детальный анализ и дает оценку его разведывательной работе в целом. Эта оценка должна быть основой для принятия решения о дальнейшем использовании сотрудника. Такое решение принимает заместитель начальника II Управления по оперативной работе на основе <text:soft-page-break/>характеристики начальника профильного оперативного отдела, который одновременно определяет, каким образом данный сотрудник может использоваться в Польше и кто будет им руководить. </text:p>
      <text:p text:style-name="P1">105. Сотрудники могут получать деньги за работу, выполненную для разведки. В том случае, если они достигнут хороших результатов и проявят большое рвение в разведывательной работе, резиденты, руководители разведывательных групп и начальники оперативных отделов должны обращаться к непосредственным начальникам с предложением о выделении им денежных премий, наград и других отличий – включая военные и государственные ордена.</text:p>
      <text:p text:style-name="P1">106. Сотрудников, достигших очень хороших результатов в разведывательной работе и имеющих дальнейшие перспективы работы для военной разведки, в некоторых случаях можно призвать на действительную военную службу. Включение сотрудника в кадры должно происходить на основании следующих критериев:</text:p>
      <text:list xml:id="list1426355297" text:style-name="L165">
        <text:list-item>
          <text:p text:style-name="P233">достижение очень хороших результатов в разведывательной работе, особенно – по отбору и вербовке; </text:p>
        </text:list-item>
      </text:list>
      <text:list xml:id="list1352741468" text:style-name="L166">
        <text:list-item>
          <text:p text:style-name="P234">талант к оперативной работе, черты личности разведчика и большое рвение к разведывательной работе; </text:p>
        </text:list-item>
      </text:list>
      <text:list xml:id="list1898895581" text:style-name="L167">
        <text:list-item>
          <text:p text:style-name="P235">умение организовать работу и руководить людьми; </text:p>
        </text:list-item>
      </text:list>
      <text:list xml:id="list566748368" text:style-name="L168">
        <text:list-item>
          <text:p text:style-name="P236">высокий идейно-политический и моральный уровень; </text:p>
        </text:list-item>
      </text:list>
      <text:list xml:id="list1605670338" text:style-name="L169">
        <text:list-item>
          <text:p text:style-name="P237">соответствующий возраст; </text:p>
        </text:list-item>
      </text:list>
      <text:list xml:id="list2996139543" text:style-name="L170">
        <text:list-item>
          <text:p text:style-name="P238">хорошее знание по крайне мере одного западного языка; </text:p>
        </text:list-item>
      </text:list>
      <text:list xml:id="list2881952559" text:style-name="L171">
        <text:list-item>
          <text:p text:style-name="P63">выполнение формальных условий для введения в кадровый состав. Предложение о введении сотрудника в кадровый состав разрабатывает и представляет руководству начальник профильного оперативного отдела. </text:p>
        </text:list-item>
      </text:list>
      <text:p text:style-name="P1">107. Обязанностью всех сотрудников зарубежного аппарата под прикрытием должно быть стремление к обеспечению максимальной безопасности оперативной работы. С этой целью следует:</text:p>
      <text:list xml:id="list1687564644" text:style-name="L172">
        <text:list-item>
          <text:p text:style-name="P239">постоянно и последовательно соблюдать правила конспирации; </text:p>
        </text:list-item>
      </text:list>
      <text:list xml:id="list2903155515" text:style-name="L173">
        <text:list-item>
          <text:p text:style-name="P240">при контактах с агентурой применять прежде всего формы безличной связи с использованием технических средств, секретности и камуфляжа; </text:p>
        </text:list-item>
      </text:list>
      <text:list xml:id="list2829179881" text:style-name="L174">
        <text:list-item>
          <text:p text:style-name="P241">на личные контакты с агентурой выходить исключительно в случае необходимости и по мере возможности вне территории непосредственной деятельности агента; </text:p>
        </text:list-item>
      </text:list>
      <text:list xml:id="list528765413" text:style-name="L175">
        <text:list-item>
          <text:p text:style-name="P242">для каждого оперативного мероприятия разрабатывать соответствующую маску и легенду; </text:p>
        </text:list-item>
      </text:list>
      <text:list xml:id="list3370271239" text:style-name="L176">
        <text:list-item>
          <text:p text:style-name="P64">поддерживать для маскировки широкие контакты.</text:p>
        </text:list-item>
      </text:list>
      <text:p text:style-name="P1">108. В организационной структуре всех резидентур применять принцип индивидуального и вертикального подчинения. Это означает, что каждый работник резидентуры может знать только то лицо, с которым поддерживает непосредственный контакт. Он не должен знать других членов резидентуры или агентурной сети. Применение этого принципа, в случае провала и измены одного работника, предупреждает распад всей резидентуры или сети. Отступление от этого принципа <text:soft-page-break/>допустимо только в резидентурах, действующих под прикрытием официальных представительств, и то, исключительно в отношении кадровых работников разведки.</text:p>
      <text:h text:style-name="Heading_20_3" text:outline-level="3"><text:bookmark-start text:name="__RefHeading___Toc1761_2329714508"/>d) Руководство агентами <text:bookmark-end text:name="__RefHeading___Toc1761_2329714508"/></text:h>
      <text:p text:style-name="P1">109. Успешное выполнение разведкой заданий в большой степени зависит от четкости руководства деятельностью агентурным аппаратом. Понятие "руководство агентами" означает процесс сознательного, соответствующего воздействия разведки на агентурную сеть в целом, на ее отдельные звенья и на каждого агента в отдельности с целью как можно лучшего выполнения поставленных перед разведкой задач.</text:p>
      <text:p text:style-name="P1">110. Главной целью при руководстве работой агентурным аппаратом является направленность его деятельности на обеспечение выполнения основных разведывательных заданий, обеспечение безопасности, непрерывности и эффективности работы агентуры в каждой ситуации и при любых условиях. </text:p>
      <text:p text:style-name="P1">111. Руководство агентами – это сложный процесс, требующий разработки определенных правил и методов. Руководство агентурой на всех уровнях осуществляется на базе централизма и единоличного руководства, высокого чувства ответственности каждого работника разведки за вверенную ему работу. </text:p>
      <text:p text:style-name="P1">В руководстве агентами принимают участие работники следующих уровней: </text:p>
      <text:list xml:id="list737839309" text:style-name="L177">
        <text:list-item>
          <text:p text:style-name="P243">работники центрального аппарата, имеющие право принимать окончательное решение при определении целей и задач в области руководства агентурой; </text:p>
        </text:list-item>
      </text:list>
      <text:list xml:id="list1382877463" text:style-name="L178">
        <text:list-item>
          <text:p text:style-name="P244">резиденты – по отношению к подчиненным им агентурам; </text:p>
        </text:list-item>
      </text:list>
      <text:list xml:id="list3859067349" text:style-name="L179">
        <text:list-item>
          <text:p text:style-name="P65">работники резидентур, непосредственно руководящие работой агентов. </text:p>
        </text:list-item>
      </text:list>
      <text:p text:style-name="P14">112. В некоторых ситуациях задание руководить работой агентов может быть поручено опытным и абсолютно надежным агентам, назначенным руководителями групп агентов, и даже резидентур. </text:p>
      <text:p text:style-name="P1">113. Руководя работой агентов, следует стремиться к тому, чтобы:</text:p>
      <text:p text:style-name="P1">a) целенаправленно, активно и конспиративно использовать и развивать разведывательные возможности агентов для полного выполнения в нужные сроки разведывательных заданий; </text:p>
      <text:p text:style-name="P1">b) поддерживать "прочную связь" агентов с агентурной сетью, особенно ценных агентов, обеспечивая их сотрудничество с разведкой в любой ситуации и в любых условиях, в том числе, в особенности, в период угрозы и войны;</text:p>
      <text:p text:style-name="P1">c) постоянно улучшать формы и методы работы агентов, особенно в области связи и конспирации с целью увеличения ее эффективности, оперативности и безопасности.</text:p>
      <text:p text:style-name="P1">114. Руководство агентами осуществляется путем использования двух основных видов агентурной связи, то есть личной и безличной связи. Наиболее эффективной формой руководства агентами является личный контакт. Личная связь благоприятствует лучшему знанию и контролю агентов, их обучению и воспитанию, однако в практической деятельности, учитывая необходимость соблюдения безопасности, применяется безличная связь, при использовании которой осуществляются следующие действия: </text:p>
      <text:list xml:id="list727267573" text:style-name="L180">
        <text:list-item>
          <text:p text:style-name="P245"><text:soft-page-break/>передача заданий, инструкций, указаний и советов по поводу способов выполнения этих заданий, а также по поводу поведения агентов; </text:p>
        </text:list-item>
      </text:list>
      <text:list xml:id="list519398263" text:style-name="L181">
        <text:list-item>
          <text:p text:style-name="P246">получение от агента сведений о его положении в настоящее время; </text:p>
        </text:list-item>
      </text:list>
      <text:list xml:id="list6193340" text:style-name="L182">
        <text:list-item>
          <text:p text:style-name="P247">вознаграждение агента; </text:p>
        </text:list-item>
      </text:list>
      <text:list xml:id="list150844026" text:style-name="L183">
        <text:list-item>
          <text:p text:style-name="P248">воспитательное воздействие на агента путем соответственной редакции депеш, инструкций и другой корреспонденции; </text:p>
        </text:list-item>
      </text:list>
      <text:list xml:id="list2141106283" text:style-name="L184">
        <text:list-item>
          <text:p text:style-name="P249">проведение обучения агента по разным аспектам агентурной работы; </text:p>
        </text:list-item>
      </text:list>
      <text:list xml:id="list2232022719" text:style-name="L185">
        <text:list-item>
          <text:p text:style-name="P66">передача систем связи, средств разведывательной техники и т.п.</text:p>
        </text:list-item>
      </text:list>
      <text:p text:style-name="P1">115. Одним из важных элементов руководства агентами является постановка им заданий, оказание помощи и контроль за выполнением заданий. </text:p>
      <text:p text:style-name="P1">116. Задание для агента должно содержать кратко и ясно сформулированную суть задания, а также перечень конкретных действий, которые агент должен выполнить с целью осуществления данного ему разведывательного или организационного задания. Характер и суть задания должны соответствовать определенному центральным аппаратом общему направлению использования данного агента, и тем самым отвечать его разведывательным возможностям.</text:p>
      <text:p text:style-name="P1">117. Агенты должны систематически контролироваться с целью проверки их лояльности, объективности и честности при сообщении сведений, соблюдении правил конспирации и поступков по ходу выполнения разведывательных заданий. Контроль агентов главным образом охватывает: </text:p>
      <text:list xml:id="list3269833287" text:style-name="L186">
        <text:list-item>
          <text:p text:style-name="P250">проверку действий и поведения в быту; </text:p>
        </text:list-item>
      </text:list>
      <text:list xml:id="list2205344599" text:style-name="L187">
        <text:list-item>
          <text:p text:style-name="P251">систематический анализ передаваемой ими информации сведениями на ту же тему, полученными из других источников; </text:p>
        </text:list-item>
      </text:list>
      <text:list xml:id="list3798346901" text:style-name="L188">
        <text:list-item>
          <text:p text:style-name="P252">выяснение обстоятельств получения информации или материалов и сопоставление их с фактическими возможностями исполнителя; </text:p>
        </text:list-item>
      </text:list>
      <text:list xml:id="list1114313426" text:style-name="L189">
        <text:list-item>
          <text:p text:style-name="P253">поручение агенту выполнения контрольных заданий; </text:p>
        </text:list-item>
      </text:list>
      <text:list xml:id="list1291994344" text:style-name="L190">
        <text:list-item>
          <text:p text:style-name="P67">анализ поведения агента на встречах. </text:p>
        </text:list-item>
      </text:list>
      <text:p text:style-name="P7">Перечисленные действия проводятся с целью раскрытия агентов, подосланных иностранными контрразведками, для предупреждения их проникновения в наши разведывательные сети, а также для защиты от провалов и измен.</text:p>
      <text:p text:style-name="P1">118. Важным фактором в руководстве работой агентурного аппарата является соответствующее вознаграждение агентов за работу для разведки. Способ и форма вознаграждения должны представлять собой один из важных стимулов связи агента с разведкой, воспитания его и развития его разведывательных возможностей. Агент мо<text:span text:style-name="T7">ж</text:span>ет быть вознагражден в виде:</text:p>
      <text:list xml:id="list1091136268" text:style-name="L191">
        <text:list-item>
          <text:p text:style-name="P254">каждоразовой оплаты за доставленный материал; </text:p>
        </text:list-item>
      </text:list>
      <text:list xml:id="list1826810781" text:style-name="L192">
        <text:list-item>
          <text:p text:style-name="P255">одноразового денежного вознаграждения; </text:p>
        </text:list-item>
      </text:list>
      <text:list xml:id="list2288795911" text:style-name="L193">
        <text:list-item>
          <text:p text:style-name="P256">вручения подарков и сувениров; </text:p>
        </text:list-item>
      </text:list>
      <text:list xml:id="list3602882393" text:style-name="L194">
        <text:list-item>
          <text:p text:style-name="P68">оказания иного рода услуг – по решению Центра; </text:p>
        </text:list-item>
      </text:list>
      <text:p text:style-name="P6">Основным критерием установления суммы вознаграждения агента является ценность доставленных им материалов и услуг, оказанных разведке. Иные формы финансирования агента должны применяться с целью стимулирования его для <text:soft-page-break/>достижения лучшего профессионального, политического, общественного и т. д. положения, гарантирующего улучшение разведывательных возможностей. </text:p>
      <text:p text:style-name="P1">119. При руководстве агентами следует умело использовать благоприятствующие обстоятельства для проведения воспитательной работы. Воспитание агента является сложным процессом, требующим от оперативного работника высоких политических и морально-этических достоинств и профессиональной квалификации. Целью воспитательной работы является формирование сознательности агентов в направлении, благоприятствующем разведывательной работе в широком смысле, то есть прививание так<text:span text:style-name="T8">их</text:span> черт, как правдивость, добросовестность при выполнении заданий, дисциплина, конспиративные навыки и т.п.</text:p>
      <text:p text:style-name="P1">Существенное значение в воспитательной работе имеет также развитие и расширение мотивов вербовки и сотрудничества, а там, где это возможно – следует и<text:span text:style-name="T9">х</text:span> соединять к идейной убежденностью с целью более прочной связи агента с разведкой. </text:p>
      <text:p text:style-name="P1">120. В определенных случаях сотрудничество с отдельными работниками агентурной сети или с сетью в целом, а также с разведывательной резидентурой может быть заморожено. Замораживание агента заключается во временном приостановлении его активной разведывательной работы за исключением некоторых функций из области связи. Замораживание может наступить в следующих случаях:</text:p>
      <text:list xml:id="list971186907" text:style-name="L195">
        <text:list-item>
          <text:p text:style-name="P257">когда агент или другой работник резидентуры утратил разведывательные возможности или выполнил задание, ради которого был завербован, и на данном этапе нет необходимости в его дальнейшем активном использовании; </text:p>
        </text:list-item>
      </text:list>
      <text:list xml:id="list7815848" text:style-name="L196">
        <text:list-item>
          <text:p text:style-name="P258">если наступила деконспирация работника сети или резидентуры, или существует такая опасность; </text:p>
        </text:list-item>
      </text:list>
      <text:list xml:id="list943873290" text:style-name="L197">
        <text:list-item>
          <text:p text:style-name="P69">если существует обоснованное подозрение, что в сети или резидентуре действует агент иностранной контрразведки.</text:p>
        </text:list-item>
      </text:list>
      <text:p text:style-name="P1">Замораживание производится также в случае усиленной активности контрразведывательных органов, в случае провалов или измен в других резидентурах или звеньях разведки, если создавшаяся ситуация непосредственно угрожает безопасности работника или разведывательного звена. </text:p>
      <text:p text:style-name="P1">121. С документированным предложением о замораживании агента может выступить: </text:p>
      <text:list xml:id="list2520963577" text:style-name="L198">
        <text:list-item>
          <text:p text:style-name="P259">офицер, руководящий агентом; </text:p>
        </text:list-item>
      </text:list>
      <text:list xml:id="list2021036227" text:style-name="L199">
        <text:list-item>
          <text:p text:style-name="P260">зарубежный резидент; </text:p>
        </text:list-item>
      </text:list>
      <text:list xml:id="list4111917016" text:style-name="L200">
        <text:list-item>
          <text:p text:style-name="P70">начальник профильного оперативного отдела. Предложение о замораживании агента после согласования его с заместителем начальника II Управления по оперативной работе утверждает начальник II Управления Генерального штаба ВП. </text:p>
        </text:list-item>
      </text:list>
      <text:p text:style-name="P1">122. В зависимости от обстоятельств и причин замораживания, решение о замораживании может быть сообщено или нет данному агенту. В случае сообщения ему решения о замораживании следует установить способ нового установления контакта, когда исчезнут причины, вызвавшие замораживание.</text:p>
      <text:p text:style-name="P1"><text:soft-page-break/>123. Агентов (выполняющих как главные, так и вспомогательные разведывательные задания), которые приносят вред или непригодны для разведывательной работы, нужно устранять из агентурной сети.</text:p>
      <text:p text:style-name="P1">124. Прекращение сотрудничества с агентом или его устранение из агентурной сети может наступить, если данное лицо: </text:p>
      <text:list xml:id="list1636522421" text:style-name="L201">
        <text:list-item>
          <text:p text:style-name="P261">оказалось провокатором; </text:p>
        </text:list-item>
      </text:list>
      <text:list xml:id="list890743317" text:style-name="L202">
        <text:list-item>
          <text:p text:style-name="P262">морально разложилось, а его поведение и поступки угрожают компрометацией или деконспирацией; </text:p>
        </text:list-item>
      </text:list>
      <text:list xml:id="list1185296504" text:style-name="L203">
        <text:list-item>
          <text:p text:style-name="P263">по ходу сотрудничества оказалось неспособным к выполнению разведывательных заданий; </text:p>
        </text:list-item>
      </text:list>
      <text:list xml:id="list2055506331" text:style-name="L204">
        <text:list-item>
          <text:p text:style-name="P264">утратило разведывательные возможности и нет перспектив их возобновления; </text:p>
        </text:list-item>
      </text:list>
      <text:list xml:id="list1217110807" text:style-name="L205">
        <text:list-item>
          <text:p text:style-name="P265">не может выполнять задания по причине плохого состояния здоровья; </text:p>
        </text:list-item>
      </text:list>
      <text:list xml:id="list1640577108" text:style-name="L206">
        <text:list-item>
          <text:p text:style-name="P266">отказывается выполнять задания; </text:p>
        </text:list-item>
      </text:list>
      <text:list xml:id="list890572283" text:style-name="L207">
        <text:list-item>
          <text:p text:style-name="P267">во всех иных случаях, когда дальнейшие сохранение данного лица в сети или продолжение с ним сотрудничества представляет собой угрозу для иных работников разведывательного аппарата. </text:p>
        </text:list-item>
      </text:list>
      <text:p text:style-name="P25">125. Документированное предложение о прекращении сотрудничества подает начальник профильного оперативного отдела, а решение об этом принимают: </text:p>
      <text:list xml:id="list2879406733" text:style-name="L208">
        <text:list-item>
          <text:p text:style-name="P268">в отношении нелегальных агентов и курьеров – начальник II Управления Генерального штаба ВП; </text:p>
        </text:list-item>
      </text:list>
      <text:list xml:id="list3314655167" text:style-name="L209">
        <text:list-item>
          <text:p text:style-name="P269">в отношении зарубежных сотрудников и информаторов – заместитель начальника II Управления по оперативной работе; </text:p>
        </text:list-item>
      </text:list>
      <text:list xml:id="list2504288834" text:style-name="L210">
        <text:list-item>
          <text:p text:style-name="P71">в отношении вспомогательного персонала внутри страны (в Польше) – начальники соответствующих оперативных отделов. </text:p>
        </text:list-item>
      </text:list>
      <text:h text:style-name="Heading_20_3" text:outline-level="3"><text:bookmark-start text:name="__RefHeading___Toc1763_2329714508"/>е) Руководство работой нелегалов и нелегальных работников разведки (НРР) <text:bookmark-end text:name="__RefHeading___Toc1763_2329714508"/></text:h>
      <text:p text:style-name="P5">126. Особого внимания и глубоко продуманных действий требует организация и руководство работой нелегалов и нелегальных работников разведки. Их подготовка для переброски и работы в стране, представляющей разведывательный интерес, охватывает выполнение определенных заранее действий и мероприятий, таких, как: проведение обучения, разработка плана переброски и легализации, уточнение разведывательных задач, детальная оценка разведывательной ситуации, проверка, насколько нелегал (НРР) знаком с делом и заданием, а также разработка плана действий на целый период пребывания и работы за границей. </text:p>
      <text:p text:style-name="P1">127. Правила руководства нелегальной работой работников разведки почти такие же, как и правила руководства работой нелегалов. Разница заключается прежде всего в способах переброски и легализации.</text:p>
      <text:p text:style-name="P1">128. План переброски, легализации, связи и деятельности на весь период пребывания и работы за границей нелегала ((НРР) утверждает начальник II Управления Генерального штаба ВП. Остальные документы (например, связанные с обучением и разведывательной подготовкой) утверждает заместитель начальника II Управления по оперативной работе.</text:p>
      <text:p text:style-name="P1"><text:soft-page-break/>129. Непосредственно перед тем, как приступить к операции переброски, отдел, осуществляющий переброску нелегала обязан:</text:p>
      <text:list xml:id="list591536508" text:style-name="L211">
        <text:list-item>
          <text:p text:style-name="P270">провести окончательную проверку, насколько нелегал знает полный объем представленных ему в процессе подготовки задач, дел и заданий, а в особенности тех, что касаются легенды и маски, трассы и способа переброски, системы связи, легализирующих документов и оснащения; </text:p>
        </text:list-item>
      </text:list>
      <text:list xml:id="list2393663995" text:style-name="L212">
        <text:list-item>
          <text:p text:style-name="P72">произвести детальную оценку разведывательной ситуации на запланированной трассе переброски, в транзитных пунктах и в пункте назначения, чтобы удостовериться, не произошли ли существенные изменения, которые могут отразиться на ходе запланированной операции.</text:p>
        </text:list-item>
      </text:list>
      <text:p text:style-name="P1">130. За ходом операции переброски, достижением промежуточных стран и страны назначения, а также за процессом легализации должен внимательно и тщательно следить и анализировать профильный отдел. В случае появления непредвиденных трудностей, делающих невозможным выполнение запланированных мероприятий, Центр предпринимает необходимые меры для оказания нелегалу всяческой помощи. В случае угрожающей ему опасности, следует обеспечить уход нелегала из района опасности или даже возвращение назад.</text:p>
      <text:p text:style-name="P1">131. Нелегалов и нелегальных работников разведки не следует включать в агентурную сеть или разведывательную резидентуру, связанные с работниками под прикрытием официальных представительств. Но они могут включаться в резидентуры нелегального агентурного аппарата, руководимого непосредственно Центром, например, в качестве резидентов или руководителей агентурных групп.</text:p>
      <text:p text:style-name="P1">Нелегалы и НРР должны работать на основе разведывательных заданий длительного действия. Передача ими информации и разведывательных материалов Центру следует организовать главным образом через проверенные и безопасные системы безличной связи, которые обслуживаются нелегальными курьерами и связистами, присланными из Польши. </text:p>
      <text:p text:style-name="P1">В делах, не связанных с передачей материалов, используются иные каналы связи, как, например, официальная почта, объявления в прессе, радиосвязь и т. п. В мирный период радиосвязь следует ограничить односторонними сеансами "Центр – нелегал (НРР)", а также периодическими тренировочными двусторонними сеансами. За организацию связи с нелегалами отвечают профильные оперативные отделы центрального аппарата.</text:p>
      <text:p text:style-name="P1">132. Встречи представителей Центра с нелегалом (НРР) организуются с учетом его маски и легенды, под которой он действует на территории страны, представляющей разведывательный интерес. Встречи проводятся обычно на территории третьих государств (за границей той страны, на территории которой нелегал (НРР) постоянно пребывает и выполняет разведывательные задания). Только в исключительных случаях допускается организация встреч на территории постоянного пребывания нелегала (НРР). На встречах с нелегалом (НРР) представитель Центра производит периодическую оценку его работы, передает ему дополнительные задания, если возникает в этом необходимость, оговаривает самые важные разведывательные операции, а также, по мере необходимости, проводит дополнительное обучение. <text:soft-page-break/>Легенда и маска представителя Центра должны обеспечить максимум безопасности и конспирации, чтобы исключить возможность идентификации иностранной контрразведкой. Обучение нелегалов и нелегальных работников разведки (НРР) рассматривается в IV разделе "Инструкции", пункт "G", подпункт "С".</text:p>
      <text:h text:style-name="Heading_20_3" text:outline-level="3"><text:bookmark-start text:name="__RefHeading___Toc1765_2329714508"/>f) Руководство работой нелегального разведывательного аппарата в период войны <text:bookmark-end text:name="__RefHeading___Toc1765_2329714508"/></text:h>
      <text:p text:style-name="P1">133. В планировании и организации оперативной работы существенное значение имеет подготовка разведывательного аппарата, способного результативно выполнять задания не только в мирный период, но также в период угрозы и в случае войны. На период войны следует планировать организацию разведывательных резидентур, агентурных групп или самостоятельных агентов на территориях потенциальных противников исключительно на основе нелегального аппарата. Организация разведывательной агентурной работы на период "W" будет вестись на основе специальных планов. Подготовка нелегальных резидентур для деятельности во время войны должна охватывать, в частности, такие мероприятия, как: переброска и соответствующее размещение нелегалов и нелегальных работников разведки на территории предполагаемого противника, развитие агентуры, организация многоканальной оперативной и надежной разведывательной связи. </text:p>
      <text:p text:style-name="P1">134. Организационные мероприятия по отношению к агентуре в период войны следует рассматривать разносторонне и комплексно, учитывая характер возможной войны. </text:p>
      <text:p text:style-name="P1">135. При проведении селекции и подбора агентов для работы во время войны следует руководствоваться следующими критериями:</text:p>
      <text:list xml:id="list3411530711" text:style-name="L213">
        <text:list-item>
          <text:p text:style-name="P271">надежность агента, его смелость, способность к риску, увлеченность разведывательной работой, ум и находчивость; </text:p>
        </text:list-item>
      </text:list>
      <text:list xml:id="list3557281162" text:style-name="L214">
        <text:list-item>
          <text:p text:style-name="P272">разведывательные возможности агента; </text:p>
        </text:list-item>
      </text:list>
      <text:list xml:id="list2844841802" text:style-name="L215">
        <text:list-item>
          <text:p text:style-name="P273">возраст и состояние здоровья агента, профессия, занимаемая должность, возможность его призыва в армию, то есть, тем самым утрата его прежних разведывательных возможностей, и появление новых; </text:p>
        </text:list-item>
      </text:list>
      <text:list xml:id="list2380429893" text:style-name="L216">
        <text:list-item>
          <text:p text:style-name="P274">возможность переноса агента на другую территорию в рамках эвакуации; </text:p>
        </text:list-item>
      </text:list>
      <text:list xml:id="list3761497181" text:style-name="L217">
        <text:list-item>
          <text:p text:style-name="P275">национальность и гражданство агента (граждане других национальностей могут быть удалены от объектов, представляющих разведывательный интерес, в рамках превентивных мероприятий контрразведки в случае войны); </text:p>
        </text:list-item>
      </text:list>
      <text:list xml:id="list2254269952" text:style-name="L218">
        <text:list-item>
          <text:p text:style-name="P73">возможность существования со стороны иностранной контрразведки подозрения по отношению к агенту в том, что он сотрудничает с разведкой. </text:p>
        </text:list-item>
      </text:list>
      <text:p text:style-name="P1">Следует стремиться к привлечению агентов на идеологической базе. Анализ приведенных выше критериев позволит принять самое верное решение по использованию имеющейся агентуры и уточнению разведывательных заданий, а также по определению способа обеспечения надежной агентурной связью.</text:p>
      <text:p text:style-name="P1">136. Агенты, предназначенные для работы во время войны, должны быть соответственно подготовлены к этой задаче. Эту подготовку следует проводить на основе заранее разработанных планов, в которых надо учесть: </text:p>
      <text:list xml:id="list508498084" text:style-name="L219">
        <text:list-item>
          <text:p text:style-name="P276">кто, когда и где будет готовить агентов (Центр или резидент) </text:p>
        </text:list-item>
      </text:list>
      <text:list xml:id="list1449159544" text:style-name="L220">
        <text:list-item>
          <text:p text:style-name="P277"><text:soft-page-break/>объем обучения агентов в области оперативной техники, а также каким оборудованием следует их снабдить; </text:p>
        </text:list-item>
      </text:list>
      <text:list xml:id="list3549081771" text:style-name="L221">
        <text:list-item>
          <text:p text:style-name="P278">способы снабжения агентуры материально-финансовыми средствами (каналы доставки, места базирования и т п.); </text:p>
        </text:list-item>
      </text:list>
      <text:list xml:id="list789716628" text:style-name="L222">
        <text:list-item>
          <text:p text:style-name="P279">подготовка необходимых документов, позволяющих агентам покинуть страну пребывания в случае опасности; </text:p>
        </text:list-item>
      </text:list>
      <text:list xml:id="list1468350516" text:style-name="L223">
        <text:list-item>
          <text:p text:style-name="P280">формы и способы организации связи между Центром и нелегальным разведывательным аппаратом; </text:p>
        </text:list-item>
      </text:list>
      <text:list xml:id="list2820031111" text:style-name="L224">
        <text:list-item>
          <text:p text:style-name="P74">способы оказания помощи семьям агентов. </text:p>
        </text:list-item>
      </text:list>
      <text:p text:style-name="P1">137. Независимо от подготовки к деятельности во время войны нелегального аппарата, находящегося на территории противника, следует одновременно готовить резервные кадры с целью замены и усиления существующих резидентур или организации новых. Подготовка резервных кадров должна относиться главным образом к таким работникам, как: резиденты, нелегалы, нелегальные работники разведки, нелегальные курьеры и радиотелеграфисты. </text:p>
      <text:p text:style-name="P1">138. Разведывательная связь в период угрозы и войны является одной из самых важных задач разведывательной работы Центра. Эту связь следует подготовить и организовать в мирный период. Существенное значение для разведывательной связи военного периода будут иметь следующие виды связи: </text:p>
      <text:list xml:id="list3167752820" text:style-name="L225">
        <text:list-item>
          <text:p text:style-name="P281">одно- и двусторонняя радиосвязь; </text:p>
        </text:list-item>
      </text:list>
      <text:list xml:id="list890724024" text:style-name="L226">
        <text:list-item>
          <text:p text:style-name="P282">элементы связи через тайники и сигнализационные системы; </text:p>
        </text:list-item>
      </text:list>
      <text:list xml:id="list2658992011" text:style-name="L227">
        <text:list-item>
          <text:p text:style-name="P75">связь через нелегальных курьеров, связистов, контактные адреса, контактные пункты, квартиры и конспиративные телефоны, международные средства связи через нейтральные страны.</text:p>
        </text:list-item>
      </text:list>
      <text:p text:style-name="P1">139. Самой эффективной формой связи будет радиосвязь. Системы связи через тайники и сигнализацию нужно организовать по тем же правилам, что и в мирный период, с учетом необходимости выбора тайников на период войны и смены места пребывания агентов и нелегалов.</text:p>
      <text:p text:style-name="P1">140. За подготовку разведывательной связи в период войны отвечают непосредственно начальники профильных оперативных отделов.</text:p>
      <text:h text:style-name="Heading_20_3" text:outline-level="3"><text:bookmark-start text:name="__RefHeading___Toc1767_2329714508"/>g) Составление донесений о чрезвычайных происшествиях <text:bookmark-end text:name="__RefHeading___Toc1767_2329714508"/></text:h>
      <text:p text:style-name="P1">141. Донесения о чрезвычайных происшествиях, случившихся в разведывательной работе, особенно, в деятельности зарубежного разведывательного аппарата, обязаны составлять как резиденты, так и начальники оперативных отделов. Эти донесения должны содержать детальную оценку чрезвычайного происшествия, его причины и выводы. </text:p>
      <text:p text:style-name="P1">К происшествиям, которые квалифицируются как чрезвычайные, прежде всего относятся: </text:p>
      <text:list xml:id="list1245136729" text:style-name="L228">
        <text:list-item>
          <text:p text:style-name="P283">провалы, измены, самовольное прекращение агентом сотрудничества с разведкой, нелояльность; </text:p>
        </text:list-item>
      </text:list>
      <text:list xml:id="list738270695" text:style-name="L229">
        <text:list-item>
          <text:p text:style-name="P284">факты нарушения основных правил конспирации и военной тайны; </text:p>
        </text:list-item>
      </text:list>
      <text:list xml:id="list2605520250" text:style-name="L230">
        <text:list-item>
          <text:p text:style-name="P285"><text:soft-page-break/>срыв разведывательной операции (например, встречи, обмена, переброски); </text:p>
        </text:list-item>
      </text:list>
      <text:list xml:id="list3380720289" text:style-name="L231">
        <text:list-item>
          <text:p text:style-name="P286">провокации со стороны иностранных спецслужб, как-то: подсылка провокаторов, задержание, обыск, взлом и т.п. </text:p>
        </text:list-item>
      </text:list>
      <text:list xml:id="list2059724716" text:style-name="L232">
        <text:list-item>
          <text:p text:style-name="P287">факты потери (пропажи) оперативных документов, ключей от шкафов с тайной документацией; </text:p>
        </text:list-item>
      </text:list>
      <text:list xml:id="list3424743657" text:style-name="L233">
        <text:list-item>
          <text:p text:style-name="P288">разительные факты неадекватного поведения за границей офицеров или членов из семей, нарушение норм этики морали; </text:p>
        </text:list-item>
      </text:list>
      <text:list xml:id="list2153051304" text:style-name="L234">
        <text:list-item>
          <text:p text:style-name="P76">разительные случаи нарушения юридических предписаний страны, представляющей разведывательный интерес, а в отношении кадровых работников и сотрудников разведки – также польских юридических предписаний, в особенности, регламента Министерства национальной обороны, Министерства иностранных дел, Министерства внешней торговли и морского хозяйства, Министерства финансов.</text:p>
        </text:list-item>
      </text:list>
      <text:h text:style-name="Heading_20_2" text:outline-level="2"><text:bookmark-start text:name="__RefHeading___Toc1769_2329714508"/>D. ПРАВИЛА КОНСПИРАЦИИ В РАЗВЕДКЕ <text:bookmark-end text:name="__RefHeading___Toc1769_2329714508"/></text:h>
      <text:p text:style-name="P1">142. Организация и разведывательная деятельность резидентур, как и других звеньев агентурного аппарата, должны учитывать правила глубокой конспирации. Конспирация в разведке охватывает совокупность организационных форм и методов деятельности, заключающихся в постоянной и последовательной маскировке оперативных мероприятий , предпринимаемых работниками разведки для нелегального добывания тайных сведений противника. Отсюда следует необходимость тщательного утаивания от органов иностранных контрразведок и посторонних лиц всех данных, относящихся к разведывательной деятельности в целом.</text:p>
      <text:p text:style-name="P1">143. Конспиративная форма деятельности в разведке вызывает необходимость применения на практике основных правил, обеспечивающих эффективное и безопасное выполнение всяческих задач, поставленных перед разведкой. К этим правилам относятся:</text:p>
      <text:p text:style-name="P1">а) конспиративная организация разведывательного аппарата;</text:p>
      <text:p text:style-name="P1">b) умелая маскировка всяческой разведывательной деятельности; </text:p>
      <text:p text:style-name="P1">с) сохранение в тайне разведывательной деятельности в целом.</text:p>
      <text:p text:style-name="P1">144. С целью максимального ограничения круга лиц, знающих отдельные задачи разведывательной работы, организационная структура разведки основана на принципе вертикального подчинения. Это в значительной степени облегчает контроль со стороны руководства военной разведки за людьми, обладающими тайными сведениями и обеспечивает конспирацию в разведке. </text:p>
      <text:p text:style-name="P1">145. Отдельные резидентуры, работающие на территории той же страны, по причине вертикального организационного подчинения не должны знать о существовании других резидентур, а внутри данной резидентуры отдельные работники разведки не должны знать всех агентов, информаторов или даже сотрудников. Только резидент должен знать подчиненный ему разведывательный аппарат, что делает его ответственным за сохранение тайны и разведывательной конспирации в резидентуре.</text:p>
      <text:p text:style-name="P1"><text:soft-page-break/>146. В оперативной деятельности, в служебном поведении и в частной жизни зарубежного разведывательного аппарата следует избегать случайных и неудобных ситуаций, а также придерживаться обязывающих в данной стране юридических предписаний, обычаев и пр<text:span text:style-name="T10">а</text:span>вил поведения, чтобы не привлечь внимания иностранной контрразведки. </text:p>
      <text:p text:style-name="P1">147. Маскировка разведывательной деятельности требует от работника разведки сообразительности, находчивости и инициативы, чтобы придать нелегальной деятельности характер легальной, рассчитанной на добывание секретов противника путем целенаправленных и умело использованных разведывательных ситуаций в данной стране. Маскировка в разведывательной деятельности сводится к легализации, созданию видимости, легендированию, притворству и камуфляжу при выполнении оперативных мероприятий. </text:p>
      <text:p text:style-name="P1">148. Важным элементом конспирации разведывательной работы является сохранение тайны, доверенной работнику разведки. В разведке каждое нарушение тайны хотя бы одним лицом очень часто может вызвать прямо-таки непредвиденные последствия для других работников разведки, а также в некоторых случаях сделать невозможным выполнение поставленного разведывательного задания.</text:p>
      <text:p text:style-name="P1">Работник разведки должен постоянно помнить, что любого рода болтливость, похвальба, самовлюбленность, отсутствие сильной воли, склонность к злоупотреблению алкоголем и к распущенному образу жизни представляют собой потенциальную опасность нарушения разведывательной конспирации.</text:p>
      <text:p text:style-name="P1">149. Конспирация не может быть целью самой по себе и ограничивать инициативу и вовлеченность членов резидентур в разведывательную работу. Следует всегда иметь в виду то, что конспирация – это только основная форма, обеспечивающая безопасность и успех разведывательной деятельности. Соблюдение правил конспирации с особой осторожностью требуется в таких оперативных мероприятиях, как вербовка, переброска, легализация, добывание информации, руководство агентами и разведывательная связь.</text:p>
      <text:h text:style-name="Heading_20_2" text:outline-level="2"><text:bookmark-start text:name="__RefHeading___Toc1771_2329714508"/>E. ИСТОЧНИКИ И СПОСОБЫ ДОБЫВАНИЯ ИНФОРМАЦИИ И РАЗВЕДЫВАТЕЛЬНЫХ МАТЕРИАЛОВ ЗАРУБЕЖНЫМ АППАРАТОМ<text:bookmark-end text:name="__RefHeading___Toc1771_2329714508"/></text:h>
      <text:h text:style-name="Heading_20_3" text:outline-level="3"><text:bookmark-start text:name="__RefHeading___Toc1773_2329714508"/>а) источники информации <text:bookmark-end text:name="__RefHeading___Toc1773_2329714508"/></text:h>
      <text:p text:style-name="P1">150. В военной разведке различаются два основных источника добывания информации и разведывательных материалов: личные и безличные источники. С точки зрения характера источники информации могут делиться на официальные и неофициальные, тайные (доверительные) или явные. </text:p>
      <text:p text:style-name="P1">151. К личным источникам информации относятся всяческие контакты кадровых работников разведки с лицами, сознательно или бессознательно сотрудничающими с военной разведкой. Кроме агентов и информаторов, привлеченных к работе с разведкой, потенциальными носителями личных источников информации являются в том числе: военные круги страны, представляющей разведывательный интерес, <text:soft-page-break/>служащие гражданских учреждений, журналисты, технический и административный персонал в промышленности (главным образом, в оборонной), коммерсанты и другие лица, имеющие доступ к интересующей разведку информации, а кроме того – служащие бюро военных атташе и других представительств как социалистических государств, так и капиталистических, а также стран третьего мира, сотрудники зарубежных польских представительств, поляки, проживающие постоянно или временно в стране, представляющей разведывательный интерес, а также туристы капиталистических стран.</text:p>
      <text:p text:style-name="P1">152. К безличным источникам информации относятся прежде всего: </text:p>
      <text:list xml:id="list2320393708" text:style-name="L235">
        <text:list-item>
          <text:p text:style-name="P289">ведомственные и вузовские специализированные библиотеки; </text:p>
        </text:list-item>
      </text:list>
      <text:list xml:id="list191326748" text:style-name="L236">
        <text:list-item>
          <text:p text:style-name="P290">публичные библиотеки; </text:p>
        </text:list-item>
      </text:list>
      <text:list xml:id="list3213003310" text:style-name="L237">
        <text:list-item>
          <text:p text:style-name="P291">военные библиотеки; </text:p>
        </text:list-item>
      </text:list>
      <text:list xml:id="list551465507" text:style-name="L238">
        <text:list-item>
          <text:p text:style-name="P292">периодическая печать; </text:p>
        </text:list-item>
      </text:list>
      <text:list xml:id="list2567782757" text:style-name="L239">
        <text:list-item>
          <text:p text:style-name="P293">книжные магазины общего характера и специализированные (географические, топографические, технические); </text:p>
        </text:list-item>
      </text:list>
      <text:list xml:id="list2818250661" text:style-name="L240">
        <text:list-item>
          <text:p text:style-name="P294">военные и общего характера (отраслевые) выставки и демонстрации; </text:p>
        </text:list-item>
      </text:list>
      <text:list xml:id="list441886807" text:style-name="L241">
        <text:list-item>
          <text:p text:style-name="P295">военные маневры и учения; </text:p>
        </text:list-item>
      </text:list>
      <text:list xml:id="list1045046964" text:style-name="L242">
        <text:list-item>
          <text:p text:style-name="P296">военные парады и демонстрации; </text:p>
        </text:list-item>
      </text:list>
      <text:list xml:id="list651538" text:style-name="L243">
        <text:list-item>
          <text:p text:style-name="P297">радио- и телепередачи; </text:p>
        </text:list-item>
      </text:list>
      <text:list xml:id="list2986439066" text:style-name="L244">
        <text:list-item>
          <text:p text:style-name="P298">конференции и симпозиумы; </text:p>
        </text:list-item>
      </text:list>
      <text:list xml:id="list3719454056" text:style-name="L245">
        <text:list-item>
          <text:p text:style-name="P77">демонстрации фильмов военной тематики.</text:p>
        </text:list-item>
      </text:list>
      <text:p text:style-name="P8">153. Обязанностью каждого кадрового работника и сотрудника разведки является постоянное расширение источников информации и нахождение новых источников. </text:p>
      <text:p text:style-name="P8">154. Каждый постоянный источник, поставляющий информацию и разведывательные материалы, должен быть описан и храниться в бюро военного атташе (резидентуре) согласно существующим предписаниям. Второй экземпляр описания источника информации должен быть передан в Центр.</text:p>
      <text:h text:style-name="Heading_20_3" text:outline-level="3"><text:bookmark-start text:name="__RefHeading___Toc1775_2329714508"/>b) Способы добывания информации и материалов<text:bookmark-end text:name="__RefHeading___Toc1775_2329714508"/></text:h>
      <text:p text:style-name="P1">155. Военная разведка, используя доступные ей силы и средства, применяет разнородные способы добывания информации и разведывательных материалов. К чаще всего применяемым способам добывания информации и разведывательных материалов относятся: </text:p>
      <text:p text:style-name="P1">а) ведение разговоров;</text:p>
      <text:p text:style-name="P1">b) личное наблюдение; </text:p>
      <text:p text:style-name="P1">с) изучение издательского рынка и покупка материалов и оборудования, подлежащих эмбарго;</text:p>
      <text:p text:style-name="P1">d) прослушивание при помощи записывающих устройств;</text:p>
      <text:p text:style-name="P1">e) кража и вынос тайных материалов;</text:p>
      <text:p text:style-name="P1">f) фотографирование разведывательных объектов. </text:p>
      <text:p text:style-name="P1"><text:soft-page-break/>Некоторые перечисленные выше способы добывания информации и материалов могут сочетаться, например: ведение разговоров и прослушка; ведение разговоров и наблюдение; наблюдение и фотографирование разведывательных объектов. </text:p>
      <text:p text:style-name="P1">156. Ведение разговоров является одним из основных способов добывания информации. Это способ обычно применяют все работники зарубежного разведывательного аппарата, то есть, и кадровые работники, и сотрудники, и агенты, и сознательные информаторы. Результаты разговоров зависят от многих обстоятельств, а прежде всего от: условий и ситуации, степени разведывательной подготовки, красноречия и знаний, владения данным языком, а также выбора собеседника и умения выбрать тему разговора и т.п.</text:p>
      <text:p text:style-name="P1">157. Путем личного наблюдения можно добыть много интересной и ценной разведывательной информации. Этот способ применяется всеми членами зарубежных разведывательных звеньев. Наблюдение может вестись невооруженным глазом или при помощи оптических приборов. Ведение наблюдения обычно более безопасно, чем ведение разговоров на военные темы или в связи с конкретным объектом. Этот способ имеет также отрицательные стороны, поскольку путем наблюдения можно установить только внешние черты объекта или фрагментарные данные какого-то события (явления), которые должны быть подтверждены другими источниками.</text:p>
      <text:p text:style-name="P1">158. Ценность информации, полученной путем наблюдения зависит прежде всего от соответствующей разведывательной и профессиональной подготовки, умения использовать технические средства, местные условия, пору дня и метеорологические условия, а также от степени подготовленности к выполнению данного задания.</text:p>
      <text:p text:style-name="P1">159. Путем наблюдения можно получить интересную информацию как о военных, так и о гражданских объектах, стационарных и передвижных. К объектам, имеющим разведывательное значение и чаще всего изучаемым путем наблюдения, можно отнести: </text:p>
      <text:list xml:id="list2929422354" text:style-name="L246">
        <text:list-item>
          <text:p text:style-name="P299">морские и ракетные авиабазы; </text:p>
        </text:list-item>
      </text:list>
      <text:list xml:id="list2335975165" text:style-name="L247">
        <text:list-item>
          <text:p text:style-name="P300">командные пункты; </text:p>
        </text:list-item>
      </text:list>
      <text:list xml:id="list752806887" text:style-name="L248">
        <text:list-item>
          <text:p text:style-name="P301">радиолокационные станции и мачты радиоантенн и радиолиний; </text:p>
        </text:list-item>
      </text:list>
      <text:list xml:id="list1916598424" text:style-name="L249">
        <text:list-item>
          <text:p text:style-name="P302">системы укреплений и заслонов; </text:p>
        </text:list-item>
      </text:list>
      <text:list xml:id="list3831251164" text:style-name="L250">
        <text:list-item>
          <text:p text:style-name="P303">казармы и склады; </text:p>
        </text:list-item>
      </text:list>
      <text:list xml:id="list884575191" text:style-name="L251">
        <text:list-item>
          <text:p text:style-name="P304">военные парады и демонстрации; </text:p>
        </text:list-item>
      </text:list>
      <text:list xml:id="list1525516297" text:style-name="L252">
        <text:list-item>
          <text:p text:style-name="P305">маневры и учения; </text:p>
        </text:list-item>
      </text:list>
      <text:list xml:id="list3708344894" text:style-name="L253">
        <text:list-item>
          <text:p text:style-name="P306">военные полигоны; </text:p>
        </text:list-item>
      </text:list>
      <text:list xml:id="list2443148582" text:style-name="L254">
        <text:list-item>
          <text:p text:style-name="P307">электростанции и важные промышленные объекты, в том числе, главным образом, оборонной промышленности; </text:p>
        </text:list-item>
      </text:list>
      <text:list xml:id="list2222733833" text:style-name="L255">
        <text:list-item>
          <text:p text:style-name="P308">шоссейные и железные дороги, а также мосты и туннели; </text:p>
        </text:list-item>
      </text:list>
      <text:list xml:id="list1256281194" text:style-name="L256">
        <text:list-item>
          <text:p text:style-name="P309">гражданские аэродромы; </text:p>
        </text:list-item>
      </text:list>
      <text:list xml:id="list2390391062" text:style-name="L257">
        <text:list-item>
          <text:p text:style-name="P78">научно-исследовательские центры. </text:p>
        </text:list-item>
      </text:list>
      <text:p text:style-name="P1">160. Наблюдения можно вести с одного или нескольких месте на местности, из окна гостиницы, наблюдательной башни или с другого стационарного объекта, из движущегося автомобиля, рейсового самолета, поезда, с велосипеда, пассажирского парохода, моторной лодки и т п. </text:p>
      <text:p text:style-name="P1"><text:soft-page-break/>161. Изучение издательского рынка, закупки материалов и оборудования, подлежащих эмбарго, имеет большое значение для разведывательной работы. Закупки материалов и оборудования можно осуществить в рамках внешней торговли или индивидуально в рамках внутреннего рынка страны, представляющей разведывательный интерес. </text:p>
      <text:p text:style-name="P1">Торговые сделки можно совершать официально или полуофициально. Официальные покупки совершаются чаще всего через польские зарубежные представительства (посольство, миссия, бюро торгового представителя, представительство авиакомпании ЛОТ, туристическое бюро "Орбис", смешанные фирмы, международный институт и т.д.), а также индивидуально. Неофициальные покупки совершаются обычно через торговых посредников. В этом случае сделка должна маскироваться с обеих сторон. Чаще всего речь идет в таком случае о покупке материалов и оборудования, на которые распространяется эмбарго и которые для нашей страны или армии имеют большое значение и ценность. </text:p>
      <text:p text:style-name="P1">При покупке секретных материалов иногда возникает необходимость разработки легенды покупки и легенды использования закупленного материала. Закупка оборудования или материалов, на которые распространяется эмбарго, могут осуществляться на основе нормальных документов или документов с фиктивными данными.</text:p>
      <text:p text:style-name="P1">162. Кроме закупок материалов и оборудования длительного пользования, работники зарубежного разведывательного аппарата производят покупки изданий разнообразной тематики, а прежде всего – военной, политической, экономической, научно-технической, разведывательной и другой. Покупки могут совершаться официальным путем или полуофициально. Закупленные для нужд военной разведки материалы этого рода могут представлять собой большую информационную ценность, а их получение не требует такого большого усилия, как получение подобных материалов агентурным путем.</text:p>
      <text:p text:style-name="P1">163. Прослушка лично и при помощи записывающих устройств может применяться в том случае, если кадровый работник или сотрудник разведки имеют возможность принимать участие в интересных разговорах или прослушивать их. Такая ситуация может возникнуть во время официальных приемов, конференций, симпозиумов, в кулуарах парламента, в театре, кино, на вокзалах, в ресторанах, кафе, барах, клубах, казино, во время участия в военных и государственных торжествах и т д. Работники разведки должны хорошо знать соответствующие места или ситуации, где можно путем прослушивания получать интересную информацию.</text:p>
      <text:p text:style-name="P1">164. В разведывательной деятельности, имеющей целью получение информации, применяются также технические средства прослушивания, передачи и записи. В несложных ситуациях можно применять микрофон, подключенный непосредственно к магнитофону. Для беспроволочного подслушивания используются миниатюрные радиопередатчики, высокочастотные приемники, фильтры и другие элементы, служащие для дистанционного управления передаточными устройствами. При ведении прослушивания следует помнить, что лица, имеющие дело с секретными материалами находятся под защитой контрразведывательных служб. </text:p>
      <text:p text:style-name="P1"><text:soft-page-break/>165. Радиопрослушивание может вестись с территории собственной страны через специализированные части радиоэлектронной разведки, а также на территории страны, представляющей разведывательный интерес – путем использования специально обученных работников разведки. Радиоэлектронная разведка является особой областью военной разведки и поэтому не является предметом рассмотрения данной инструкции. </text:p>
      <text:p text:style-name="P1">166. Кража и вынос секретных материалов разведка применяет в том случае, если нет возможности получить их легальным путем. Этот способ применяется и для добывания разведывательных материалов.</text:p>
      <text:p text:style-name="P1">167. Способ добывания материалов путем кражи имеет отрицательную сторону, поскольку исчезновение важного материала (документа) может вызвать подозрение по отношению к работнику разведки, работающему на объекте, усилить бдительность органов контрразведки, и тем самым затруднить доступ к другим интересующим разведку материалам.</text:p>
      <text:p text:style-name="P1">168. Добывание разведывательных материалов путем кражи является наиболее удобным в учреждениях или государствах, где учет секретных или служебных материалов не слишком тщателен. </text:p>
      <text:p text:style-name="P1">169. Часто применяемым способом добывания разведывательных материалов является их вынос на короткое время за пределы объекта с целью фотографирования или копирования. После использования материал возвращают на прежнее место со всеми предосторожностями, не оставляя никаких следов и подозрений. Если существуют условия и доступ к интересующим разведку материалам, можно их фотографировать на месте, без необходимости выноса с места работы.</text:p>
      <text:p text:style-name="P1">170. Фотографирование разведывательных объектов является также одним из важных способов получения информации. Он применяется чаще всего при разработке объектов из области оперативной подготовки территории и элементов разведывательной связи. При фотографировании и съемке на кинопленку этого рода объектов следует всегда помнить, что органы иностранной контрразведки ведут за этим наблюдение. Такие операции следует проводить обдуманным образом, с соблюдением осторожности.</text:p>
      <text:h text:style-name="Heading_20_2" text:outline-level="2"><text:bookmark-start text:name="__RefHeading___Toc1777_2329714508"/>F. РАЗВЕДЫВАТЕЛЬНАЯ ТЕХНИКА<text:bookmark-end text:name="__RefHeading___Toc1777_2329714508"/></text:h>
      <text:p text:style-name="P1">171. Работа разведки постоянно подвергается противодействию иностранных контрразведок. Это вызывает необходимость засекречивания, глубокой конспирации разведывательной деятельности, в особенности мероприятий, относящихся к добыванию секретных материалов и интересующей разведку информации, а также к разведывательной связи. Одним из важных элементов обеспечения работы разведки является соответствующее развитие и активное применение на практике средств разведывательной техники.</text:p>
      <text:p text:style-name="P1">172. Разведывательная техника охватывает следующие основные области:</text:p>
      <text:p text:style-name="P1">1) Легализация – занимается производством фальшивых иностранных документов, разработкой легализационной проблематики стран, представляющих <text:soft-page-break/>разведывательный интерес, подготовкой иностранных документов и легализационных дел для нужд как зарубежного, так и внутреннего разведывательного аппарата.</text:p>
      <text:p text:style-name="P1">2) Разведывательная фотография – занимается разработкой специальных методов фотографирования, обеспечения и приспособления стандартного фотооборудования и светочувствительных материалов для нужд разведывательной работы. Разведывательная фотография находит широкое применение в разведывательной деятельности, делает возможным скрытое фотографирование объектов и разведывательных материалов, обеспечивает сохранность заснятых материалов и их передачу как в рамках внутренней, так и внешней системы разведывательной связи.</text:p>
      <text:p text:style-name="P1">3) Разведывательная химия – занимается разработкой симпатических средств (симпатические чернила, кальки и т д.), подготовкой составов для тайнописи, использующихся в работе зарубежного разведывательного аппарата, ведением исследовательских и лабораторных работ в области разведывательной химии. Средства, позволяющие скрыть запись, находят широкое применение особенно в работе нелегального разведывательного аппарата. Они могут использоваться как для внутренней связи агентурных резидентур, так и для внешней связи.</text:p>
      <text:p text:style-name="P1">4) Радиотехника и разведывательная электроника – занимается разработкой и приспособлением радиооборудования для нужд разведывательной связи, разного рода электронных средств, служащих для добывания разведывательной информации (путем радиопрослушивания или подслушивания), средств разведывательной сигнализации, средств, улучшающих оперативную работу, а также средств и устройств, противодействующих контрразведывательной технике. </text:p>
      <text:p text:style-name="P1">5) Разведывательная механика – занимается разработкой, приспособлением и подготовкой технического камуфляжа, специальных фотооптических средств, а также других средств разведывательной техники – таких, как охранные или уничтожающие устройства и т д. </text:p>
      <text:p text:style-name="P1">171. Детальные правила, относящиеся к перечисленным областям разведывательной техники и ее применения в разведывательной работе содержатся в особых предписаниях и инструкциях, разработанных отдельными ячейками Завода специализированной техники (ЗСТ) оперативной секции II Управления Генерального штаба ВП.</text:p>
      <text:p text:style-name="P1">174. При осуществлении задач технического обеспечения разведывательной деятельности ЗСТ взаимодействует с отделами оперативной секции. Это взаимодействие должно основываться прежде всего на: </text:p>
      <text:list xml:id="list1917825146" text:style-name="L258">
        <text:list-item>
          <text:p text:style-name="P310">определении видов и количества технических средств, необходимых для нужд разведывательной работы; </text:p>
        </text:list-item>
      </text:list>
      <text:list xml:id="list2012805481" text:style-name="L259">
        <text:list-item>
          <text:p text:style-name="P311">согласовании концепции по применению конкретных технических средств; </text:p>
        </text:list-item>
      </text:list>
      <text:list xml:id="list2656790308" text:style-name="L260">
        <text:list-item>
          <text:p text:style-name="P312">внедрении новых средств разведывательной техники </text:p>
        </text:list-item>
      </text:list>
      <text:list xml:id="list699699808" text:style-name="L261">
        <text:list-item>
          <text:p text:style-name="P79">систематическом обеспечении Завода специализированной техники необходимой информацией, образцами разного рода документов и техническими материалами иностранного происхождения, согласно с современными нуждами ЗСТ. </text:p>
        </text:list-item>
      </text:list>
      <text:h text:style-name="Heading_20_2" text:outline-level="2"><text:bookmark-start text:name="__RefHeading___Toc1779_2329714508"/><text:soft-page-break/>G. ОБУЧЕНИЕ РАЗВЕДЫВАТЕЛЬНЫМ МЕТОДАМ<text:bookmark-end text:name="__RefHeading___Toc1779_2329714508"/></text:h>
      <text:h text:style-name="Heading_20_3" text:outline-level="3"><text:bookmark-start text:name="__RefHeading___Toc1781_2329714508"/>а) Обучение кадрового аппарата <text:bookmark-end text:name="__RefHeading___Toc1781_2329714508"/></text:h>
      <text:p text:style-name="P1">175. Основное обучение и подготовка к работе кадрового аппарата разведки проводит Центр специализированного обучения II Управления Генерального штаба ВП. Программа и основы обучения кадрового аппарата оговариваются в особых документах, разработанных согласно указаниям руководства II Управления.</text:p>
      <text:p text:style-name="P1">176. Работники II Управления Генерального штаба ВП, направленные на работу в зарубежном разведывательном аппарате, должны пройти обязательное дополнительное обучение и подготовку, независимо от звания и служебного положения, которое до того занимали.</text:p>
      <text:p text:style-name="P1">177. За координацию обучения и подготовку офицеров, назначенных на работу на данном направлении, отвечают начальники соответствующих профильных отделов оперативного сектора. </text:p>
      <text:p text:style-name="P1">178. Полный объем обучения и подготовки офицера проходит по общему плану подготовки, согласованному со всеми заинтересованными секторами (ячейками) II Управления Генерального штаба ВП. Этот план разрабатывает соответствующий оперативный отдел.</text:p>
      <text:p text:style-name="P1">Общий план обучения офицеров, направленных на должность резидентов (военных атташе в капиталистических странах), утверждает заместитель начальника II Управления по оперативной работе, а план обучения офицеров, направленных на более низкие должности – старшие инспекторы оперативного сектора.</text:p>
      <text:p text:style-name="P1">179. Общий план подготовки офицера для работы в зарубежном разведывательном аппарате является основой для направления данного офицера на обучение в заинтересованных ячейках II Управления Генерального штаба ВП.</text:p>
      <text:p text:style-name="P1">180. Обучение и подготовка офицеров проводятся на организованных курсах методом индивидуального обучения и практической подготовки под руководством специалистов (например, обучение шифровальной работе, разработка учебных элементов связи через тайники, составление заметок, донесений, отчетов и т.д.).</text:p>
      <text:p text:style-name="P1">181. Обучение и подготовка охватывают также жен офицеров, направленных на работу в зарубежном разведывательном аппарате. Обучение организуют соответствующие профильные отделы по особым планам, исходя из конкретных оперативных нужд. Обычно обучение жен офицеров проводится на организованных курсах II Управления Генерального штаба ВП. В особых случаях обучение проводится индивидуально. Детали, касающиеся подготовки жен работников II Управления Генерального штаба ВП содержатся в отдельном документе ("Инструкция для жен и семей кадровых военных, выезжающих на работу в зарубежных представительствах"). </text:p>
      <text:p text:style-name="P1">182. Основы обучения и подготовки офицеров к работе в зарубежном разведывательном аппарате под прикрытием польских представительств определяет "Инструкция о принципах набора, легализации и работы офицеров под прикрытием гражданских учреждений и организаций внутри страны". </text:p>
      <text:h text:style-name="Heading_20_3" text:outline-level="3"><text:bookmark-start text:name="__RefHeading___Toc1783_2329714508"/><text:soft-page-break/>b) Обучение сотрудников <text:bookmark-end text:name="__RefHeading___Toc1783_2329714508"/></text:h>
      <text:p text:style-name="P1">183. Обучение сотрудников проводится как на территории собственной страны, так и за границей, с этой целью используются конспиративные помещения или другие соответствующие места. </text:p>
      <text:p text:style-name="P8">Обучение сотрудника за границей проводится в том случае, если он был завербован для сотрудничества с разведкой во время пребывания за границей нашей страны или, если возникает необходимость дополнительного, углубленного обучения. </text:p>
      <text:p text:style-name="P8">184.Обучение сотрудников внутри страны организует и проводит соответствующий оперативный отдел (поручая это задание имеющим соответствующих опыт офицерам), а обучение за границей – резидент (руководитель разведывательной группы) или назначенный им кадровый работник разведки.</text:p>
      <text:p text:style-name="P1">Планы обучения сотрудников, организованного как внутри страны, так и за границей, утверждают начальники соответствующих оперативных отделов.</text:p>
      <text:p text:style-name="P1">185. При обучении сотрудников следует применять метод самостоятельного изучения указанных материалов (особенно при обучении, проводимом внутри страны), инструктаж и практические занятия. </text:p>
      <text:h text:style-name="Heading_20_3" text:outline-level="3"><text:bookmark-start text:name="__RefHeading___Toc1785_2329714508"/>с) Обучение нелегалов <text:bookmark-end text:name="__RefHeading___Toc1785_2329714508"/></text:h>
      <text:p text:style-name="P1">186. Обучение нелегалов следует организовать в проводить на основе подробных планов, разработанных соответствующими профильными отделами и утвержденными заместителем начальника II Управления по оперативной работе. Эти планы должны предполагать всестороннюю подготовку нелегалов к нелегальной работе в государствах, представляющих разведывательный интерес. </text:p>
      <text:p text:style-name="P1">Обучение нелегала должно охватывать следующие основные задачи разведывательной работы: </text:p>
      <text:list xml:id="list1496663689" text:style-name="L262">
        <text:list-item>
          <text:p text:style-name="P313">общее разведывательное обучение; </text:p>
        </text:list-item>
      </text:list>
      <text:list xml:id="list2543953442" text:style-name="L263">
        <text:list-item>
          <text:p text:style-name="P314">изучение иностранного языка, легализационных документов, планируемых каналов и способов переброски; </text:p>
        </text:list-item>
      </text:list>
      <text:list xml:id="list928581584" text:style-name="L264">
        <text:list-item>
          <text:p text:style-name="P315">изучение или углубление знаний в области выбранной профессии; </text:p>
        </text:list-item>
      </text:list>
      <text:list xml:id="list1430886460" text:style-name="L265">
        <text:list-item>
          <text:p text:style-name="P80">другие задачи, необходимые для соответствующего выполнения предполагаемых для нелегала разведывательных заданий.</text:p>
        </text:list-item>
      </text:list>
      <text:p text:style-name="P1">187. За организацию обучения и необходимую подготовку нелегала к разведывательной работе отвечает начальник соответствующего оперативного отдела. Из-за требований конспирации обучение нелегала проходит индивидуально, с использованием конспиративных помещений, применяя метод самостоятельного изучения материалов, инструктаж и практические занятия. Следует стремиться к максимальному ограничению количества лиц, обучающих нелегала.</text:p>
      <text:p text:style-name="P1">188. В случае женатого нелегала, допускается обучение также и его жены, если ее также привлекли к сотрудничеству с разведкой или она ориентируется в характере разведывательной работы мужа. Обучение жены нелегала должно ограничиться только отдельными задачами.</text:p>
      <text:h text:style-name="Heading_20_3" text:outline-level="3"><text:bookmark-start text:name="__RefHeading___Toc1787_2329714508"/><text:soft-page-break/>d) Обучение нелегальных работников разведки<text:bookmark-end text:name="__RefHeading___Toc1787_2329714508"/></text:h>
      <text:p text:style-name="P1">189. В обучению нелегальных сотрудников разведки должны применяться те же правила, что и в обучении нелегалов. Иной, однако, является объем подготовки к работе в разведке, поскольку в случае нелегальных сотрудников разведки нет необходимости организации специальной стажировки за границей, досконального изучения маски и легенды, каналов и способа переброски, так как их выезд на территорию государства, представляющего разведывательный интерес, организуется легальным путем.</text:p>
      <text:h text:style-name="Heading_20_3" text:outline-level="3"><text:bookmark-start text:name="__RefHeading___Toc1789_2329714508"/>е) Обучение агентов <text:bookmark-end text:name="__RefHeading___Toc1789_2329714508"/></text:h>
      <text:p text:style-name="P1">190. Обучение агентов имеет характер чрезвычайно индивидуальный. При разработке плана обучения следует учесть личность агента, его реальные разведывательные возможности, степень разработки и лояльность.</text:p>
      <text:p text:style-name="P1">191. Согласно существующему правилу во время обучения агенту сообщают только те сведения, которые ему необходимы для выполнения точно определенных разведывательных заданий. Это правило относится в особенности к агентам-иностранцам, не полностью разработанным и проверенным. Обучение проверенных и надежных агентов проводится обычно в более широком объеме, охватывающем также задачи из области связи, разведывательной техники (фотография, камуфляж, тайнопись, шифры, коды и т.д.), работы по отбору и вербовке, и даже - руководства разведывательными звеньями. </text:p>
      <text:p text:style-name="P1">192. Вступительное обучение проведенное перед тем, как агент приступит к работе, должно касаться таких задач, как ознакомление с правилами конспирации и их соблюдение, дисциплина, способы добывания и передачи разведывательных материалов, способы поддерживания связи, формы и методы действия иностранной контрразведки, а также знание разведывательной ситуации. </text:p>
      <text:p text:style-name="P1">Обучение агента следует продолжать в течение всего периода его сотрудничества с разведкой, расширяя постепенно его тематику до необходимого объема.</text:p>
      <text:p text:style-name="P1">193. Обучение агентов, завербованных за границей, ведется или на территории постоянного пребывания агента, или на территории третьей страны. В исключительных случаях можно их обучать также в нашей стране, если этого требует оперативная необходимость, а одновременно существует возможность организации безопасной переброски агента в Польшу.</text:p>
      <text:p text:style-name="P1">194. Агентов, завербованных в Польше, следует обучать внутри страны. Целесообразно, чтобы полное обучение агента проводил один работник разведки, по мере возможности тот, который будет руководить его будущей работой.</text:p>
      <text:p text:style-name="P1">195. Планы обучения агентов утверждает заместитель начальника II Управления по оперативной работе. За четкую организацию и ход обучения агентов отвечают начальники соответствующих оперативных отделов.</text:p>
      <text:p text:style-name="P1">196. Работники разведки, ведущие обучение агентов, обязаны составлять письменные донесения о ходе обучения. Донесение о ходе обучения должно содержать следующие данные: кто, где, когда, при каких обстоятельствах и в каком объеме, а также кем был <text:soft-page-break/>обучен, должна быть указана степень овладения проработанными в процессе обучения темами, а также другие замечания и итоги.</text:p>
      <text:p text:style-name="P1">197. Каждое обучение агента должно использоваться также для того, чтобы лучше узнать отрицательные и положительные стороны его личности, отношение агента к разведке, истинные мотивы его сотрудничества с разведкой, степень лояльности и перспективы развития агента. </text:p>
      <text:h text:style-name="Heading_20_3" text:outline-level="3"><text:bookmark-start text:name="__RefHeading___Toc1791_2329714508"/><text:span text:style-name="T2">f</text:span>) Обучение лиц вспомогательного разведывательного аппарата.<text:bookmark-end text:name="__RefHeading___Toc1791_2329714508"/></text:h>
      <text:p text:style-name="P1">198. Общие правила обучения лиц вспомогательного разведывательного аппарата те же самые, что и для основной агентуры. В их обучении обязательна специализация, заключающаяся в ограничении передаваемых сведений до объема, необходимого при выполнении определенной функции в системе разведывательной деятельности.</text:p>
      <text:p text:style-name="P1">199. Образцы основной документации, касающейся обучения и разведывательной подготовки содержатся в сборнике приложений к настоящей "Инструкции".</text:p>
      <text:h text:style-name="Heading_20_2" text:outline-level="2"><text:bookmark-start text:name="__RefHeading___Toc1793_2329714508"/>H. ОТЧЕТНОСТЬ, ОПЕРАТИВНАЯ ДОКУМЕНТАЦИЯ И ЛИЧНЫЙ УЧЕТ <text:bookmark-end text:name="__RefHeading___Toc1793_2329714508"/></text:h>
      <text:p text:style-name="P1">200. Отчетность в оперативной работе ведется с целью подведения итогов и анализа результатов оперативной работы в стране и за границей, уточнения на ее основе выводов для дальнейшей деятельности или с целью ведения учета и статистики. </text:p>
      <text:p text:style-name="P1">Отчеты делятся на:</text:p>
      <text:list xml:id="list411110468" text:style-name="L266">
        <text:list-item>
          <text:p text:style-name="P316">периодические – касающиеся совокупности оперативной работы за данный период; </text:p>
        </text:list-item>
      </text:list>
      <text:list xml:id="list4225632893" text:style-name="L267">
        <text:list-item>
          <text:p text:style-name="P81">проблемные – представляющие ход оперативной работы и результаты осуществления определенных разведывательных мероприятий.</text:p>
        </text:list-item>
      </text:list>
      <text:p text:style-name="P1">201. Основным документом в оперативной отчетности является годовой отчет о проделанной работе, выполняемый на уровне Оперативного сектора, отделов и оперативных ячеек. Этот документ состоит из двух основных частей: </text:p>
      <text:list xml:id="list1692314611" text:style-name="L268">
        <text:list-item>
          <text:p text:style-name="P317">описательная часть; </text:p>
        </text:list-item>
      </text:list>
      <text:list xml:id="list476638652" text:style-name="L269">
        <text:list-item>
          <text:p text:style-name="P82">статистическая часть. </text:p>
        </text:list-item>
      </text:list>
      <text:p text:style-name="P1">202. Описательная часть отчета должна быть обработана в виде анализа, должна содержать оценки и примеры, указывать источники и причины наблюдаемых явлений, а также представлять сжатые выводы и предложения. Описательная часть делится на следующие разделы:</text:p>
      <text:p text:style-name="P1">1) главные направления работы организационной ячейки Оперативного сектора, показывающие основные проблемы, на которых концентрируется работа за отчетный период;</text:p>
      <text:p text:style-name="P1">2) анализ результатов работы за период добывания материалов и разведывательной информации, а также оценка степени выполнения годовых и текущих заданий с указанием причин возможного невыполнения плановых заданий.</text:p>
      <text:p text:style-name="P1"><text:soft-page-break/>3) организация разведывательной работы с указанием недостатков и организационных недоработок, оказавших влияние на результаты оперативной деятельности;</text:p>
      <text:p text:style-name="P1">4) условия выполнения заданий;</text:p>
      <text:p text:style-name="P1">5) выводы и предложения – указывающие в сжатом виде конкретные причины недоработок и соответственно обоснованные предложения, направленные на улучшение оперативной работы. </text:p>
      <text:p text:style-name="P1">203. Статистическая часть отчета состоит из таблиц и показателей, необходимых для представления в наглядным образом результатов оперативной работы, в особенности в отношении работы по отбору и вербовке сотрудников, по созданию и развитию сети и разведывательных резидентур и происходящих в них изменениях, а также добытых разведывательных материалов.</text:p>
      <text:p text:style-name="P1">204. Годовые отчеты по работе организационных ячеек Оперативного сектора составляются до середины января, а за весь Оперативный сектор – до конца января. Отчеты оперативных отделов являются основой для составления годового отчета о работе Оперативного сектора.</text:p>
      <text:p text:style-name="P1">205. Кадровые сотрудники разведки, направленные на работу за границей, обязаны представлять отчет о выполнении данных им разведывательных заданий. Офицеры, работающие под прикрытием, отчитываются о выполнении данных им заданий перед резидентом, а по возвращении домой составляют письменные отчеты, представляя в них следующие основные вопросы:</text:p>
      <text:list xml:id="list3129730168" text:style-name="L270">
        <text:list-item>
          <text:p text:style-name="P318">степень выполнения порученных разведывательных заданий </text:p>
        </text:list-item>
      </text:list>
      <text:list xml:id="list377522206" text:style-name="L271">
        <text:list-item>
          <text:p text:style-name="P319">результаты работы по отбору и вербовке; </text:p>
        </text:list-item>
      </text:list>
      <text:list xml:id="list2235428650" text:style-name="L272">
        <text:list-item>
          <text:p text:style-name="P320">вопросы, связанные с руководством работой агентурного аппарата; </text:p>
        </text:list-item>
      </text:list>
      <text:list xml:id="list1401975828" text:style-name="L273">
        <text:list-item>
          <text:p text:style-name="P321">результаты работы в области непосредственного добывания разведывательных материалов и изыскания новых источников информации; </text:p>
        </text:list-item>
      </text:list>
      <text:list xml:id="list2279114995" text:style-name="L274">
        <text:list-item>
          <text:p text:style-name="P322">другие мероприятия, осуществленные за время работы за границей; </text:p>
        </text:list-item>
      </text:list>
      <text:list xml:id="list1340710988" text:style-name="L275">
        <text:list-item>
          <text:p text:style-name="P323">оценка разведывательной ситуации и ее влияние на оперативную работу; </text:p>
        </text:list-item>
      </text:list>
      <text:list xml:id="list3685966452" text:style-name="L276">
        <text:list-item>
          <text:p text:style-name="P83">выводы и предложения. </text:p>
        </text:list-item>
      </text:list>
      <text:p text:style-name="P1">Отдельные вопросы и форму отчета в каждом случае определяет начальник соответствующего оперативного отдела в зависимости от функции, которую работник разведки выполнял за границей и от необходимости отразить в отчете определенные вопросы, связанные с разведывательной работой. </text:p>
      <text:p text:style-name="P1">206. Резиденты зарубежного разведывательного аппарата, действующего под прикрытием официальных представительств, составляют и представляют в Центр регулярные письменные донесения и отчеты о ходе выполнения конкретных разведывательных заданий. Под конец полугодия они представляют краткие отчеты о выполнении самых важных заданий, отраженных в годовом плане разведывательной работы.</text:p>
      <text:p text:style-name="P1">207. Годовые отчеты о проделанной работе резиденты должны представлять в Центр в определенный срок, оговоренный в директивах заместителя начальника II Управления по оперативным делам (как правило, до 15 декабря текущего года). Кроме того, резиденты зарубежного разведывательного аппарата под прикрытием могут быть <text:soft-page-break/>обязаны представить текущее донесение о работе за период их пребывания в Центре или на местах во время контрольных поездок за границу представителей Центра. </text:p>
      <text:p text:style-name="P1">208. Регулярные донесения составляются работниками разведки после осуществления определенных оперативных мероприятий, требующих документального отчета. К ним относятся донесения о выполнении различных разведывательных операций, как-то: вербовка, агентурные встречи, обмены, переброски нелегалов, оперативные поездки, а также отчеты о ходе обучения агентов, осуществлении мероприятий, связанных с разведывательной связью, и других действий, необходимых в оперативной работе. Непосредственный начальник, поручивший проведение данного разведывательного мероприятия, может в каждом случае определить содержание, форму и объем донесения. </text:p>
      <text:p text:style-name="P1">209. Все действия и оперативные мероприятия, выполненные ячейками и звеньями разведки, должны быть документированы. Оперативную документацию следует вести сжато, ясно, точно и эстетично. Она должна оказывать помощь в оперативной деятельности, а в особенности в ее планировании и отражении фактов, хода событий и ситуации, а также служить аналитико-статистическим и информационным целям. К оперативным документам причисляются все документы, имеющие непосредственное отношение к разведывательной деятельности, и документы, касающиеся трат из оперативного фонда.</text:p>
      <text:p text:style-name="P1">210. Оперативные документы делятся на: </text:p>
      <text:list xml:id="list1091089638" text:style-name="L277">
        <text:list-item>
          <text:p text:style-name="P324">письменные документы (информация, оперативные письма, рапорты, предложения, донесения, служебные записки, планы работы и планы осуществления различных оперативных мероприятий, оперативные анализы, отчеты и т.д.); </text:p>
        </text:list-item>
      </text:list>
      <text:list xml:id="list335674435" text:style-name="L278">
        <text:list-item>
          <text:p text:style-name="P325">оперативные учетные листки; </text:p>
        </text:list-item>
      </text:list>
      <text:list xml:id="list3370778388" text:style-name="L279">
        <text:list-item>
          <text:p text:style-name="P326">графические документы (планы, рисунки, фотографии, фильмы); </text:p>
        </text:list-item>
      </text:list>
      <text:list xml:id="list1746082225" text:style-name="L280">
        <text:list-item>
          <text:p text:style-name="P327">информация, записанная на магнитофонных пленках, пластинках и других носителях информации; Документ должен быть обработан в определенной форме, по установленным в Оперативном секторе правилам и нормативам оперативной документации. </text:p>
        </text:list-item>
      </text:list>
      <text:p text:style-name="P26">211. С целью единообразной обработки, учета и хранения оперативной документации в ячейках оперативного сектора ведутся папки оперативных дел, которые делятся на следующие группы: </text:p>
      <text:list xml:id="list793037053" text:style-name="L281">
        <text:list-item>
          <text:p text:style-name="P328">папки резидентур и разведывательных групп; </text:p>
        </text:list-item>
      </text:list>
      <text:list xml:id="list2118275715" text:style-name="L282">
        <text:list-item>
          <text:p text:style-name="P329">персональные папки и папки работы разведывательного аппарата (нелегалов, нелегальных сотрудников разведки, агентов, нелегальных курьеров, вспомогательных сотрудников и персонала, а также лиц, остающихся в разработке); </text:p>
        </text:list-item>
      </text:list>
      <text:list xml:id="list1991552929" text:style-name="L283">
        <text:list-item>
          <text:p text:style-name="P330">папки объектов, представляющих разведывательный интерес; </text:p>
        </text:list-item>
      </text:list>
      <text:list xml:id="list3305329411" text:style-name="L284">
        <text:list-item>
          <text:p text:style-name="P331">папки дел, связанных с планированием работы и отчетностью; </text:p>
        </text:list-item>
      </text:list>
      <text:list xml:id="list3989101644" text:style-name="L285">
        <text:list-item>
          <text:p text:style-name="P332">папки материалов о разведывательной ситуации и деятельности иностранных контрразведок; </text:p>
        </text:list-item>
      </text:list>
      <text:list xml:id="list3108028593" text:style-name="L286">
        <text:list-item>
          <text:p text:style-name="P333">папки материалов, касающихся резервных систем разведывательной связи; </text:p>
        </text:list-item>
      </text:list>
      <text:list xml:id="list1248776217" text:style-name="L287">
        <text:list-item>
          <text:p text:style-name="P334">папки приказов, распоряжений и оперативных инструкций; </text:p>
        </text:list-item>
        <text:list-item>
          <text:p text:style-name="P84"><text:soft-page-break/>папки других дел, ведение которых вызвано нуждами оперативной деятельности.</text:p>
        </text:list-item>
      </text:list>
      <text:p text:style-name="P9">Оперативные отделы ведут кроме того необходимые учетные журналы, реестры, описи и оперативные ведомости финансового и материального оборота. В качестве общего принципа принимается, что документы, касающиеся определенного дела, должны храниться в одной папке.</text:p>
      <text:p text:style-name="P1">212. Подробно правила пользования, регистрации, а также ведения и хранения оперативной документации, включая ее хранение в архиве, определяют инструкции, соответствующие распоряжения и директивы начальника II Управления Генерального штаба ВП.</text:p>
      <text:p text:style-name="P1">213. Во всей полноте оперативную документацию ведут и хранят только в центральном аппарате. В звеньях местного разведывательного аппарата за границей ведутся и хранятся только те документы, которые необходимы для непрерывности разведывательной работы. Правила хранения и охраны разведывательной документации за границей изложены в "Инструкции о правилах ведения, хранения и сохранности документации и материалов, а также охраны помещений в бюро военных атташе и резидентурах в капиталистических странах". </text:p>
      <text:p text:style-name="P1">214. Одним из условий четкой и скоординированной деятельности оперативных ячеек является единообразно ведущийся личный учет. Это дает возможность быстрого, точного и всестороннего нахождения и обработки материалов, в особенности информации о лицах, фактах и событиях, которые представляли или представляют предмет оперативного интереса. </text:p>
      <text:p text:style-name="P1">215. Личный учет ведется в оперативной картотеке II Управления Генерального штаба. Перед выполнением оперативных действий в отношении определенного лица, ведущий это дело офицер обязан проверить, не находится ли или не находилось ли данное лицо в прошлом в сфере интересов другой ячейки (оперативной части). Идентичную проверку следует провести в оперативных картотеках Министерства внутренних дел и Правлении Военной внутренней службы (ВВС). Подробно правила ведения оперативной картотеки изложены в "Инструкции о работе оперативной картотеки II Управления Генерального штаба ВП".</text:p>
      <text:p text:style-name="P1">216. В оперативной картотеке регистрируются:</text:p>
      <text:p text:style-name="P1">1) Все работники II Управления Генерального штаба ВП, как военные, так и гражданские, работающие в настоящее время, уволенные с работы или перенесенные в запас. За регистрацию работников II Управления Генерального штаба ВП отвечает отдел кадров II Управления.</text:p>
      <text:p text:style-name="P1">2) Нелегалы, нелегальные сотрудники разведки, агенты, лица, входящие в состав вспомогательного агентурного аппарата;</text:p>
      <text:p text:style-name="P1">3) Разведчики и лица, входящие в состав вспомогательного агентурного аппарата Оперативной разведки;</text:p>
      <text:p text:style-name="P1">4) Сотрудники зарубежного и внутреннего разведывательного аппарата, используемые для постоянных, периодических и одноразовых заданий, в том числе также капитаны и <text:soft-page-break/>офицеры Польского торгового флота, привлеченные к сотрудничеству в рамках организованной системы.</text:p>
      <text:p text:style-name="P1">5) Контакты сотрудников II Управления Генерального штаба ВП на территории страны, используемые постоянно или периодически для защиты разных оперативных мероприятий;</text:p>
      <text:p text:style-name="P1">6) Личные источники добывания информации и разведывательных материалов в странах, представляющих разведывательный интерес;</text:p>
      <text:p text:style-name="P1">7) Оперативные контакты работников зарубежного разведывательного аппарата под прикрытием, в том числе также контакты с интересующими нас лицами в дипломатическом корпусе;</text:p>
      <text:p text:style-name="P1">8) Раскрытые кадровые работники иностранных спецслужб, а также лица, оказывающие услуги этим службам;</text:p>
      <text:p text:style-name="P1">9) Граждане капиталистических стран, которые должны быть учтены в оперативной картотеке, в том числе также те лица, которые в будущем могут стать объектом нашего интереса;</text:p>
      <text:p text:style-name="P1">10) Работники бюро, секций (отделов) генеральных штабов армий государств, представляющих разведывательный интерес. </text:p>
      <text:p text:style-name="P1">217. В Бюро "С" Министерства внутренних дел регистрируются все граждане ПНР, попавшие в сферу оперативного интереса II Управления Генерального штаба ВП. Решение о регистрации в Бюро "С" МВД иностранцев принимает начальник соответствующего оперативного отдела, а в отношении агентов – заместитель начальника II Управления по оперативным делам.</text:p>
      <text:h text:style-name="Heading_20_1" text:outline-level="1"><text:bookmark-start text:name="__RefHeading___Toc1795_2329714508"/>Раздел V. РАЗВЕДЫВАТЕЛЬНАЯ СВЯЗЬ <text:bookmark-end text:name="__RefHeading___Toc1795_2329714508"/></text:h>
      <text:p text:style-name="P1">218. Одним из существенных условий успеха в оперативной работе является четко действующая, надежная, секретная, быстрая и непрерывная разведывательная связь, организованная для поддерживания разведывательных контактов между Центром и разведывательным аппаратом на местах и внутри сети и разведывательных резидентур.</text:p>
      <text:p text:style-name="P1">219. За организацию связи с резидентами и самостоятельными работниками за границей отвечают начальники оперативных отделов, а за организацию связи внутри резидентур – резиденты. </text:p>
      <text:p text:style-name="P1">Хорошо организованная разведывательная связь должна прежде всего обеспечивать безопасную и непрерывную передачу информации и разведывательных материалов в Центр. С этой целью связь должна быть многоканальной, что означает, что с каждой резидентурой, звеном или самостоятельным работником разведки должны взаимодействовать по крайней мере два независимых друг от друга канала связи.</text:p>
      <text:p text:style-name="P1">220. Основными принципами организации разведывательной связи являются: </text:p>
      <text:list xml:id="list2680896907" text:style-name="L288">
        <text:list-item>
          <text:p text:style-name="P335">полная конспирация применяемых методов, способов и средств; </text:p>
        </text:list-item>
      </text:list>
      <text:list xml:id="list1616728852" text:style-name="L289">
        <text:list-item>
          <text:p text:style-name="P336"><text:soft-page-break/>оперативность, заключающаяся в быстрой и пунктуальной передаче информации и разведывательных материалов по линии "добывающий аппарат – Центр" и обратно; </text:p>
        </text:list-item>
      </text:list>
      <text:list xml:id="list2879168761" text:style-name="L290">
        <text:list-item>
          <text:p text:style-name="P337">надежность и четкость, гарантирующие безопасную доставку пересылаемой информации и материалов адресату при любых условиях, а также в состоянии, исключающем возможность проникновения иностранных контрразведок; </text:p>
        </text:list-item>
      </text:list>
      <text:list xml:id="list3499522042" text:style-name="L291">
        <text:list-item>
          <text:p text:style-name="P85">непрерывность, обеспечивающая работу связи без перерывов и нарушений. </text:p>
        </text:list-item>
      </text:list>
      <text:p text:style-name="P1">221. Разведывательная связь делится на: </text:p>
      <text:list xml:id="list986724211" text:style-name="L292">
        <text:list-item>
          <text:p text:style-name="P338">личную связь; </text:p>
        </text:list-item>
      </text:list>
      <text:list xml:id="list2359332185" text:style-name="L293">
        <text:list-item>
          <text:p text:style-name="P86">безличную связь. </text:p>
        </text:list-item>
      </text:list>
      <text:p text:style-name="P15">222. Личная связь заключается в организации непосредственных, законспирированных и имеющих соответствующую легенду встречах между двумя работниками разведки. </text:p>
      <text:p text:style-name="P1">Разведывательные встречи обычно организовывают с целью: </text:p>
      <text:list xml:id="list1292405307" text:style-name="L294">
        <text:list-item>
          <text:p text:style-name="P339">проведения обучения завербованного работника агентурного аппарата; </text:p>
        </text:list-item>
      </text:list>
      <text:list xml:id="list3154270143" text:style-name="L295">
        <text:list-item>
          <text:p text:style-name="P340">постановки заданий, передачи инструкций и указаний, получения разведывательной информации, передача оценки работы и обсуждения других вопросов; </text:p>
        </text:list-item>
      </text:list>
      <text:list xml:id="list523068162" text:style-name="L296">
        <text:list-item>
          <text:p text:style-name="P87">проведения проверки работы, воспитания и контроля агента, передачи ему соответствующих материальных и финансовых средств и т. д. </text:p>
        </text:list-item>
      </text:list>
      <text:p text:style-name="P10">223. Разведывательные встречи проводятся в заранее выбранных и проверенных местах и в согласованное ранее время. Организующий встречу обязан установить путь прихода и ухода с места встречи, а также предвидеть систему сигнализации и способ обеспечения встречи перед вмешательством органов иностранных контрразведок. При организации разведывательной встречи следует всегда принимать во внимание имеющуюся разведывательную ситуацию в районе запланированной встречи и возможность безопасного участия в ней заинтересованных лиц. Подготовка встречи охватывает также предполагаемое запасное место и время встречи, на тот случай, если основная встреча не состоится в первый намеченный срок. </text:p>
      <text:p text:style-name="P1">В разведывательной деятельности применяются также так называемые моментальные встречи, организованные только с целью быстрой передачи материалов. Организация такого рода встречи требует четкой разработки способа, места и времени проведения операции.</text:p>
      <text:p text:style-name="P1">224. Безличная связь заключается в организации разведывательных контактов и обмене корреспонденцией без личной встречи заинтересованных лиц. С этой целью используются: </text:p>
      <text:list xml:id="list1802656901" text:style-name="L297">
        <text:list-item>
          <text:p text:style-name="P341">элементы связи через тайники; </text:p>
        </text:list-item>
      </text:list>
      <text:list xml:id="list3324818631" text:style-name="L298">
        <text:list-item>
          <text:p text:style-name="P342">сигнализационные системы; </text:p>
        </text:list-item>
      </text:list>
      <text:list xml:id="list2530932227" text:style-name="L299">
        <text:list-item>
          <text:p text:style-name="P343">радиосвязь; </text:p>
        </text:list-item>
      </text:list>
      <text:list xml:id="list1406377454" text:style-name="L300">
        <text:list-item>
          <text:p text:style-name="P344">контактные адреса; </text:p>
        </text:list-item>
      </text:list>
      <text:list xml:id="list2075664649" text:style-name="L301">
        <text:list-item>
          <text:p text:style-name="P88">аварийная связь.</text:p>
        </text:list-item>
      </text:list>
      <text:p text:style-name="P1"><text:soft-page-break/>225. Связь через тайник организуется с целью передачи разведывательных материалов от добывающего аппарата, для передачи корреспонденции, а также для снабжения резидентур и самостоятельных работников разведки материально-финансовыми средствами. </text:p>
      <text:p text:style-name="P1">Тайники должны отвечать следующим требованиям: </text:p>
      <text:list xml:id="list77830750" text:style-name="L302">
        <text:list-item>
          <text:p text:style-name="P345">обеспечивать возможность сохранения определенного материала в течение необходимого времени, с исключением риска случайного обнаружения тайника посторонними лицами или возможности пропажи или нарушения целостности материала; </text:p>
        </text:list-item>
      </text:list>
      <text:list xml:id="list484973153" text:style-name="L303">
        <text:list-item>
          <text:p text:style-name="P346">обеспечивать легкое обнаружение тайника лицом, которому в принципе известно его местонахождение только по описанию; </text:p>
        </text:list-item>
      </text:list>
      <text:list xml:id="list2074145371" text:style-name="L304">
        <text:list-item>
          <text:p text:style-name="P347">обеспечивать возможность вложения или изъятия материала незаметно для посторонних; </text:p>
        </text:list-item>
      </text:list>
      <text:list xml:id="list2585604274" text:style-name="L305">
        <text:list-item>
          <text:p text:style-name="P348">иметь удобный доступ для прихода и ухода; </text:p>
        </text:list-item>
      </text:list>
      <text:list xml:id="list2098720334" text:style-name="L306">
        <text:list-item>
          <text:p text:style-name="P89">обеспечивать естественное обоснование пребывания в районе тайника лиц, которые им пользуются.</text:p>
        </text:list-item>
      </text:list>
      <text:p text:style-name="P1">226. Сигнализационные системы используются в разведывательной связи с целью показа заинтересованным работникам разведки определенных сигналов, означающих, например, предупреждение о грозящей опасности, о не обнаружении в тайнике вложенных разведывательных материалов, вызов на встречу в аварийном порядке и т.д. В разведывательной сигнализации применяются следующие формы и способы: </text:p>
      <text:list xml:id="list1426001727" text:style-name="L307">
        <text:list-item>
          <text:p text:style-name="P349">графическая сигнализация в форме разного рода графических условных знаков, размещенных в определенном месте и в определенное время; </text:p>
        </text:list-item>
      </text:list>
      <text:list xml:id="list2801322926" text:style-name="L308">
        <text:list-item>
          <text:p text:style-name="P350">предметная сигнализация, заключающаяся в выставлении в определенном месте и в определенное время условленных предметов; </text:p>
        </text:list-item>
      </text:list>
      <text:list xml:id="list3070734525" text:style-name="L309">
        <text:list-item>
          <text:p text:style-name="P351">сигнализация через определенные действия, то есть, выполнение действий, значение которых понятно только лицу, принимающему сигнал; </text:p>
        </text:list-item>
      </text:list>
      <text:list xml:id="list322354867" text:style-name="L310">
        <text:list-item>
          <text:p text:style-name="P90">техническая сигнализация, заключающаяся в передаче условных сигналов при помощи технических световых, звуковых и т д. средств. </text:p>
        </text:list-item>
      </text:list>
      <text:p text:style-name="P1">Сигнализационные системы должны быть несложными и легкими для запоминания, и в то же время однозначно понятными для лиц, принимающих сигнал.</text:p>
      <text:p text:style-name="P1">227. Радиосвязь применяется с целью передачи в Центр зашифрованных или закодированных радиограмм, содержащих разведывательную информацию и донесения, а также задания, поручения и указания из Центра местному аппарату. </text:p>
      <text:p text:style-name="P1">Двусторонняя радиосвязь в мирный период используется обычно для обмена корреспонденцией между Центром и разведывательным аппаратом, действующим в позиции прикрытия, опираясь на официальную систему связи зарубежной службы ПНР. С нелегальным аппаратом в мирное время организуется обычно односторонняя радиосвязь (кроме тренировочных двусторонних сеансов) – от Центра к работникам на местах. Двусторонняя агентурная радиосвязь активизируется во время угрозы или войны, с этой целью используются специальные приемно-передаточные устройства <text:soft-page-break/>(быстрый телеграф), позволяющие пересылать корреспонденцию за очень короткое время, что охраняет работающую радиостанцию от пеленгования.</text:p>
      <text:p text:style-name="P1">228. Контактные адреса используются для пересылки разведывательной корреспонденции, закамуфлированной в нормальных почтовых посылках. Этим путем можно пересылать короткую разведывательную информацию, задания, поручения, сигналы, предупреждающие об опасности, вызовы на встречи, обмены и т д. Чаще всего используемыми способами засекречивания корреспонденции, посылаемой на контактный адрес, являются тайнопись или условные фразы, а также соответственно закамуфлированная микрофотография (точки). Содержание информации, составленной при помощи тайнописи или выполненной в виде точек, в некоторых случаях может быть послано только после предварительной ее зашифровки. Речь идет о таких данных, как фамилии и адреса работников разведывательного аппарата, места их работы, сроки и места операции и другие детали, которые могут привести к деконспирации в случае раскрытия корреспонденции иностранной контрразведкой.</text:p>
      <text:p text:style-name="P1">229. Аварийная связь является интегральной частью системы разведывательной связи с определенным звеном агентурного аппарата. Аварийная связь служи<text:span text:style-name="T11">т</text:span> для: </text:p>
      <text:list xml:id="list2310924680" text:style-name="L311">
        <text:list-item>
          <text:p text:style-name="P352">уведомления о грозящей опасности; </text:p>
        </text:list-item>
      </text:list>
      <text:list xml:id="list1847082638" text:style-name="L312">
        <text:list-item>
          <text:p text:style-name="P353">обеспечения непрерывности связи в случае перерыва или ликвидации основных каналов связи; </text:p>
        </text:list-item>
        <text:list-item>
          <text:p text:style-name="P91">срочной передачи заданий, информации или разведывательных материалов. </text:p>
        </text:list-item>
      </text:list>
      <text:p text:style-name="P11">Для аварийной связи используются графическая и предметная сигнализация, телефоны, радио, тайники, контактные адреса и т д.</text:p>
      <text:p text:style-name="P1">230. Выбор форм и способов разведывательной связи зависит прежде всего от выполняемых данным агентом заданий, его разведывательной подготовки, лояльности и условий его работы.</text:p>
      <text:p text:style-name="P1">Места встреч, пункты моментального обмена материалами, тайники и сигналы не должны использоваться больше, чем 1-2 раза. </text:p>
      <text:p text:style-name="P1">Системы и средства разведывательной связи должны регулярно обновляться и улучшаться.</text:p>
      <text:p text:style-name="P1">231. Для связи между Центром и зарубежным аппаратом, действующим по<text:span text:style-name="T12">д</text:span> прикрытием, используются следующие каналы, функционирующие параллельно: </text:p>
      <text:list xml:id="list2181313279" text:style-name="L313">
        <text:list-item>
          <text:p text:style-name="P354">дипломатическая курьерская почта для пересылки основной, секретной разведывательной почты; </text:p>
        </text:list-item>
      </text:list>
      <text:list xml:id="list2888557475" text:style-name="L314">
        <text:list-item>
          <text:p text:style-name="P355">радиосвязь и телексы МИДа для передачи срочной корреспонденции; </text:p>
        </text:list-item>
      </text:list>
      <text:list xml:id="list1406197199" text:style-name="L315">
        <text:list-item>
          <text:p text:style-name="P92">капитанская почта для пересылки открытой корреспонденции – согласно предписаниям Департамента связи МИДа. Перечисленные выше каналы связи, используемые в отношении разведывательного аппарата, действующего на территории наших потенциальных противников, могут функционировать только в мирный период. Во время войны эти каналы связи могут использоваться только с резидентурами, действующими на территории нейтральных государств. </text:p>
        </text:list-item>
      </text:list>
      <text:p text:style-name="P1"><text:soft-page-break/>232. Для связи между Центром и нелегальными резидентурами или самостоятельными работниками разведки обычно используются следующие формы связи: </text:p>
      <text:list xml:id="list70199583" text:style-name="L316">
        <text:list-item>
          <text:p text:style-name="P356">личная связь – разведывательные встречи, проводимые нелегальными курьерами с работниками агентурного аппарата (встречи проводятся в основном на территории третьих государств); </text:p>
        </text:list-item>
      </text:list>
      <text:list xml:id="list2829765591" text:style-name="L317">
        <text:list-item>
          <text:p text:style-name="P357">безличная связь – системы тайников, обслуживаемых курьерами и связниками; </text:p>
        </text:list-item>
      </text:list>
      <text:list xml:id="list4287990087" text:style-name="L318">
        <text:list-item>
          <text:p text:style-name="P358">контактные адреса внутри страны и за границей; </text:p>
        </text:list-item>
      </text:list>
      <text:list xml:id="list2686656820" text:style-name="L319">
        <text:list-item>
          <text:p text:style-name="P359">контактные пункты; </text:p>
        </text:list-item>
      </text:list>
      <text:list xml:id="list4267829775" text:style-name="L320">
        <text:list-item>
          <text:p text:style-name="P93">радиосвязь, главным образом, односторонняя.</text:p>
        </text:list-item>
      </text:list>
      <text:p text:style-name="P12">233. Документация систем связи отдельных резидентур или самостоятельных работников агентурного аппарата сохраняется в папках работы, которые ведутся в профильных оперативных отделах. Системы связи с ценной агентурой должны утверждаться заместителем начальника II Управления по оперативной работе. </text:p>
      <text:p text:style-name="P12">234. Разведывательную связь внутри резидентуры организует резидент, который является ответственным за ее исправное функционирование. Формы и способы связи, применяемые внутри резидентур, зависят главным образом от характера резидентуры, ее задач, нужд и возможностей.</text:p>
      <text:p text:style-name="P1">235. В резидентурах разведывательного аппарата, работающего под прикрытием официальных зарубежных представительств, основной и часто единственной формой внутренней связи являются личные контакты резидента и его заместителя с подчиненными работниками. Эти контакты должны быть однако организованы таким образом, чтобы они были естественными и имели обоснование, не вызывающее подозрений у посторонних лиц. Это относится ко всем контактам с кадровыми работниками разведки и сотрудниками, работающими под прикрытием. Оперативные контакты следует организовать в условиях, безопасных от прослушивания и наблюдения со стороны иностранной контрразведки.</text:p>
      <text:p text:style-name="P1">236. В некоторых государствах, представляющих разведывательный интерес, работники аппарата, действующего с позиции прикрытия, осуществляют также задания в области поддержания связи с агентурным аппаратом. В этих случаях при связи с агентурой используются соответственно разработанные системы личной и безличной связи. Постоянный надзор за работниками аппарата под прикрытием со стороны органов иностранной контрразведки вынуждает ограничить личные контакты с агентурой до необходимого минимума. Следует однако шире применять и постоянно совершенствовать способы поддержания безличных контактов, которые должны представлять собой основную форму связи с агентурой.</text:p>
      <text:p text:style-name="P1">237. В агентурных резидентурах применяются в основном те же формы и способы связи, что и между Центром и агентурными (нелегальными) резидентурами, за исключением радиосвязи.</text:p>
      <text:p text:style-name="P1">238. Хотя хорошо законспирированные агентурные резидентуры менее подвержены противодействию со стороны органов контрразведки, используемые внутри них системы связи должны обеспечить полную безопасность всем работникам <text:soft-page-break/>определенного звена нелегального аппарата. Это достигается путем строгого соблюдения правил разведывательной конспирации.</text:p>
      <text:h text:style-name="Heading_20_1" text:outline-level="1"><text:bookmark-start text:name="__RefHeading___Toc1797_2329714508"/>Раздел VI. ЗАКЛЮЧИТЕЛЬНЫЕ ВЫВОДЫ<text:bookmark-end text:name="__RefHeading___Toc1797_2329714508"/></text:h>
      <text:p text:style-name="P1">239. В области разведывательной деятельности оперативный сектор взаимодействует и сотрудничает с некоторыми государственными учреждениями внутри страны, а прежде всего с Министерством внутренних дел (главным образом, с I и II департаментами), правлением Военной внутренней службы (ВВС) и ее оперативными подразделениями на местах, Министерством иностранных дел, Министерством внешней торговли и морского хозяйства и с подчиненными ему организациями, а также с другими военными и гражданскими учреждениями.</text:p>
      <text:p text:style-name="P1">Объем и формы сотрудничества II Управления Генерального штаба ВП с соответствующими государственными учреждениями определяют заключенные двусторонние соглашения в этой области. </text:p>
      <text:p text:style-name="P1">240. Для поддержания непосредственных служебных контактов с соответствующими оперативными подразделениями МВД, правления ВВС и другими, взаимодействующими со II Управлением Генерального штаба ВП государственными учреждениями, уполномочены офицеры Оперативного сектора, на основании решения заместителя начальника II Управления по оперативной работе.</text:p>
      <text:p text:style-name="P1">241. Резиденты зарубежного аппарата, действующего под прикрытием, обязаны близко сотрудничать и взаимодействовать с резидентами I Департамента МВД, работающими под прикрытием польских зарубежных представительств. Правила и формы взаимодействия резидентов за границей определяются особой инструкцией, обязательной для представителей перечисленных выше разведывательных служб. </text:p>
      <text:p text:style-name="P1">242. Оперативный сектор II Управления Генерального штаба ВП осуществляет ряд специальных мероприятий по отношению к лицам, остающимся в сфере его оперативных интересов. К самым важным мероприятиям следует отнести: </text:p>
      <text:list xml:id="list4082673885" text:style-name="L321">
        <text:list-item>
          <text:p text:style-name="P360">контроль за корреспонденцией; </text:p>
        </text:list-item>
      </text:list>
      <text:list xml:id="list2431401140" text:style-name="L322">
        <text:list-item>
          <text:p text:style-name="P361">прослушивание помещений; </text:p>
        </text:list-item>
      </text:list>
      <text:list xml:id="list4061669767" text:style-name="L323">
        <text:list-item>
          <text:p text:style-name="P362">прослушивание телефонных разговоров; </text:p>
        </text:list-item>
      </text:list>
      <text:list xml:id="list3624482649" text:style-name="L324">
        <text:list-item>
          <text:p text:style-name="P363">проведение выяснений и опросов внутри коллектива; </text:p>
        </text:list-item>
      </text:list>
      <text:list xml:id="list679644815" text:style-name="L325">
        <text:list-item>
          <text:p text:style-name="P94">организация и проведение внешнего наблюдения.</text:p>
        </text:list-item>
      </text:list>
      <text:p text:style-name="P1">243. Перечисленные выше мероприятия осуществляются отделами оперативного сектора при участии и помощи соответствующих оперативных служб МВД и Правления ВВС на основе определенных предписаний и полномочий. </text:p>
      <text:p text:style-name="P1">Решение о применении перечисленных выше специальных мероприятий принимает заместитель начальника II Управления по оперативной работе. </text:p>
      <text:p text:style-name="P1">244. Для облегчения контактов с интересующими разведку лицами и учреждениями, а также для соблюдения конспирации, офицеры II Управления Генерального штаба ВП, ведущие оперативную работу на территории внутри страны, имеют право пользоваться личными оперативными документами, к которым относятся: </text:p>
      <text:list xml:id="list1761715271" text:style-name="L326">
        <text:list-item>
          <text:p text:style-name="P364"><text:soft-page-break/>удостоверение работника польской военной разведки; </text:p>
        </text:list-item>
      </text:list>
      <text:list xml:id="list1592141961" text:style-name="L327">
        <text:list-item>
          <text:p text:style-name="P365">оперативное личное удостоверение; </text:p>
        </text:list-item>
      </text:list>
      <text:list xml:id="list3770260684" text:style-name="L328">
        <text:list-item>
          <text:p text:style-name="P366">удостоверение работника Министерства обороны; </text:p>
        </text:list-item>
      </text:list>
      <text:list xml:id="list1115181548" text:style-name="L329">
        <text:list-item>
          <text:p text:style-name="P367">оперативные служебные удостоверения работников разных государственных учреждений; </text:p>
        </text:list-item>
      </text:list>
      <text:list xml:id="list115597034" text:style-name="L330">
        <text:list-item>
          <text:p text:style-name="P95">другие вспомогательные разведывательные документы.</text:p>
        </text:list-item>
      </text:list>
      <text:p text:style-name="P1">245. Личные оперативные документы используются прежде всего для предъявления во время контактов с разрабатываемыми лицами, для служебных контактов с учреждениями и организациями в тех случаях, когда предъявление собственных документов нецелесообразно или нежелательно. Оперативные служебные удостоверения разных учреждений могут использоваться также при проезде средствами государственного транспорта, во время регистрации в гостиницах и в других ситуациях, продиктованных характером выполняемых служебных заданий. Оперативные личные удостоверения нельзя использовать в целях, не связанных с выполнением оперативных заданий. Подробные правила пользования оперативными документами изложены в особых предписаниях.</text:p>
      <text:p text:style-name="P1">246. На покрытие расходов, связанных с ведением разведывательной деятельности внутри страны и за границей, оперативный сектор II Управления Генерального штаба ВП имеет в своем распоряжении оперативные фонды в польских злотых и в валюте. Расходование фондов осуществляется на основе бюджетов отдельных организационных ячеек сектора и согласно соответствующим финансовым предписаниям. Лицо, принимающее решение по делам финансовых расходов, должно в каждом случае учитывать их целесообразность и необходимость рационального использования фонда.</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ambria" svg:font-family="Cambria" style:font-family-generic="roman"/>
    <style:font-face style:name="Times New Roman" svg:font-family="'Times New Roman'" style:font-family-generic="roman"/>
    <style:font-face style:name="Arial" svg:font-family="Arial" style:font-family-generic="swiss"/>
    <style:font-face style:name="Noto Sans Devanagari UI" svg:font-family="'Noto Sans Devanagari UI'"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ru" fo:country="RU" style:letter-kerning="true" style:font-name-asian="Times New Roma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loext:opacity="0%" style:font-name="Arial" fo:font-size="12pt" fo:language="ru" fo:country="RU" style:letter-kerning="true" style:font-name-asian="Times New Roma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mbria" fo:font-family="Cambria" style:font-family-generic="roman" style:font-name-asian="Cambria" style:font-family-asian="Cambria" style:font-family-generic-asian="roman" style:font-size-asian="12pt" style:font-name-complex="Noto Sans Devanagari UI" style:font-family-complex="'Noto Sans Devanagari U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Arial" fo:font-family="Arial" style:font-family-generic="swiss" fo:font-size="12pt" fo:font-style="italic" style:font-name-asian="Times New Roman" style:font-family-asian="'Times New Roman'" style:font-family-generic-asian="roman"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Times New Roman" style:font-family-asian="'Times New Roman'" style:font-family-generic-asian="roman"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51mm" style:type="center"/>
          <style:tab-stop style:position="175.01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10mm" fo:margin-bottom="10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style:header-style>
      <style:footer-style>
        <style:header-footer-properties fo:min-height="9.98mm" fo:margin-left="0mm" fo:margin-right="0mm" fo:margin-top="4.99mm" fo:background-color="transparent" style:dynamic-spacing="false" draw:fill="non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6T09:50:33.584000000</meta:creation-date>
    <meta:editing-duration>P0D</meta:editing-duration>
    <meta:editing-cycles>1</meta:editing-cycles>
    <meta:generator>LibreOffice/7.0.1.2$Windows_x86 LibreOffice_project/7cbcfc562f6eb6708b5ff7d7397325de9e764452</meta:generator>
    <meta:document-statistic meta:table-count="0" meta:image-count="0" meta:object-count="0" meta:page-count="58" meta:paragraph-count="783" meta:word-count="17901" meta:character-count="148584" meta:non-whitespace-character-count="131196"/>
  </office:meta>
</office:document-meta>
</file>